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559ec" officeooo:paragraph-rsid="001559ec" style:font-weight-asian="bold" style:font-weight-complex="bold"/>
    </style:style>
    <style:style style:name="P2" style:family="paragraph" style:parent-style-name="Standard">
      <style:text-properties fo:language="ru" fo:country="RU" officeooo:rsid="001559ec" officeooo:paragraph-rsid="001559ec"/>
    </style:style>
    <style:style style:name="P3" style:family="paragraph" style:parent-style-name="Standard" style:list-style-name="L1">
      <style:text-properties fo:language="ru" fo:country="RU" officeooo:rsid="001720b4" officeooo:paragraph-rsid="001720b4"/>
    </style:style>
    <style:style style:name="P4" style:family="paragraph" style:parent-style-name="Standard">
      <style:text-properties fo:language="ru" fo:country="RU" fo:font-weight="bold" officeooo:rsid="001559ec" officeooo:paragraph-rsid="001559ec" style:font-weight-asian="bold" style:font-weight-complex="bold"/>
    </style:style>
    <style:style style:name="P5" style:family="paragraph" style:parent-style-name="Standard">
      <style:text-properties fo:language="ru" fo:country="RU" fo:font-weight="bold" officeooo:rsid="00192a66" officeooo:paragraph-rsid="00192a66" style:font-weight-asian="bold" style:font-weight-complex="bold"/>
    </style:style>
    <style:style style:name="P6" style:family="paragraph" style:parent-style-name="Standard">
      <style:text-properties fo:font-size="14pt" fo:language="ru" fo:country="RU" fo:font-weight="bold" officeooo:rsid="001559ec" officeooo:paragraph-rsid="001559ec" style:font-size-asian="14pt" style:font-weight-asian="bold" style:font-size-complex="14pt" style:font-weight-complex="bold"/>
    </style:style>
    <style:style style:name="P7" style:family="paragraph" style:parent-style-name="Standard">
      <style:text-properties fo:language="en" fo:country="US" officeooo:rsid="001860a0" officeooo:paragraph-rsid="001860a0"/>
    </style:style>
    <style:style style:name="P8" style:family="paragraph" style:parent-style-name="Standard">
      <style:text-properties fo:language="en" fo:country="US" officeooo:rsid="00192a66" officeooo:paragraph-rsid="00192a66"/>
    </style:style>
    <style:style style:name="P9" style:family="paragraph" style:parent-style-name="Standard">
      <style:paragraph-properties fo:break-before="page"/>
      <style:text-properties fo:language="ru" fo:country="RU" officeooo:rsid="001559ec" officeooo:paragraph-rsid="001559ec"/>
    </style:style>
    <style:style style:name="P10" style:family="paragraph">
      <loext:graphic-properties draw:fill="none" draw:fill-color="#729fcf" draw:fill-gradient-name="Gradient_20_7" draw:fill-hatch-name="Hatching_20_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draw:fill-gradient-name="Gradient_20_7" draw:fill-hatch-name="Hatching_20_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draw:fill-gradient-name="Gradient_20_7" draw:fill-hatch-name="Hatching_20_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16" style:family="paragraph">
      <loext:graphic-properties draw:fill="none" draw:fill-color="#729fcf" draw:fill-gradient-name="Gradient_20_7" draw:fill-hatch-name="Hatching_20_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bold" style:letter-kerning="true" style:font-name-asian="Droid Sans Fallback" style:font-size-asian="6pt" style:font-style-asian="normal" style:font-weight-asian="bold" style:font-name-complex="Droid Sans Devanagari" style:font-size-complex="6pt" style:font-style-complex="normal" style:font-weight-complex="bold" style:text-emphasize="none" style:font-relief="none" style:text-overline-style="none" style:text-overline-color="font-color"/>
    </style:style>
    <style:style style:name="P17" style:family="paragraph">
      <loext:graphic-properties draw:fill="solid" draw:fill-color="#ffffff" draw:fill-gradient-name="Gradient_20_7" draw:fill-hatch-name="Hatching_20_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draw:fill-gradient-name="Gradient_20_7" draw:fill-hatch-name="Hatching_20_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ffff" draw:fill-gradient-name="Gradient_20_7" draw:fill-hatch-name="Hatching_20_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bold" style:letter-kerning="true" style:font-name-asian="Droid Sans Fallback" style:font-size-asian="6pt" style:font-style-asian="normal" style:font-weight-asian="bold" style:font-name-complex="Droid Sans Devanagari" style:font-size-complex="6pt" style:font-style-complex="normal" style:font-weight-complex="bold" style:text-emphasize="none" style:font-relief="none" style:text-overline-style="none" style:text-overline-color="font-color"/>
    </style:style>
    <style:style style:name="P21" style:family="paragraph">
      <loext:graphic-properties draw:fill="solid" draw:fill-color="#ffffff" draw:fill-gradient-name="Gradient_20_7" draw:fill-hatch-name="Hatching_20_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draw:fill-gradient-name="Gradient_20_7" draw:fill-hatch-name="Hatching_20_1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draw:fill-gradient-name="Gradient_20_7" draw:fill-hatch-name="Hatching_20_1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000000"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draw:fill-gradient-name="Gradient_20_7" draw:fill-hatch-name="Hatching_20_1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draw:fill-gradient-name="Gradient_20_7" draw:fill-hatch-name="Hatching_20_1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729fcf" draw:fill-gradient-name="Gradient_20_7" draw:fill-hatch-name="Hatching_20_1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729fcf" draw:fill-gradient-name="Gradient_20_7" draw:fill-hatch-name="Hatching_20_1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draw:fill-gradient-name="Gradient_20_7" draw:fill-hatch-name="Hatching_20_1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draw:fill-gradient-name="Gradient_20_7" draw:fill-hatch-name="Hatching_20_1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draw:fill-gradient-name="Gradient_20_7" draw:fill-hatch-name="Hatching_20_1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draw:fill-gradient-name="Gradient_20_7" draw:fill-hatch-name="Hatching_20_1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draw:fill-gradient-name="Gradient_20_7" draw:fill-hatch-name="Hatching_20_2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ffff" draw:fill-gradient-name="Gradient_20_7" draw:fill-hatch-name="Hatching_20_2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ffff" draw:fill-gradient-name="Gradient_20_7" draw:fill-hatch-name="Hatching_20_2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start" fo:text-indent="0cm"/>
    </style:style>
    <style:style style:name="P3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bold" style:letter-kerning="true" style:font-name-asian="Droid Sans Fallback" style:font-size-asian="6pt" style:font-style-asian="normal" style:font-weight-asian="bold" style:font-name-complex="Droid Sans Devanagari" style:font-size-complex="6pt" style:font-style-complex="normal" style:font-weight-complex="bold" style:text-emphasize="none" style:font-relief="none" style:text-overline-style="none" style:text-overline-color="font-color"/>
    </style:style>
    <style:style style:name="P38" style:family="paragraph">
      <loext:graphic-properties draw:fill="solid" draw:fill-color="#ffffff" draw:fill-gradient-name="Gradient_20_7" draw:fill-hatch-name="Hatching_20_2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draw:fill-gradient-name="Gradient_20_7" draw:fill-hatch-name="Hatching_20_2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40" style:family="paragraph">
      <loext:graphic-properties draw:fill="none" draw:fill-color="#729fcf" draw:fill-gradient-name="Gradient_20_7" draw:fill-hatch-name="Hatching_20_2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draw:fill-gradient-name="Gradient_20_7" draw:fill-hatch-name="Hatching_20_2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729fcf" draw:fill-gradient-name="Gradient_20_7" draw:fill-hatch-name="Hatching_20_2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draw:fill-gradient-name="Gradient_20_7" draw:fill-hatch-name="Hatching_20_2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draw:fill-gradient-name="Gradient_20_7" draw:fill-hatch-name="Hatching_20_2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45" style:family="paragraph">
      <loext:graphic-properties draw:fill="none" draw:fill-color="#729fcf" draw:fill-gradient-name="Gradient_20_7" draw:fill-hatch-name="Hatching_20_3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ffff" draw:fill-gradient-name="Gradient_20_7" draw:fill-hatch-name="Hatching_20_3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729fcf" draw:fill-gradient-name="Gradient_20_7" draw:fill-hatch-name="Hatching_20_3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729fcf" draw:fill-gradient-name="Gradient_20_7" draw:fill-hatch-name="Hatching_20_3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ffffff" draw:fill-gradient-name="Gradient_20_7" draw:fill-hatch-name="Hatching_20_3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51" style:family="paragraph">
      <loext:graphic-properties draw:fill="none" draw:fill-color="#729fcf" draw:fill-gradient-name="Gradient_20_7" draw:fill-hatch-name="Hatching_20_3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draw:fill-gradient-name="Gradient_20_7" draw:fill-hatch-name="Hatching_20_3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53" style:family="paragraph">
      <loext:graphic-properties draw:fill="none" draw:fill-color="#729fcf" draw:fill-gradient-name="Gradient_20_7" draw:fill-hatch-name="Hatching_20_3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729fcf" draw:fill-gradient-name="Gradient_20_7" draw:fill-hatch-name="Hatching_20_3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729fcf" draw:fill-gradient-name="Gradient_20_7" draw:fill-hatch-name="Hatching_20_3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ffffff" draw:fill-gradient-name="Gradient_20_7" draw:fill-hatch-name="Hatching_20_4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57" style:family="paragraph">
      <loext:graphic-properties draw:fill="none" draw:fill-color="#729fcf" draw:fill-gradient-name="Gradient_20_7" draw:fill-hatch-name="Hatching_20_4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729fcf" draw:fill-gradient-name="Gradient_20_7" draw:fill-hatch-name="Hatching_20_4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729fcf" draw:fill-gradient-name="Gradient_20_7" draw:fill-hatch-name="Hatching_20_4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draw:fill-gradient-name="Gradient_20_7" draw:fill-hatch-name="Hatching_20_4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draw:fill-gradient-name="Gradient_20_7" draw:fill-hatch-name="Hatching_20_4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729fcf" draw:fill-gradient-name="Gradient_20_7" draw:fill-hatch-name="Hatching_20_4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729fcf" draw:fill-gradient-name="Gradient_20_7" draw:fill-hatch-name="Hatching_20_4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draw:fill-gradient-name="Gradient_20_7" draw:fill-hatch-name="Hatching_20_4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729fcf" draw:fill-gradient-name="Gradient_20_7" draw:fill-hatch-name="Hatching_20_4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729fcf" draw:fill-gradient-name="Gradient_20_7" draw:fill-hatch-name="Hatching_20_5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729fcf" draw:fill-gradient-name="Gradient_20_7" draw:fill-hatch-name="Hatching_20_5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ffff" draw:fill-gradient-name="Gradient_20_7" draw:fill-hatch-name="Hatching_20_5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69" style:family="paragraph">
      <loext:graphic-properties draw:fill="solid" draw:fill-color="#ffffff" draw:fill-gradient-name="Gradient_20_7" draw:fill-hatch-name="Hatching_20_5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729fcf" draw:fill-gradient-name="Gradient_20_7" draw:fill-hatch-name="Hatching_20_5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ffff" draw:fill-gradient-name="Gradient_20_7" draw:fill-hatch-name="Hatching_20_5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729fcf" draw:fill-gradient-name="Gradient_20_7" draw:fill-hatch-name="Hatching_20_5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draw:fill-gradient-name="Gradient_20_7" draw:fill-hatch-name="Hatching_20_5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draw:fill-gradient-name="Gradient_20_7" draw:fill-hatch-name="Hatching_20_5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729fcf" draw:fill-gradient-name="Gradient_20_7" draw:fill-hatch-name="Hatching_20_5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draw:fill-gradient-name="Gradient_20_7" draw:fill-hatch-name="Hatching_20_6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draw:fill-gradient-name="Gradient_20_7" draw:fill-hatch-name="Hatching_20_6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729fcf" draw:fill-gradient-name="Gradient_20_7" draw:fill-hatch-name="Hatching_20_6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729fcf" draw:fill-gradient-name="Gradient_20_7" draw:fill-hatch-name="Hatching_20_6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729fcf" draw:fill-gradient-name="Gradient_20_7" draw:fill-hatch-name="Hatching_20_6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draw:fill-gradient-name="Gradient_20_7" draw:fill-hatch-name="Hatching_20_6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draw:fill-gradient-name="Gradient_20_7" draw:fill-hatch-name="Hatching_20_6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729fcf" draw:fill-gradient-name="Gradient_20_7" draw:fill-hatch-name="Hatching_20_6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draw:fill-gradient-name="Gradient_20_7" draw:fill-hatch-name="Hatching_20_6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729fcf" draw:fill-gradient-name="Gradient_20_7" draw:fill-hatch-name="Hatching_20_6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729fcf" draw:fill-gradient-name="Gradient_20_7" draw:fill-hatch-name="Hatching_20_7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draw:fill-gradient-name="Gradient_20_7" draw:fill-hatch-name="Hatching_20_7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729fcf" draw:fill-gradient-name="Gradient_20_7" draw:fill-hatch-name="Hatching_20_7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729fcf" draw:fill-gradient-name="Gradient_20_7" draw:fill-hatch-name="Hatching_20_7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draw:fill-gradient-name="Gradient_20_7" draw:fill-hatch-name="Hatching_20_7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729fcf" draw:fill-gradient-name="Gradient_20_7" draw:fill-hatch-name="Hatching_20_7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gradient-name="Gradient_20_7" draw:fill-hatch-name="Hatching_20_7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729fcf" draw:fill-gradient-name="Gradient_20_7" draw:fill-hatch-name="Hatching_20_7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draw:fill-gradient-name="Gradient_20_7" draw:fill-hatch-name="Hatching_20_7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729fcf" draw:fill-gradient-name="Gradient_20_7" draw:fill-hatch-name="Hatching_20_7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draw:fill-gradient-name="Gradient_20_7" draw:fill-hatch-name="Hatching_20_8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draw:fill-gradient-name="Gradient_20_7" draw:fill-hatch-name="Hatching_20_8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draw:fill-gradient-name="Gradient_20_7" draw:fill-hatch-name="Hatching_20_8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draw:fill-gradient-name="Gradient_20_7" draw:fill-hatch-name="Hatching_20_8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29fcf" draw:fill-gradient-name="Gradient_20_7" draw:fill-hatch-name="Hatching_20_8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draw:fill-gradient-name="Gradient_20_7" draw:fill-hatch-name="Hatching_20_8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draw:fill-gradient-name="Gradient_20_7" draw:fill-hatch-name="Hatching_20_8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draw:fill-gradient-name="Gradient_20_7" draw:fill-hatch-name="Hatching_20_8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729fcf" draw:fill-gradient-name="Gradient_20_7" draw:fill-hatch-name="Hatching_20_8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729fcf" draw:fill-gradient-name="Gradient_20_7" draw:fill-hatch-name="Hatching_20_8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ff" draw:fill-gradient-name="Gradient_20_7" draw:fill-hatch-name="Hatching_20_9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729fcf" draw:fill-gradient-name="Gradient_20_7" draw:fill-hatch-name="Hatching_20_9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draw:fill-gradient-name="Gradient_20_7" draw:fill-hatch-name="Hatching_20_9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ffffff" draw:fill-gradient-name="Gradient_20_7" draw:fill-hatch-name="Hatching_20_9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729fcf" draw:fill-gradient-name="Gradient_20_7" draw:fill-hatch-name="Hatching_20_9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ffffff" draw:fill-gradient-name="Gradient_20_7" draw:fill-hatch-name="Hatching_20_9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113" style:family="paragraph">
      <loext:graphic-properties draw:fill="none" draw:fill-color="#729fcf" draw:fill-gradient-name="Gradient_20_7" draw:fill-hatch-name="Hatching_20_9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729fcf" draw:fill-gradient-name="Gradient_20_7" draw:fill-hatch-name="Hatching_20_9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ffffff" draw:fill-gradient-name="Gradient_20_7" draw:fill-hatch-name="Hatching_20_9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ffffff" draw:fill-gradient-name="Gradient_20_7" draw:fill-hatch-name="Hatching_20_9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ffffff" draw:fill-gradient-name="Gradient_20_7" draw:fill-hatch-name="Hatching_20_10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729fcf" draw:fill-gradient-name="Gradient_20_7" draw:fill-hatch-name="Hatching_20_10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729fcf" draw:fill-gradient-name="Gradient_20_7" draw:fill-hatch-name="Hatching_20_10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ffffff" draw:fill-gradient-name="Gradient_20_7" draw:fill-hatch-name="Hatching_20_10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draw:fill-gradient-name="Gradient_20_7" draw:fill-hatch-name="Hatching_20_10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draw:fill-gradient-name="Gradient_20_7" draw:fill-hatch-name="Hatching_20_10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729fcf" draw:fill-gradient-name="Gradient_20_7" draw:fill-hatch-name="Hatching_20_10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draw:fill-gradient-name="Gradient_20_7" draw:fill-hatch-name="Hatching_20_10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729fcf" draw:fill-gradient-name="Gradient_20_7" draw:fill-hatch-name="Hatching_20_10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draw:fill-gradient-name="Gradient_20_7" draw:fill-hatch-name="Hatching_20_10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draw:fill-gradient-name="Gradient_20_7" draw:fill-hatch-name="Hatching_20_11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ffffff" draw:fill-gradient-name="Gradient_20_7" draw:fill-hatch-name="Hatching_20_11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129" style:family="paragraph">
      <loext:graphic-properties draw:fill="solid" draw:fill-color="#ffffff" draw:fill-gradient-name="Gradient_20_7" draw:fill-hatch-name="Hatching_20_11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130" style:family="paragraph">
      <loext:graphic-properties draw:fill="solid" draw:fill-color="#ffffff" draw:fill-gradient-name="Gradient_20_7" draw:fill-hatch-name="Hatching_20_11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ffffff" draw:fill-gradient-name="Gradient_20_7" draw:fill-hatch-name="Hatching_20_11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ffffff" draw:fill-gradient-name="Gradient_20_7" draw:fill-hatch-name="Hatching_20_11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ffff" draw:fill-gradient-name="Gradient_20_7" draw:fill-hatch-name="Hatching_20_11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729fcf" draw:fill-gradient-name="Gradient_20_7" draw:fill-hatch-name="Hatching_20_11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bold" style:letter-kerning="true" style:font-name-asian="Droid Sans Fallback" style:font-size-asian="6pt" style:font-style-asian="normal" style:font-weight-asian="bold" style:font-name-complex="Droid Sans Devanagari" style:font-size-complex="6pt" style:font-style-complex="normal" style:font-weight-complex="bold" style:text-emphasize="none" style:font-relief="none" style:text-overline-style="none" style:text-overline-color="font-color"/>
    </style:style>
    <style:style style:name="P135" style:family="paragraph">
      <loext:graphic-properties draw:fill="none" draw:fill-color="#729fcf" draw:fill-gradient-name="Gradient_20_7" draw:fill-hatch-name="Hatching_20_11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729fcf" draw:fill-gradient-name="Gradient_20_7" draw:fill-hatch-name="Hatching_20_11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7" style:family="paragraph">
      <loext:graphic-properties draw:fill="none" draw:fill-color="#729fcf" draw:fill-gradient-name="Gradient_20_7" draw:fill-hatch-name="Hatching_20_12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729fcf" draw:fill-gradient-name="Gradient_20_7" draw:fill-hatch-name="Hatching_20_12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729fcf" draw:fill-gradient-name="Gradient_20_7" draw:fill-hatch-name="Hatching_20_12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729fcf" draw:fill-gradient-name="Gradient_20_7" draw:fill-hatch-name="Hatching_20_12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729fcf" draw:fill-gradient-name="Gradient_20_7" draw:fill-hatch-name="Hatching_20_12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729fcf" draw:fill-gradient-name="Gradient_20_7" draw:fill-hatch-name="Hatching_20_12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729fcf" draw:fill-gradient-name="Gradient_20_7" draw:fill-hatch-name="Hatching_20_12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729fcf" draw:fill-gradient-name="Gradient_20_7" draw:fill-hatch-name="Hatching_20_12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729fcf" draw:fill-gradient-name="Gradient_20_7" draw:fill-hatch-name="Hatching_20_12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6" style:family="paragraph">
      <loext:graphic-properties draw:fill="none" draw:fill-color="#729fcf" draw:fill-gradient-name="Gradient_20_7" draw:fill-hatch-name="Hatching_20_12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729fcf" draw:fill-gradient-name="Gradient_20_7" draw:fill-hatch-name="Hatching_20_13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729fcf" draw:fill-gradient-name="Gradient_20_7" draw:fill-hatch-name="Hatching_20_13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49" style:family="paragraph">
      <loext:graphic-properties draw:fill="none" draw:fill-color="#729fcf" draw:fill-gradient-name="Gradient_20_7" draw:fill-hatch-name="Hatching_20_13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0" style:family="paragraph">
      <loext:graphic-properties draw:fill="none" draw:fill-color="#729fcf" draw:fill-gradient-name="Gradient_20_7" draw:fill-hatch-name="Hatching_20_13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729fcf" draw:fill-gradient-name="Gradient_20_7" draw:fill-hatch-name="Hatching_20_13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729fcf" draw:fill-gradient-name="Gradient_20_7" draw:fill-hatch-name="Hatching_20_13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3" style:family="paragraph">
      <loext:graphic-properties draw:fill="none" draw:fill-color="#729fcf" draw:fill-gradient-name="Gradient_20_7" draw:fill-hatch-name="Hatching_20_13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729fcf" draw:fill-gradient-name="Gradient_20_7" draw:fill-hatch-name="Hatching_20_13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729fcf" draw:fill-gradient-name="Gradient_20_7" draw:fill-hatch-name="Hatching_20_13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729fcf" draw:fill-gradient-name="Gradient_20_7" draw:fill-hatch-name="Hatching_20_13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729fcf" draw:fill-gradient-name="Gradient_20_7" draw:fill-hatch-name="Hatching_20_14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8" style:family="paragraph">
      <loext:graphic-properties draw:fill="none" draw:fill-color="#729fcf" draw:fill-gradient-name="Gradient_20_7" draw:fill-hatch-name="Hatching_20_14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729fcf" draw:fill-gradient-name="Gradient_20_7" draw:fill-hatch-name="Hatching_20_14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0" style:family="paragraph">
      <loext:graphic-properties draw:fill="none" draw:fill-color="#729fcf" draw:fill-gradient-name="Gradient_20_7" draw:fill-hatch-name="Hatching_20_14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1" style:family="paragraph">
      <loext:graphic-properties draw:fill="none" draw:fill-color="#729fcf" draw:fill-gradient-name="Gradient_20_7" draw:fill-hatch-name="Hatching_20_14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2" style:family="paragraph">
      <loext:graphic-properties draw:fill="none" draw:fill-color="#729fcf" draw:fill-gradient-name="Gradient_20_7" draw:fill-hatch-name="Hatching_20_14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3" style:family="paragraph">
      <loext:graphic-properties draw:fill="none" draw:fill-color="#729fcf" draw:fill-gradient-name="Gradient_20_7" draw:fill-hatch-name="Hatching_20_14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4" style:family="paragraph">
      <loext:graphic-properties draw:fill="none" draw:fill-color="#729fcf" draw:fill-gradient-name="Gradient_20_7" draw:fill-hatch-name="Hatching_20_14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5" style:family="paragraph">
      <loext:graphic-properties draw:fill="none" draw:fill-color="#729fcf" draw:fill-gradient-name="Gradient_20_7" draw:fill-hatch-name="Hatching_20_14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729fcf" draw:fill-gradient-name="Gradient_20_7" draw:fill-hatch-name="Hatching_20_14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7" style:family="paragraph">
      <loext:graphic-properties draw:fill="none" draw:fill-color="#729fcf" draw:fill-gradient-name="Gradient_20_7" draw:fill-hatch-name="Hatching_20_15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729fcf" draw:fill-gradient-name="Gradient_20_7" draw:fill-hatch-name="Hatching_20_15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729fcf" draw:fill-gradient-name="Gradient_20_7" draw:fill-hatch-name="Hatching_20_15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none" draw:fill-color="#729fcf" draw:fill-gradient-name="Gradient_20_7" draw:fill-hatch-name="Hatching_20_15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729fcf" draw:fill-gradient-name="Gradient_20_7" draw:fill-hatch-name="Hatching_20_15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729fcf" draw:fill-gradient-name="Gradient_20_7" draw:fill-hatch-name="Hatching_20_15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729fcf" draw:fill-gradient-name="Gradient_20_7" draw:fill-hatch-name="Hatching_20_15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729fcf" draw:fill-gradient-name="Gradient_20_7" draw:fill-hatch-name="Hatching_20_15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729fcf" draw:fill-gradient-name="Gradient_20_7" draw:fill-hatch-name="Hatching_20_15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none" draw:fill-color="#729fcf" draw:fill-gradient-name="Gradient_20_7" draw:fill-hatch-name="Hatching_20_15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729fcf" draw:fill-gradient-name="Gradient_20_7" draw:fill-hatch-name="Hatching_20_16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8" style:family="paragraph">
      <loext:graphic-properties draw:fill="none" draw:fill-color="#729fcf" draw:fill-gradient-name="Gradient_20_7" draw:fill-hatch-name="Hatching_20_16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729fcf" draw:fill-gradient-name="Gradient_20_7" draw:fill-hatch-name="Hatching_20_16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0" style:family="paragraph">
      <loext:graphic-properties draw:fill="none" draw:fill-color="#729fcf" draw:fill-gradient-name="Gradient_20_7" draw:fill-hatch-name="Hatching_20_16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1" style:family="paragraph">
      <loext:graphic-properties draw:fill="none" draw:fill-color="#729fcf" draw:fill-gradient-name="Gradient_20_7" draw:fill-hatch-name="Hatching_20_16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2" style:family="paragraph">
      <loext:graphic-properties draw:fill="none" draw:fill-color="#729fcf" draw:fill-gradient-name="Gradient_20_7" draw:fill-hatch-name="Hatching_20_16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3" style:family="paragraph">
      <loext:graphic-properties draw:fill="none" draw:fill-color="#729fcf" draw:fill-gradient-name="Gradient_20_7" draw:fill-hatch-name="Hatching_20_16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4" style:family="paragraph">
      <loext:graphic-properties draw:fill="none" draw:fill-color="#729fcf" draw:fill-gradient-name="Gradient_20_7" draw:fill-hatch-name="Hatching_20_167"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none" draw:fill-color="#729fcf" draw:fill-gradient-name="Gradient_20_7" draw:fill-hatch-name="Hatching_20_168"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6" style:family="paragraph">
      <loext:graphic-properties draw:fill="none" draw:fill-color="#729fcf" draw:fill-gradient-name="Gradient_20_7" draw:fill-hatch-name="Hatching_20_169"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7" style:family="paragraph">
      <loext:graphic-properties draw:fill="none" draw:fill-color="#729fcf" draw:fill-gradient-name="Gradient_20_7" draw:fill-hatch-name="Hatching_20_170"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8" style:family="paragraph">
      <loext:graphic-properties draw:fill="none" draw:fill-color="#729fcf" draw:fill-gradient-name="Gradient_20_7" draw:fill-hatch-name="Hatching_20_171"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89" style:family="paragraph">
      <loext:graphic-properties draw:fill="none" draw:fill-color="#729fcf" draw:fill-gradient-name="Gradient_20_7" draw:fill-hatch-name="Hatching_20_172"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none" draw:fill-color="#729fcf" draw:fill-gradient-name="Gradient_20_7" draw:fill-hatch-name="Hatching_20_173"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729fcf" draw:fill-gradient-name="Gradient_20_7" draw:fill-hatch-name="Hatching_20_174"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729fcf" draw:fill-gradient-name="Gradient_20_7" draw:fill-hatch-name="Hatching_20_175"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729fcf" draw:fill-gradient-name="Gradient_20_7" draw:fill-hatch-name="Hatching_20_176" draw:fill-image-name="Bitmape_20_1"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bold" style:letter-kerning="true" style:font-name-asian="Droid Sans Fallback" style:font-size-asian="6pt" style:font-style-asian="normal" style:font-weight-asian="bold" style:font-name-complex="Droid Sans Devanagari" style:font-size-complex="6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draw:stroke-dash="Dashed_20__28_var_29__20_3" svg:stroke-width="0.049cm" svg:stroke-color="#000000" draw:marker-start-width="0.229cm" draw:marker-start-center="false" draw:marker-end="Circle" draw:marker-end-width="0.229cm" draw:marker-end-center="false" draw:fill="none" draw:fill-color="#729fcf" draw:fill-gradient-name="Gradient_20_7" draw:fill-hatch-name="Hatching_20_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draw:stroke-dash="Ultrafine_20_Dashed" svg:stroke-width="0.049cm" svg:stroke-color="#000000" draw:marker-start-width="0.275cm" draw:marker-start-center="false" draw:marker-end-width="0.275cm" draw:marker-end-center="false" draw:fill="none" draw:fill-color="#729fcf" draw:fill-gradient-name="Gradient_20_7" draw:fill-hatch-name="Hatching_20_2" draw:fill-image-name="Bitmape_20_1" draw:fill-image-width="0cm" draw:fill-image-height="0cm" draw:textarea-horizontal-align="justify" draw:textarea-vertical-align="middle" fo:padding-top="-0.346cm" fo:padding-bottom="-0.346cm" fo:padding-left="-0.223cm" fo:padding-right="-0.223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000000" draw:marker-start-width="0.275cm" draw:marker-start-center="false" draw:marker-end-width="0.275cm" draw:marker-end-center="false" draw:fill="solid" draw:fill-color="#ffffff" draw:fill-gradient-name="Gradient_20_7" draw:fill-hatch-name="Hatching_20_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5" svg:stroke-width="0.049cm" svg:stroke-color="#000000" draw:marker-start-width="0.275cm" draw:marker-start-center="false" draw:marker-end-width="0.275cm" draw:marker-end-center="false" draw:fill="solid" draw:fill-color="#ffffff" draw:fill-gradient-name="Gradient_20_7" draw:fill-hatch-name="Hatching_20_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79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6" svg:stroke-width="0.049cm" svg:stroke-color="#000000" draw:marker-start-width="0.355cm" draw:marker-start-center="false" draw:marker-end-width="0.355cm" draw:marker-end-center="false" draw:fill="none" draw:fill-color="#729fcf" draw:fill-gradient-name="Gradient_20_7" draw:fill-hatch-name="Hatching_20_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draw:stroke-dash="Dashed_20__28_var_29__20_7" svg:stroke-width="0.049cm" svg:stroke-color="#000000" draw:marker-start-width="0.275cm" draw:marker-start-center="false" draw:marker-end-width="0.275cm" draw:marker-end-center="false" draw:fill="solid" draw:fill-color="#ffffff" draw:fill-gradient-name="Gradient_20_7" draw:fill-hatch-name="Hatching_20_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draw:stroke-dash="Dashed_20__28_var_29__20_8" svg:stroke-width="0.049cm" svg:stroke-color="#000000" draw:marker-start-width="0.275cm" draw:marker-start-center="false" draw:marker-end-width="0.275cm" draw:marker-end-center="false" draw:fill="solid" draw:fill-color="#ffffff" draw:fill-gradient-name="Gradient_20_7" draw:fill-hatch-name="Hatching_20_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draw:stroke-dash="Dashed_20__28_var_29__20_9" svg:stroke-width="0.049cm" svg:stroke-color="#000000" draw:marker-start-width="0.275cm" draw:marker-start-center="false" draw:marker-end-width="0.275cm" draw:marker-end-center="false" draw:fill="solid" draw:fill-color="#ffffff" draw:fill-gradient-name="Gradient_20_7" draw:fill-hatch-name="Hatching_20_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32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70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6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6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0" svg:stroke-width="0.049cm" svg:stroke-color="#000000" draw:marker-start-width="0.275cm" draw:marker-start-center="false" draw:marker-end-width="0.275cm" draw:marker-end-center="false" draw:fill="solid" draw:fill-color="#ffffff" draw:fill-gradient-name="Gradient_20_7" draw:fill-hatch-name="Hatching_20_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1" svg:stroke-width="0.049cm" svg:stroke-color="#000000" draw:marker-start-width="0.275cm" draw:marker-start-center="false" draw:marker-end-width="0.275cm" draw:marker-end-center="false" draw:fill="solid" draw:fill-color="#ffffff" draw:fill-gradient-name="Gradient_20_7" draw:fill-hatch-name="Hatching_20_1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713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12" svg:stroke-width="0.049cm" svg:stroke-color="#000000" draw:marker-start-width="0.199cm" draw:marker-start-center="false" draw:marker-end-width="0.199cm" draw:marker-end-center="false" draw:fill="none" draw:fill-color="#729fcf" draw:fill-gradient-name="Gradient_20_7" draw:fill-hatch-name="Hatching_20_1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solid" draw:stroke-dash="Dashed_20__28_var_29__20_13" svg:stroke-width="0.049cm" svg:stroke-color="#000000" draw:marker-start-width="0.199cm" draw:marker-start-center="false" draw:marker-end="Circle" draw:marker-end-width="0.229cm" draw:marker-end-center="false" draw:fill="none" draw:fill-color="#729fcf" draw:fill-gradient-name="Gradient_20_7" draw:fill-hatch-name="Hatching_20_1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solid" draw:stroke-dash="Dashed_20__28_var_29__20_14" svg:stroke-width="0.049cm" svg:stroke-color="#000000" draw:marker-start-width="0.199cm" draw:marker-start-center="false" draw:marker-end-width="0.199cm" draw:marker-end-center="false" draw:fill="none" draw:fill-color="#729fcf" draw:fill-gradient-name="Gradient_20_7" draw:fill-hatch-name="Hatching_20_1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draw:stroke-dash="Dashed_20__28_var_29__20_15" svg:stroke-width="0.049cm" svg:stroke-color="#000000" draw:marker-start-width="0.199cm" draw:marker-start-center="false" draw:marker-end-width="0.199cm" draw:marker-end-center="false" draw:fill="none" draw:fill-color="#729fcf" draw:fill-gradient-name="Gradient_20_7" draw:fill-hatch-name="Hatching_20_1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solid" draw:stroke-dash="Dashed_20__28_var_29__20_16" svg:stroke-width="0.049cm" svg:stroke-color="#000000" draw:marker-start-width="0.199cm" draw:marker-start-center="false" draw:marker-end-width="0.199cm" draw:marker-end-center="false" draw:fill="none" draw:fill-color="#729fcf" draw:fill-gradient-name="Gradient_20_7" draw:fill-hatch-name="Hatching_20_1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solid" draw:stroke-dash="Dashed_20__28_var_29__20_17" svg:stroke-width="0.049cm" svg:stroke-color="#000000" draw:marker-start-width="0.199cm" draw:marker-start-center="false" draw:marker-end-width="0.199cm" draw:marker-end-center="false" draw:fill="none" draw:fill-color="#729fcf" draw:fill-gradient-name="Gradient_20_7" draw:fill-hatch-name="Hatching_20_1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solid" draw:stroke-dash="Dashed_20__28_var_29__20_18" svg:stroke-width="0.049cm" svg:stroke-color="#000000" draw:marker-start-width="0.199cm" draw:marker-start-center="false" draw:marker-end-width="0.199cm" draw:marker-end-center="false" draw:fill="none" draw:fill-color="#729fcf" draw:fill-gradient-name="Gradient_20_7" draw:fill-hatch-name="Hatching_20_1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solid" draw:stroke-dash="Dashed_20__28_var_29__20_19" svg:stroke-width="0.049cm" svg:stroke-color="#000000" draw:marker-start-width="0.199cm" draw:marker-start-center="false" draw:marker-end-width="0.199cm" draw:marker-end-center="false" draw:fill="none" draw:fill-color="#729fcf" draw:fill-gradient-name="Gradient_20_7" draw:fill-hatch-name="Hatching_20_1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5" style:family="graphic">
      <style:graphic-properties draw:stroke="solid" draw:stroke-dash="Dashed_20__28_var_29__20_20" svg:stroke-width="0.049cm" svg:stroke-color="#000000" draw:marker-start-width="0.199cm" draw:marker-start-center="false" draw:marker-end-width="0.199cm" draw:marker-end-center="false" draw:fill="none" draw:fill-color="#729fcf" draw:fill-gradient-name="Gradient_20_7" draw:fill-hatch-name="Hatching_20_1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6" style:family="graphic">
      <style:graphic-properties draw:stroke="solid" draw:stroke-dash="Dashed_20__28_var_29__20_21" svg:stroke-width="0.049cm" svg:stroke-color="#000000" draw:marker-start-width="0.199cm" draw:marker-start-center="false" draw:marker-end-width="0.199cm" draw:marker-end-center="false" draw:fill="none" draw:fill-color="#729fcf" draw:fill-gradient-name="Gradient_20_7" draw:fill-hatch-name="Hatching_20_2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7" style:family="graphic">
      <style:graphic-properties draw:stroke="solid" draw:stroke-dash="Dashed_20__28_var_29__20_22" svg:stroke-width="0.049cm" svg:stroke-color="#000000" draw:marker-start-width="0.275cm" draw:marker-start-center="false" draw:marker-end-width="0.275cm" draw:marker-end-center="false" draw:fill="solid" draw:fill-color="#ffffff" draw:fill-gradient-name="Gradient_20_7" draw:fill-hatch-name="Hatching_20_2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22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41" style:family="graphic">
      <style:graphic-properties draw:stroke="solid" draw:stroke-dash="Dashed_20__28_var_29__20_23" svg:stroke-width="0.049cm" svg:stroke-color="#000000" draw:marker-start-width="0.355cm" draw:marker-start-center="false" draw:marker-end-width="0.355cm" draw:marker-end-center="false" draw:fill="solid" draw:fill-color="#ffffff" draw:fill-gradient-name="Gradient_20_7" draw:fill-hatch-name="Hatching_20_2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2cm" fo:min-width="0.5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09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24" svg:stroke-width="0.049cm" svg:stroke-color="#000000" draw:marker-start-width="0.275cm" draw:marker-start-center="false" draw:marker-end-width="0.275cm" draw:marker-end-center="false" draw:fill="solid" draw:fill-color="#ffffff" draw:fill-gradient-name="Gradient_20_7" draw:fill-hatch-name="Hatching_20_2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8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49" style:family="graphic">
      <style:graphic-properties draw:stroke="solid" draw:stroke-dash="Dashed_20__28_var_29__20_25" svg:stroke-width="0.049cm" svg:stroke-color="#000000" draw:marker-start-width="0.355cm" draw:marker-start-center="false" draw:marker-end-width="0.355cm" draw:marker-end-center="false" draw:fill="solid" draw:fill-color="#ffffff" draw:fill-gradient-name="Gradient_20_7" draw:fill-hatch-name="Hatching_20_2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2cm" fo:min-width="0.534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092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26" svg:stroke-width="0.049cm" svg:stroke-color="#000000" draw:marker-start-width="0.199cm" draw:marker-start-center="false" draw:marker-end-width="0.199cm" draw:marker-end-center="false" draw:fill="none" draw:fill-color="#729fcf" draw:fill-gradient-name="Gradient_20_7" draw:fill-hatch-name="Hatching_20_2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Arrow"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55" style:family="graphic">
      <style:graphic-properties draw:stroke="none" svg:stroke-width="0cm" svg:stroke-color="#000000" draw:marker-start="Circle" draw:marker-start-width="0.22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56"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57" style:family="graphic">
      <style:graphic-properties draw:stroke="solid" draw:stroke-dash="Dashed_20__28_var_29__20_27" svg:stroke-width="0.049cm" svg:stroke-color="#000000" draw:marker-start-width="0.199cm" draw:marker-start-center="false" draw:marker-end="Circle" draw:marker-end-width="0.229cm" draw:marker-end-center="false" draw:fill="none" draw:fill-color="#729fcf" draw:fill-gradient-name="Gradient_20_7" draw:fill-hatch-name="Hatching_20_2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8" style:family="graphic">
      <style:graphic-properties draw:stroke="solid" draw:stroke-dash="Dashed_20__28_var_29__20_28" svg:stroke-width="0.049cm" svg:stroke-color="#000000" draw:marker-start-width="0.199cm" draw:marker-start-center="false" draw:marker-end="Circle" draw:marker-end-width="0.229cm" draw:marker-end-center="false" draw:fill="none" draw:fill-color="#729fcf" draw:fill-gradient-name="Gradient_20_7" draw:fill-hatch-name="Hatching_20_2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9" style:family="graphic">
      <style:graphic-properties draw:stroke="solid" draw:stroke-dash="Dashed_20__28_var_29__20_29" svg:stroke-width="0.049cm" svg:stroke-color="#000000" draw:marker-start="Circle" draw:marker-start-width="0.229cm" draw:marker-start-center="false" draw:marker-end="Circle" draw:marker-end-width="0.229cm" draw:marker-end-center="false" draw:fill="none" draw:fill-color="#729fcf" draw:fill-gradient-name="Gradient_20_7" draw:fill-hatch-name="Hatching_20_2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0" style:family="graphic">
      <style:graphic-properties draw:stroke="solid" draw:stroke-dash="Dashed_20__28_var_29__20_30" svg:stroke-width="0.049cm" svg:stroke-color="#000000" draw:marker-start-width="0.355cm" draw:marker-start-center="false" draw:marker-end-width="0.355cm" draw:marker-end-center="false" draw:fill="solid" draw:fill-color="#ffffff" draw:fill-gradient-name="Gradient_20_7" draw:fill-hatch-name="Hatching_20_2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1" style:family="graphic">
      <style:graphic-properties draw:stroke="solid" draw:stroke-dash="Dashed_20__28_var_29__20_31" svg:stroke-width="0.049cm" svg:stroke-color="#000000" draw:marker-start-width="0.199cm" draw:marker-start-center="false" draw:marker-end-width="0.199cm" draw:marker-end-center="false" draw:fill="none" draw:fill-color="#729fcf" draw:fill-gradient-name="Gradient_20_7" draw:fill-hatch-name="Hatching_20_3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2" style:family="graphic">
      <style:graphic-properties draw:stroke="solid" draw:stroke-dash="Dashed_20__28_var_29__20_32" svg:stroke-width="0.049cm" svg:stroke-color="#000000" draw:marker-start-width="0.355cm" draw:marker-start-center="false" draw:marker-end-width="0.355cm" draw:marker-end-center="false" draw:fill="solid" draw:fill-color="#ffffff" draw:fill-gradient-name="Gradient_20_7" draw:fill-hatch-name="Hatching_20_3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3" style:family="graphic">
      <style:graphic-properties draw:stroke="solid" draw:stroke-dash="Dashed_20__28_var_29__20_33" svg:stroke-width="0.049cm" svg:stroke-color="#000000" draw:marker-start-width="0.199cm" draw:marker-start-center="false" draw:marker-end-width="0.199cm" draw:marker-end-center="false" draw:fill="none" draw:fill-color="#729fcf" draw:fill-gradient-name="Gradient_20_7" draw:fill-hatch-name="Hatching_20_3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4" style:family="graphic">
      <style:graphic-properties draw:stroke="none" svg:stroke-width="0cm" svg:stroke-color="#000000" draw:marker-start-width="0.199cm" draw:marker-start-center="false" draw:marker-end-width="0.199cm" draw:marker-end-center="false" draw:fill="solid" draw:fill-color="#000000" draw:opacity="10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5" style:family="graphic">
      <style:graphic-properties draw:stroke="none" svg:stroke-width="0cm" svg:stroke-color="#000000" draw:marker-start-width="0.199cm" draw:marker-start-center="false" draw:marker-end="Arrow" draw:marker-end-width="0.15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66"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6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2cm" fo:min-width="1.18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width="0.199cm" draw:marker-start-center="false" draw:marker-end="Arrow" draw:marker-end-width="0.15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70" style:family="graphic">
      <style:graphic-properties draw:stroke="none" svg:stroke-width="0.049cm" svg:stroke-color="#000000" draw:marker-start-width="0.199cm" draw:marker-start-center="false" draw:marker-end-width="0.199cm" draw:marker-end-center="false" draw:fill="solid"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1" style:family="graphic">
      <style:graphic-properties draw:stroke="none" svg:stroke-width="0cm" svg:stroke-color="#000000" draw:marker-start-width="0.199cm" draw:marker-start-center="false" draw:marker-end="Arrow" draw:marker-end-width="0.15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72" style:family="graphic">
      <style:graphic-properties draw:stroke="none" svg:stroke-width="0.049cm" svg:stroke-color="#000000" draw:marker-start-width="0.199cm" draw:marker-start-center="false" draw:marker-end-width="0.199cm" draw:marker-end-center="false" draw:fill="solid"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3" style:family="graphic">
      <style:graphic-properties draw:stroke="solid" draw:stroke-dash="Dashed_20__28_var_29__20_34" svg:stroke-width="0.049cm" svg:stroke-color="#000000" draw:marker-start="Circle" draw:marker-start-width="0.229cm" draw:marker-start-center="false" draw:marker-end="Circle" draw:marker-end-width="0.229cm" draw:marker-end-center="false" draw:fill="none" draw:fill-color="#729fcf" draw:fill-gradient-name="Gradient_20_7" draw:fill-hatch-name="Hatching_20_3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4" style:family="graphic">
      <style:graphic-properties draw:stroke="solid" draw:stroke-dash="Dashed_20__28_var_29__20_35" svg:stroke-width="0.049cm" svg:stroke-color="#000000" draw:marker-start-width="0.355cm" draw:marker-start-center="false" draw:marker-end-width="0.355cm" draw:marker-end-center="false" draw:fill="solid" draw:fill-color="#ffffff" draw:fill-gradient-name="Gradient_20_7" draw:fill-hatch-name="Hatching_20_3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5" style:family="graphic">
      <style:graphic-properties draw:stroke="solid" draw:stroke-dash="Dashed_20__28_var_29__20_36" svg:stroke-width="0.049cm" svg:stroke-color="#000000" draw:marker-start-width="0.199cm" draw:marker-start-center="false" draw:marker-end-width="0.199cm" draw:marker-end-center="false" draw:fill="none" draw:fill-color="#729fcf" draw:fill-gradient-name="Gradient_20_7" draw:fill-hatch-name="Hatching_20_3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6" style:family="graphic">
      <style:graphic-properties draw:stroke="solid" draw:stroke-dash="Dashed_20__28_var_29__20_37" svg:stroke-width="0.049cm" svg:stroke-color="#000000" draw:marker-start-width="0.355cm" draw:marker-start-center="false" draw:marker-end-width="0.355cm" draw:marker-end-center="false" draw:fill="solid" draw:fill-color="#ffffff" draw:fill-gradient-name="Gradient_20_7" draw:fill-hatch-name="Hatching_20_3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7" style:family="graphic">
      <style:graphic-properties draw:stroke="solid" draw:stroke-dash="Dashed_20__28_var_29__20_38" svg:stroke-width="0.049cm" svg:stroke-color="#000000" draw:marker-start-width="0.199cm" draw:marker-start-center="false" draw:marker-end-width="0.199cm" draw:marker-end-center="false" draw:fill="none" draw:fill-color="#729fcf" draw:fill-gradient-name="Gradient_20_7" draw:fill-hatch-name="Hatching_20_3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8" style:family="graphic">
      <style:graphic-properties draw:stroke="solid" draw:stroke-dash="Dashed_20__28_var_29__20_39" svg:stroke-width="0.049cm" svg:stroke-color="#000000" draw:marker-start-width="0.199cm" draw:marker-start-center="false" draw:marker-end="Circle" draw:marker-end-width="0.229cm" draw:marker-end-center="false" draw:fill="none" draw:fill-color="#729fcf" draw:fill-gradient-name="Gradient_20_7" draw:fill-hatch-name="Hatching_20_3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9" style:family="graphic">
      <style:graphic-properties draw:stroke="solid" draw:stroke-dash="Dashed_20__28_var_29__20_40" svg:stroke-width="0.049cm" svg:stroke-color="#000000" draw:marker-start-width="0.199cm" draw:marker-start-center="false" draw:marker-end="Circle" draw:marker-end-width="0.229cm" draw:marker-end-center="false" draw:fill="none" draw:fill-color="#729fcf" draw:fill-gradient-name="Gradient_20_7" draw:fill-hatch-name="Hatching_20_3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0" style:family="graphic">
      <style:graphic-properties draw:stroke="solid" draw:stroke-dash="Dashed_20__28_var_29__20_41" svg:stroke-width="0.049cm" svg:stroke-color="#000000" draw:marker-start-width="0.355cm" draw:marker-start-center="false" draw:marker-end-width="0.355cm" draw:marker-end-center="false" draw:fill="solid" draw:fill-color="#ffffff" draw:fill-gradient-name="Gradient_20_7" draw:fill-hatch-name="Hatching_20_4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1" style:family="graphic">
      <style:graphic-properties draw:stroke="solid" draw:stroke-dash="Dashed_20__28_var_29__20_42" svg:stroke-width="0.049cm" svg:stroke-color="#000000" draw:marker-start-width="0.199cm" draw:marker-start-center="false" draw:marker-end="Circle_20_unfilled" draw:marker-end-width="0.229cm" draw:marker-end-center="false" draw:fill="none" draw:fill-color="#729fcf" draw:fill-gradient-name="Gradient_20_7" draw:fill-hatch-name="Hatching_20_4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2" style:family="graphic">
      <style:graphic-properties draw:stroke="solid" draw:stroke-dash="Dashed_20__28_var_29__20_43" svg:stroke-width="0.049cm" svg:stroke-color="#000000" draw:marker-start="Circle_20_unfilled" draw:marker-start-width="0.229cm" draw:marker-start-center="false" draw:marker-end="Circle" draw:marker-end-width="0.229cm" draw:marker-end-center="false" draw:fill="none" draw:fill-color="#729fcf" draw:fill-gradient-name="Gradient_20_7" draw:fill-hatch-name="Hatching_20_4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3" style:family="graphic">
      <style:graphic-properties draw:stroke="solid" draw:stroke-dash="Dashed_20__28_var_29__20_44" svg:stroke-width="0.049cm" svg:stroke-color="#000000" draw:marker-start-width="0.199cm" draw:marker-start-center="false" draw:marker-end-width="0.199cm" draw:marker-end-center="false" draw:fill="none" draw:fill-color="#729fcf" draw:fill-gradient-name="Gradient_20_7" draw:fill-hatch-name="Hatching_20_4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4" style:family="graphic">
      <style:graphic-properties draw:stroke="solid" draw:stroke-dash="Dashed_20__28_var_29__20_45" svg:stroke-width="0.049cm" svg:stroke-color="#000000" draw:marker-start-width="0.199cm" draw:marker-start-center="false" draw:marker-end="Arrow" draw:marker-end-width="0.15cm" draw:marker-end-center="false" draw:fill="none" draw:fill-color="#729fcf" draw:fill-gradient-name="Gradient_20_7" draw:fill-hatch-name="Hatching_20_4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5" style:family="graphic">
      <style:graphic-properties draw:stroke="none" svg:stroke-width="0cm" svg:stroke-color="#000000" draw:marker-start="Circle_20_unfilled" draw:marker-start-width="0.22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86" style:family="graphic">
      <style:graphic-properties draw:stroke="solid" draw:stroke-dash="Dashed_20__28_var_29__20_46" svg:stroke-width="0.049cm" svg:stroke-color="#000000" draw:marker-start-width="0.199cm" draw:marker-start-center="false" draw:marker-end-width="0.199cm" draw:marker-end-center="false" draw:fill="none" draw:fill-color="#729fcf" draw:fill-gradient-name="Gradient_20_7" draw:fill-hatch-name="Hatching_20_4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7" style:family="graphic">
      <style:graphic-properties draw:stroke="solid" draw:stroke-dash="Dashed_20__28_var_29__20_47" svg:stroke-width="0.049cm" svg:stroke-color="#000000" draw:marker-start-width="0.199cm" draw:marker-start-center="false" draw:marker-end-width="0.199cm" draw:marker-end-center="false" draw:fill="none" draw:fill-color="#729fcf" draw:fill-gradient-name="Gradient_20_7" draw:fill-hatch-name="Hatching_20_4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8" style:family="graphic">
      <style:graphic-properties draw:stroke="solid" draw:stroke-dash="Dashed_20__28_var_29__20_48" svg:stroke-width="0.049cm" svg:stroke-color="#000000" draw:marker-start-width="0.199cm" draw:marker-start-center="false" draw:marker-end-width="0.199cm" draw:marker-end-center="false" draw:fill="none" draw:fill-color="#729fcf" draw:fill-gradient-name="Gradient_20_7" draw:fill-hatch-name="Hatching_20_4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9" style:family="graphic">
      <style:graphic-properties draw:stroke="solid" draw:stroke-dash="Dashed_20__28_var_29__20_49" svg:stroke-width="0.049cm" svg:stroke-color="#000000" draw:marker-start-width="0.199cm" draw:marker-start-center="false" draw:marker-end-width="0.199cm" draw:marker-end-center="false" draw:fill="none" draw:fill-color="#729fcf" draw:fill-gradient-name="Gradient_20_7" draw:fill-hatch-name="Hatching_20_4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0" style:family="graphic">
      <style:graphic-properties draw:stroke="solid" draw:stroke-dash="Dashed_20__28_var_29__20_50" svg:stroke-width="0.049cm" svg:stroke-color="#000000" draw:marker-start-width="0.199cm" draw:marker-start-center="false" draw:marker-end-width="0.199cm" draw:marker-end-center="false" draw:fill="none" draw:fill-color="#729fcf" draw:fill-gradient-name="Gradient_20_7" draw:fill-hatch-name="Hatching_20_4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solid" draw:stroke-dash="Dashed_20__28_var_29__20_51" svg:stroke-width="0.049cm" svg:stroke-color="#000000" draw:marker-start-width="0.199cm" draw:marker-start-center="false" draw:marker-end-width="0.199cm" draw:marker-end-center="false" draw:fill="none" draw:fill-color="#729fcf" draw:fill-gradient-name="Gradient_20_7" draw:fill-hatch-name="Hatching_20_5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2" style:family="graphic">
      <style:graphic-properties draw:stroke="solid" draw:stroke-dash="Dashed_20__28_var_29__20_52" svg:stroke-width="0.049cm" svg:stroke-color="#000000" draw:marker-start-width="0.199cm" draw:marker-start-center="false" draw:marker-end-width="0.199cm" draw:marker-end-center="false" draw:fill="none" draw:fill-color="#729fcf" draw:fill-gradient-name="Gradient_20_7" draw:fill-hatch-name="Hatching_20_5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3" style:family="graphic">
      <style:graphic-properties draw:stroke="solid" draw:stroke-dash="Dashed_20__28_var_29__20_53" svg:stroke-width="0.049cm" svg:stroke-color="#000000" draw:marker-start-width="0.355cm" draw:marker-start-center="false" draw:marker-end-width="0.355cm" draw:marker-end-center="false" draw:fill="solid" draw:fill-color="#ffffff" draw:fill-gradient-name="Gradient_20_7" draw:fill-hatch-name="Hatching_20_5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09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8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54" svg:stroke-width="0.049cm" svg:stroke-color="#000000" draw:marker-start-width="0.275cm" draw:marker-start-center="false" draw:marker-end-width="0.275cm" draw:marker-end-center="false" draw:fill="solid" draw:fill-color="#ffffff" draw:fill-gradient-name="Gradient_20_7" draw:fill-hatch-name="Hatching_20_5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827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55" svg:stroke-width="0.049cm" svg:stroke-color="#000000" draw:marker-start-width="0.199cm" draw:marker-start-center="false" draw:marker-end="Circle" draw:marker-end-width="0.229cm" draw:marker-end-center="false" draw:fill="none" draw:fill-color="#729fcf" draw:fill-gradient-name="Gradient_20_7" draw:fill-hatch-name="Hatching_20_5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0" style:family="graphic">
      <style:graphic-properties draw:stroke="solid" draw:stroke-dash="Dashed_20__28_var_29__20_56" svg:stroke-width="0.049cm" svg:stroke-color="#000000" draw:marker-start-width="0.275cm" draw:marker-start-center="false" draw:marker-end-width="0.275cm" draw:marker-end-center="false" draw:fill="solid" draw:fill-color="#ffffff" draw:fill-gradient-name="Gradient_20_7" draw:fill-hatch-name="Hatching_20_5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92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57" svg:stroke-width="0.049cm" svg:stroke-color="#000000" draw:marker-start-width="0.199cm" draw:marker-start-center="false" draw:marker-end-width="0.199cm" draw:marker-end-center="false" draw:fill="none" draw:fill-color="#729fcf" draw:fill-gradient-name="Gradient_20_7" draw:fill-hatch-name="Hatching_20_5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4" style:family="graphic">
      <style:graphic-properties draw:stroke="solid" draw:stroke-dash="Dashed_20__28_var_29__20_58" svg:stroke-width="0.049cm" svg:stroke-color="#000000" draw:marker-start-width="0.199cm" draw:marker-start-center="false" draw:marker-end-width="0.199cm" draw:marker-end-center="false" draw:fill="none" draw:fill-color="#729fcf" draw:fill-gradient-name="Gradient_20_7" draw:fill-hatch-name="Hatching_20_5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5" style:family="graphic">
      <style:graphic-properties draw:stroke="solid" draw:stroke-dash="Dashed_20__28_var_29__20_59" svg:stroke-width="0.049cm" svg:stroke-color="#000000" draw:marker-start-width="0.199cm" draw:marker-start-center="false" draw:marker-end-width="0.199cm" draw:marker-end-center="false" draw:fill="none" draw:fill-color="#729fcf" draw:fill-gradient-name="Gradient_20_7" draw:fill-hatch-name="Hatching_20_5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6" style:family="graphic">
      <style:graphic-properties draw:stroke="solid" draw:stroke-dash="Dashed_20__28_var_29__20_60" svg:stroke-width="0.049cm" svg:stroke-color="#000000" draw:marker-start-width="0.199cm" draw:marker-start-center="false" draw:marker-end-width="0.199cm" draw:marker-end-center="false" draw:fill="none" draw:fill-color="#729fcf" draw:fill-gradient-name="Gradient_20_7" draw:fill-hatch-name="Hatching_20_5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7" style:family="graphic">
      <style:graphic-properties draw:stroke="solid" draw:stroke-dash="Dashed_20__28_var_29__20_61" svg:stroke-width="0.049cm" svg:stroke-color="#000000" draw:marker-start-width="0.199cm" draw:marker-start-center="false" draw:marker-end-width="0.199cm" draw:marker-end-center="false" draw:fill="none" draw:fill-color="#729fcf" draw:fill-gradient-name="Gradient_20_7" draw:fill-hatch-name="Hatching_20_6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8" style:family="graphic">
      <style:graphic-properties draw:stroke="solid" draw:stroke-dash="Dashed_20__28_var_29__20_62" svg:stroke-width="0.049cm" svg:stroke-color="#000000" draw:marker-start-width="0.199cm" draw:marker-start-center="false" draw:marker-end-width="0.199cm" draw:marker-end-center="false" draw:fill="none" draw:fill-color="#729fcf" draw:fill-gradient-name="Gradient_20_7" draw:fill-hatch-name="Hatching_20_6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9" style:family="graphic">
      <style:graphic-properties draw:stroke="solid" draw:stroke-dash="Dashed_20__28_var_29__20_63" svg:stroke-width="0.049cm" svg:stroke-color="#000000" draw:marker-start-width="0.199cm" draw:marker-start-center="false" draw:marker-end-width="0.199cm" draw:marker-end-center="false" draw:fill="none" draw:fill-color="#729fcf" draw:fill-gradient-name="Gradient_20_7" draw:fill-hatch-name="Hatching_20_6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0" style:family="graphic">
      <style:graphic-properties draw:stroke="solid" draw:stroke-dash="Dashed_20__28_var_29__20_64" svg:stroke-width="0.049cm" svg:stroke-color="#000000" draw:marker-start-width="0.199cm" draw:marker-start-center="false" draw:marker-end-width="0.199cm" draw:marker-end-center="false" draw:fill="none" draw:fill-color="#729fcf" draw:fill-gradient-name="Gradient_20_7" draw:fill-hatch-name="Hatching_20_6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1" style:family="graphic">
      <style:graphic-properties draw:stroke="solid" draw:stroke-dash="Dashed_20__28_var_29__20_65" svg:stroke-width="0.049cm" svg:stroke-color="#000000" draw:marker-start-width="0.199cm" draw:marker-start-center="false" draw:marker-end-width="0.199cm" draw:marker-end-center="false" draw:fill="none" draw:fill-color="#729fcf" draw:fill-gradient-name="Gradient_20_7" draw:fill-hatch-name="Hatching_20_6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2"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13" style:family="graphic">
      <style:graphic-properties draw:stroke="solid" draw:stroke-dash="Dashed_20__28_var_29__20_66" svg:stroke-width="0.049cm" svg:stroke-color="#000000" draw:marker-start-width="0.199cm" draw:marker-start-center="false" draw:marker-end="Arrow" draw:marker-end-width="0.15cm" draw:marker-end-center="false" draw:fill="none" draw:fill-color="#729fcf" draw:fill-gradient-name="Gradient_20_7" draw:fill-hatch-name="Hatching_20_6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4" style:family="graphic">
      <style:graphic-properties draw:stroke="none" svg:stroke-width="0cm" svg:stroke-color="#000000" draw:marker-start="Circle" draw:marker-start-width="0.22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15" style:family="graphic">
      <style:graphic-properties draw:stroke="solid" draw:stroke-dash="Dashed_20__28_var_29__20_67" svg:stroke-width="0.049cm" svg:stroke-color="#000000" draw:marker-start-width="0.275cm" draw:marker-start-center="false" draw:marker-end-width="0.275cm" draw:marker-end-center="false" draw:fill="solid" draw:fill-color="#ffffff" draw:fill-gradient-name="Gradient_20_7" draw:fill-hatch-name="Hatching_20_6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04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68" svg:stroke-width="0.049cm" svg:stroke-color="#000000" draw:marker-start="Circle" draw:marker-start-width="0.229cm" draw:marker-start-center="false" draw:marker-end-width="0.229cm" draw:marker-end-center="false" draw:fill="none" draw:fill-color="#729fcf" draw:fill-gradient-name="Gradient_20_7" draw:fill-hatch-name="Hatching_20_6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8" style:family="graphic">
      <style:graphic-properties draw:stroke="solid" draw:stroke-dash="Dashed_20__28_var_29__20_69" svg:stroke-width="0.049cm" svg:stroke-color="#000000" draw:marker-start-width="0.199cm" draw:marker-start-center="false" draw:marker-end-width="0.199cm" draw:marker-end-center="false" draw:fill="none" draw:fill-color="#729fcf" draw:fill-gradient-name="Gradient_20_7" draw:fill-hatch-name="Hatching_20_6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9" style:family="graphic">
      <style:graphic-properties draw:stroke="solid" draw:stroke-dash="Dashed_20__28_var_29__20_70" svg:stroke-width="0.049cm" svg:stroke-color="#000000" draw:marker-start-width="0.199cm" draw:marker-start-center="false" draw:marker-end-width="0.199cm" draw:marker-end-center="false" draw:fill="none" draw:fill-color="#729fcf" draw:fill-gradient-name="Gradient_20_7" draw:fill-hatch-name="Hatching_20_6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0" style:family="graphic">
      <style:graphic-properties draw:stroke="solid" draw:stroke-dash="Dashed_20__28_var_29__20_71" svg:stroke-width="0.049cm" svg:stroke-color="#000000" draw:marker-start-width="0.199cm" draw:marker-start-center="false" draw:marker-end-width="0.199cm" draw:marker-end-center="false" draw:fill="none" draw:fill-color="#729fcf" draw:fill-gradient-name="Gradient_20_7" draw:fill-hatch-name="Hatching_20_7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1" style:family="graphic">
      <style:graphic-properties draw:stroke="solid" draw:stroke-dash="Dashed_20__28_var_29__20_72" svg:stroke-width="0.049cm" svg:stroke-color="#000000" draw:marker-start-width="0.199cm" draw:marker-start-center="false" draw:marker-end-width="0.199cm" draw:marker-end-center="false" draw:fill="none" draw:fill-color="#729fcf" draw:fill-gradient-name="Gradient_20_7" draw:fill-hatch-name="Hatching_20_7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2" style:family="graphic">
      <style:graphic-properties draw:stroke="solid" draw:stroke-dash="Dashed_20__28_var_29__20_73" svg:stroke-width="0.049cm" svg:stroke-color="#000000" draw:marker-start-width="0.199cm" draw:marker-start-center="false" draw:marker-end-width="0.199cm" draw:marker-end-center="false" draw:fill="none" draw:fill-color="#729fcf" draw:fill-gradient-name="Gradient_20_7" draw:fill-hatch-name="Hatching_20_7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3" style:family="graphic">
      <style:graphic-properties draw:stroke="solid" draw:stroke-dash="Dashed_20__28_var_29__20_74" svg:stroke-width="0.049cm" svg:stroke-color="#000000" draw:marker-start-width="0.199cm" draw:marker-start-center="false" draw:marker-end-width="0.199cm" draw:marker-end-center="false" draw:fill="none" draw:fill-color="#729fcf" draw:fill-gradient-name="Gradient_20_7" draw:fill-hatch-name="Hatching_20_7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4" style:family="graphic">
      <style:graphic-properties draw:stroke="solid" draw:stroke-dash="Dashed_20__28_var_29__20_75" svg:stroke-width="0.049cm" svg:stroke-color="#000000" draw:marker-start-width="0.199cm" draw:marker-start-center="false" draw:marker-end-width="0.199cm" draw:marker-end-center="false" draw:fill="none" draw:fill-color="#729fcf" draw:fill-gradient-name="Gradient_20_7" draw:fill-hatch-name="Hatching_20_7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5" style:family="graphic">
      <style:graphic-properties draw:stroke="solid" draw:stroke-dash="Dashed_20__28_var_29__20_76" svg:stroke-width="0.049cm" svg:stroke-color="#000000" draw:marker-start-width="0.199cm" draw:marker-start-center="false" draw:marker-end-width="0.199cm" draw:marker-end-center="false" draw:fill="none" draw:fill-color="#729fcf" draw:fill-gradient-name="Gradient_20_7" draw:fill-hatch-name="Hatching_20_7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6"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27" style:family="graphic">
      <style:graphic-properties draw:stroke="solid" draw:stroke-dash="Dashed_20__28_var_29__20_77" svg:stroke-width="0.049cm" svg:stroke-color="#000000" draw:marker-start-width="0.199cm" draw:marker-start-center="false" draw:marker-end-width="0.199cm" draw:marker-end-center="false" draw:fill="none" draw:fill-color="#729fcf" draw:fill-gradient-name="Gradient_20_7" draw:fill-hatch-name="Hatching_20_7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8" style:family="graphic">
      <style:graphic-properties draw:stroke="solid" draw:stroke-dash="Dashed_20__28_var_29__20_78" svg:stroke-width="0.049cm" svg:stroke-color="#000000" draw:marker-start-width="0.199cm" draw:marker-start-center="false" draw:marker-end-width="0.199cm" draw:marker-end-center="false" draw:fill="none" draw:fill-color="#729fcf" draw:fill-gradient-name="Gradient_20_7" draw:fill-hatch-name="Hatching_20_7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9" style:family="graphic">
      <style:graphic-properties draw:stroke="solid" draw:stroke-dash="Dashed_20__28_var_29__20_79" svg:stroke-width="0.049cm" svg:stroke-color="#000000" draw:marker-start-width="0.199cm" draw:marker-start-center="false" draw:marker-end-width="0.199cm" draw:marker-end-center="false" draw:fill="none" draw:fill-color="#729fcf" draw:fill-gradient-name="Gradient_20_7" draw:fill-hatch-name="Hatching_20_7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0" style:family="graphic">
      <style:graphic-properties draw:stroke="solid" draw:stroke-dash="Dashed_20__28_var_29__20_80" svg:stroke-width="0.049cm" svg:stroke-color="#000000" draw:marker-start-width="0.199cm" draw:marker-start-center="false" draw:marker-end-width="0.199cm" draw:marker-end-center="false" draw:fill="none" draw:fill-color="#729fcf" draw:fill-gradient-name="Gradient_20_7" draw:fill-hatch-name="Hatching_20_7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1" style:family="graphic">
      <style:graphic-properties draw:stroke="solid" draw:stroke-dash="Dashed_20__28_var_29__20_81" svg:stroke-width="0.049cm" svg:stroke-color="#000000" draw:marker-start-width="0.199cm" draw:marker-start-center="false" draw:marker-end-width="0.199cm" draw:marker-end-center="false" draw:fill="none" draw:fill-color="#729fcf" draw:fill-gradient-name="Gradient_20_7" draw:fill-hatch-name="Hatching_20_8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2" style:family="graphic">
      <style:graphic-properties draw:stroke="solid" draw:stroke-dash="Dashed_20__28_var_29__20_82" svg:stroke-width="0.049cm" svg:stroke-color="#000000" draw:marker-start-width="0.199cm" draw:marker-start-center="false" draw:marker-end-width="0.199cm" draw:marker-end-center="false" draw:fill="none" draw:fill-color="#729fcf" draw:fill-gradient-name="Gradient_20_7" draw:fill-hatch-name="Hatching_20_8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3" style:family="graphic">
      <style:graphic-properties draw:stroke="solid" draw:stroke-dash="Dashed_20__28_var_29__20_83" svg:stroke-width="0.049cm" svg:stroke-color="#000000" draw:marker-start-width="0.199cm" draw:marker-start-center="false" draw:marker-end-width="0.199cm" draw:marker-end-center="false" draw:fill="none" draw:fill-color="#729fcf" draw:fill-gradient-name="Gradient_20_7" draw:fill-hatch-name="Hatching_20_8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4" style:family="graphic">
      <style:graphic-properties draw:stroke="solid" draw:stroke-dash="Dashed_20__28_var_29__20_84" svg:stroke-width="0.049cm" svg:stroke-color="#000000" draw:marker-start-width="0.199cm" draw:marker-start-center="false" draw:marker-end-width="0.199cm" draw:marker-end-center="false" draw:fill="none" draw:fill-color="#729fcf" draw:fill-gradient-name="Gradient_20_7" draw:fill-hatch-name="Hatching_20_8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5" style:family="graphic">
      <style:graphic-properties draw:stroke="solid" draw:stroke-dash="Dashed_20__28_var_29__20_85" svg:stroke-width="0.049cm" svg:stroke-color="#000000" draw:marker-start-width="0.199cm" draw:marker-start-center="false" draw:marker-end-width="0.199cm" draw:marker-end-center="false" draw:fill="none" draw:fill-color="#729fcf" draw:fill-gradient-name="Gradient_20_7" draw:fill-hatch-name="Hatching_20_8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6" style:family="graphic">
      <style:graphic-properties draw:stroke="solid" draw:stroke-dash="Dashed_20__28_var_29__20_86" svg:stroke-width="0.049cm" svg:stroke-color="#000000" draw:marker-start-width="0.199cm" draw:marker-start-center="false" draw:marker-end-width="0.199cm" draw:marker-end-center="false" draw:fill="none" draw:fill-color="#729fcf" draw:fill-gradient-name="Gradient_20_7" draw:fill-hatch-name="Hatching_20_8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7" style:family="graphic">
      <style:graphic-properties draw:stroke="solid" draw:stroke-dash="Dashed_20__28_var_29__20_87" svg:stroke-width="0.049cm" svg:stroke-color="#000000" draw:marker-start-width="0.199cm" draw:marker-start-center="false" draw:marker-end-width="0.199cm" draw:marker-end-center="false" draw:fill="none" draw:fill-color="#729fcf" draw:fill-gradient-name="Gradient_20_7" draw:fill-hatch-name="Hatching_20_8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8" style:family="graphic">
      <style:graphic-properties draw:stroke="solid" draw:stroke-dash="Dashed_20__28_var_29__20_88" svg:stroke-width="0.049cm" svg:stroke-color="#000000" draw:marker-start-width="0.199cm" draw:marker-start-center="false" draw:marker-end-width="0.199cm" draw:marker-end-center="false" draw:fill="none" draw:fill-color="#729fcf" draw:fill-gradient-name="Gradient_20_7" draw:fill-hatch-name="Hatching_20_8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9" style:family="graphic">
      <style:graphic-properties draw:stroke="solid" draw:stroke-dash="Dashed_20__28_var_29__20_89" svg:stroke-width="0.049cm" svg:stroke-color="#000000" draw:marker-start-width="0.199cm" draw:marker-start-center="false" draw:marker-end-width="0.199cm" draw:marker-end-center="false" draw:fill="none" draw:fill-color="#729fcf" draw:fill-gradient-name="Gradient_20_7" draw:fill-hatch-name="Hatching_20_8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0" style:family="graphic">
      <style:graphic-properties draw:stroke="solid" draw:stroke-dash="Dashed_20__28_var_29__20_90" svg:stroke-width="0.049cm" svg:stroke-color="#000000" draw:marker-start-width="0.199cm" draw:marker-start-center="false" draw:marker-end-width="0.199cm" draw:marker-end-center="false" draw:fill="none" draw:fill-color="#729fcf" draw:fill-gradient-name="Gradient_20_7" draw:fill-hatch-name="Hatching_20_8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1" style:family="graphic">
      <style:graphic-properties draw:stroke="solid" draw:stroke-dash="Dashed_20__28_var_29__20_91" svg:stroke-width="0.049cm" svg:stroke-color="#000000" draw:marker-start-width="0.275cm" draw:marker-start-center="false" draw:marker-end-width="0.275cm" draw:marker-end-center="false" draw:fill="solid" draw:fill-color="#ffffff" draw:fill-gradient-name="Gradient_20_7" draw:fill-hatch-name="Hatching_20_9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815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049cm" svg:stroke-color="#000000" draw:marker-start-width="0.199cm" draw:marker-start-center="false" draw:marker-end-width="0.199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draw:stroke-dash="Dashed_20__28_var_29__20_92" svg:stroke-width="0.049cm" svg:stroke-color="#000000" draw:marker-start-width="0.199cm" draw:marker-start-center="false" draw:marker-end-width="0.199cm" draw:marker-end-center="false" draw:fill="none" draw:fill-color="#729fcf" draw:fill-gradient-name="Gradient_20_7" draw:fill-hatch-name="Hatching_20_9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7" style:family="graphic">
      <style:graphic-properties draw:stroke="solid" draw:stroke-dash="Dashed_20__28_var_29__20_93" svg:stroke-width="0.049cm" svg:stroke-color="#000000" draw:marker-start-width="0.199cm" draw:marker-start-center="false" draw:marker-end="Circle" draw:marker-end-width="0.229cm" draw:marker-end-center="false" draw:fill="none" draw:fill-color="#729fcf" draw:fill-gradient-name="Gradient_20_7" draw:fill-hatch-name="Hatching_20_9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none" svg:stroke-width="0cm" svg:stroke-color="#000000" draw:marker-start-width="0.199cm" draw:marker-start-center="false" draw:marker-end="Circle" draw:marker-end-width="0.22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49" style:family="graphic">
      <style:graphic-properties draw:stroke="solid" draw:stroke-dash="Dashed_20__28_var_29__20_94" svg:stroke-width="0.049cm" svg:stroke-color="#000000" draw:marker-start-width="0.275cm" draw:marker-start-center="false" draw:marker-end-width="0.275cm" draw:marker-end-center="false" draw:fill="solid" draw:fill-color="#ffffff" draw:fill-gradient-name="Gradient_20_7" draw:fill-hatch-name="Hatching_20_9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37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ed_20__28_var_29__20_95" svg:stroke-width="0.049cm" svg:stroke-color="#000000" draw:marker-start-width="0.199cm" draw:marker-start-center="false" draw:marker-end-width="0.199cm" draw:marker-end-center="false" draw:fill="none" draw:fill-color="#729fcf" draw:fill-gradient-name="Gradient_20_7" draw:fill-hatch-name="Hatching_20_9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3" style:family="graphic">
      <style:graphic-properties draw:stroke="solid" draw:stroke-dash="Dashed_20__28_var_29__20_96" svg:stroke-width="0.049cm" svg:stroke-color="#000000" draw:marker-start-width="0.355cm" draw:marker-start-center="false" draw:marker-end-width="0.355cm" draw:marker-end-center="false" draw:fill="solid" draw:fill-color="#ffffff" draw:fill-gradient-name="Gradient_20_7" draw:fill-hatch-name="Hatching_20_9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none" svg:stroke-width="0cm" svg:stroke-color="#000000" draw:marker-start-width="0.199cm" draw:marker-start-center="false" draw:marker-end-width="0.199cm" draw:marker-end-center="false" draw:fill="solid" draw:fill-color="#000000" draw:opacity="10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5" style:family="graphic">
      <style:graphic-properties draw:stroke="none" svg:stroke-width="0cm" svg:stroke-color="#000000" draw:marker-start-width="0.199cm" draw:marker-start-center="false" draw:marker-end-width="0.199cm" draw:marker-end-center="false" draw:fill="solid" draw:fill-color="#000000" draw:opacity="10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6" style:family="graphic">
      <style:graphic-properties draw:stroke="solid" draw:stroke-dash="Dashed_20__28_var_29__20_97" svg:stroke-width="0.049cm" svg:stroke-color="#000000" draw:marker-start-width="0.199cm" draw:marker-start-center="false" draw:marker-end="Circle" draw:marker-end-width="0.229cm" draw:marker-end-center="false" draw:fill="none" draw:fill-color="#729fcf" draw:fill-gradient-name="Gradient_20_7" draw:fill-hatch-name="Hatching_20_9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7" style:family="graphic">
      <style:graphic-properties draw:stroke="solid" draw:stroke-dash="Dashed_20__28_var_29__20_98" svg:stroke-width="0.049cm" svg:stroke-color="#000000" draw:marker-start-width="0.199cm" draw:marker-start-center="false" draw:marker-end="Circle" draw:marker-end-width="0.229cm" draw:marker-end-center="false" draw:fill="none" draw:fill-color="#729fcf" draw:fill-gradient-name="Gradient_20_7" draw:fill-hatch-name="Hatching_20_9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933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ed_20__28_var_29__20_99" svg:stroke-width="0.049cm" svg:stroke-color="#000000" draw:marker-start-width="0.275cm" draw:marker-start-center="false" draw:marker-end-width="0.275cm" draw:marker-end-center="false" draw:fill="solid" draw:fill-color="#ffffff" draw:fill-gradient-name="Gradient_20_7" draw:fill-hatch-name="Hatching_20_9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33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100" svg:stroke-width="0.049cm" svg:stroke-color="#000000" draw:marker-start-width="0.275cm" draw:marker-start-center="false" draw:marker-end-width="0.275cm" draw:marker-end-center="false" draw:fill="solid" draw:fill-color="#ffffff" draw:fill-gradient-name="Gradient_20_7" draw:fill-hatch-name="Hatching_20_9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25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ed_20__28_var_29__20_101" svg:stroke-width="0.049cm" svg:stroke-color="#000000" draw:marker-start-width="0.275cm" draw:marker-start-center="false" draw:marker-end-width="0.275cm" draw:marker-end-center="false" draw:fill="solid" draw:fill-color="#ffffff" draw:fill-gradient-name="Gradient_20_7" draw:fill-hatch-name="Hatching_20_10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303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102" svg:stroke-width="0.049cm" svg:stroke-color="#000000" draw:marker-start-width="0.199cm" draw:marker-start-center="false" draw:marker-end="Arrow" draw:marker-end-width="0.15cm" draw:marker-end-center="false" draw:fill="none" draw:fill-color="#729fcf" draw:fill-gradient-name="Gradient_20_7" draw:fill-hatch-name="Hatching_20_10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1.399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ed_20__28_var_29__20_103" svg:stroke-width="0.049cm" svg:stroke-color="#000000" draw:marker-start-width="0.199cm" draw:marker-start-center="false" draw:marker-end="Arrow" draw:marker-end-width="0.15cm" draw:marker-end-center="false" draw:fill="none" draw:fill-color="#729fcf" draw:fill-gradient-name="Gradient_20_7" draw:fill-hatch-name="Hatching_20_10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1.526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73"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74" style:family="graphic">
      <style:graphic-properties draw:stroke="solid" draw:stroke-dash="Dashed_20__28_var_29__20_104" svg:stroke-width="0.049cm" svg:stroke-color="#000000" draw:marker-start-width="0.275cm" draw:marker-start-center="false" draw:marker-end-width="0.275cm" draw:marker-end-center="false" draw:fill="solid" draw:fill-color="#ffffff" draw:fill-gradient-name="Gradient_20_7" draw:fill-hatch-name="Hatching_20_10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997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105" svg:stroke-width="0.049cm" svg:stroke-color="#000000" draw:marker-start-width="0.199cm" draw:marker-start-center="false" draw:marker-end-width="0.199cm" draw:marker-end-center="false" draw:fill="none" draw:fill-color="#729fcf" draw:fill-gradient-name="Gradient_20_7" draw:fill-hatch-name="Hatching_20_10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8"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79" style:family="graphic">
      <style:graphic-properties draw:stroke="solid" draw:stroke-dash="Dashed_20__28_var_29__20_106" svg:stroke-width="0.049cm" svg:stroke-color="#000000" draw:marker-start-width="0.199cm" draw:marker-start-center="false" draw:marker-end-width="0.199cm" draw:marker-end-center="false" draw:fill="none" draw:fill-color="#729fcf" draw:fill-gradient-name="Gradient_20_7" draw:fill-hatch-name="Hatching_20_10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0" style:family="graphic">
      <style:graphic-properties draw:stroke="solid" draw:stroke-dash="Dashed_20__28_var_29__20_107" svg:stroke-width="0.049cm" svg:stroke-color="#000000" draw:marker-start-width="0.199cm" draw:marker-start-center="false" draw:marker-end-width="0.199cm" draw:marker-end-center="false" draw:fill="none" draw:fill-color="#729fcf" draw:fill-gradient-name="Gradient_20_7" draw:fill-hatch-name="Hatching_20_10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1" style:family="graphic">
      <style:graphic-properties draw:stroke="solid" draw:stroke-dash="Dashed_20__28_var_29__20_108" svg:stroke-width="0.049cm" svg:stroke-color="#000000" draw:marker-start-width="0.199cm" draw:marker-start-center="false" draw:marker-end-width="0.199cm" draw:marker-end-center="false" draw:fill="none" draw:fill-color="#729fcf" draw:fill-gradient-name="Gradient_20_7" draw:fill-hatch-name="Hatching_20_10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2" style:family="graphic">
      <style:graphic-properties draw:stroke="solid" draw:stroke-dash="Dashed_20__28_var_29__20_109" svg:stroke-width="0.049cm" svg:stroke-color="#000000" draw:marker-start-width="0.199cm" draw:marker-start-center="false" draw:marker-end-width="0.199cm" draw:marker-end-center="false" draw:fill="none" draw:fill-color="#729fcf" draw:fill-gradient-name="Gradient_20_7" draw:fill-hatch-name="Hatching_20_10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3" style:family="graphic">
      <style:graphic-properties draw:stroke="solid" draw:stroke-dash="Dashed_20__28_var_29__20_110" svg:stroke-width="0.049cm" svg:stroke-color="#000000" draw:marker-start-width="0.199cm" draw:marker-start-center="false" draw:marker-end="Arrow" draw:marker-end-width="0.15cm" draw:marker-end-center="false" draw:fill="none" draw:fill-color="#729fcf" draw:fill-gradient-name="Gradient_20_7" draw:fill-hatch-name="Hatching_20_10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4" style:family="graphic">
      <style:graphic-properties draw:stroke="solid" draw:stroke-dash="Dashed_20__28_var_29__20_111" svg:stroke-width="0.049cm" svg:stroke-color="#000000" draw:marker-start-width="0.199cm" draw:marker-start-center="false" draw:marker-end-width="0.199cm" draw:marker-end-center="false" draw:fill="none" draw:fill-color="#729fcf" draw:fill-gradient-name="Gradient_20_7" draw:fill-hatch-name="Hatching_20_11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5" style:family="graphic">
      <style:graphic-properties draw:stroke="solid" svg:stroke-width="0.049cm" svg:stroke-color="#000000" draw:marker-start-width="0.199cm" draw:marker-start-center="false" draw:marker-end="Circle" draw:marker-end-width="0.229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6" style:family="graphic">
      <style:graphic-properties draw:stroke="solid" draw:stroke-dash="Dashed_20__28_var_29__20_112" svg:stroke-width="0.049cm" svg:stroke-color="#000000" draw:marker-start-width="0.355cm" draw:marker-start-center="false" draw:marker-end-width="0.355cm" draw:marker-end-center="false" draw:fill="solid" draw:fill-color="#ffffff" draw:fill-gradient-name="Gradient_20_7" draw:fill-hatch-name="Hatching_20_11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09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8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cm" svg:stroke-color="#000000" draw:marker-start-width="0.199cm" draw:marker-start-center="false" draw:marker-end-width="0.199cm" draw:marker-end-center="false" draw:fill="solid" draw:fill-color="#000000" draw:opacity="10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90" style:family="graphic">
      <style:graphic-properties draw:stroke="solid" draw:stroke-dash="Dashed_20__28_var_29__20_113" svg:stroke-width="0.049cm" svg:stroke-color="#000000" draw:marker-start-width="0.355cm" draw:marker-start-center="false" draw:marker-end-width="0.355cm" draw:marker-end-center="false" draw:fill="solid" draw:fill-color="#ffffff" draw:fill-gradient-name="Gradient_20_7" draw:fill-hatch-name="Hatching_20_11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1"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92"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93" style:family="graphic">
      <style:graphic-properties draw:stroke="none" svg:stroke-width="0cm" svg:stroke-color="#000000" draw:marker-start-width="0.199cm" draw:marker-start-center="false" draw:marker-end="Circle" draw:marker-end-width="0.22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94" style:family="graphic">
      <style:graphic-properties draw:stroke="none" svg:stroke-width="0cm" svg:stroke-color="#000000" draw:marker-start-width="0.199cm" draw:marker-start-center="false" draw:marker-end="Circle" draw:marker-end-width="0.22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95" style:family="graphic">
      <style:graphic-properties draw:stroke="solid" draw:stroke-dash="Dashed_20__28_var_29__20_114" svg:stroke-width="0.049cm" svg:stroke-color="#000000" draw:marker-start-width="0.275cm" draw:marker-start-center="false" draw:marker-end-width="0.275cm" draw:marker-end-center="false" draw:fill="solid" draw:fill-color="#ffffff" draw:fill-gradient-name="Gradient_20_7" draw:fill-hatch-name="Hatching_20_11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89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115" svg:stroke-width="0.049cm" svg:stroke-color="#000000" draw:marker-start-width="0.275cm" draw:marker-start-center="false" draw:marker-end-width="0.275cm" draw:marker-end-center="false" draw:fill="solid" draw:fill-color="#ffffff" draw:fill-gradient-name="Gradient_20_7" draw:fill-hatch-name="Hatching_20_11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89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5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116" svg:stroke-width="0.049cm" svg:stroke-color="#000000" draw:marker-start-width="0.275cm" draw:marker-start-center="false" draw:marker-end-width="0.275cm" draw:marker-end-center="false" draw:fill="solid" draw:fill-color="#ffffff" draw:fill-gradient-name="Gradient_20_7" draw:fill-hatch-name="Hatching_20_11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905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117" svg:stroke-width="0.049cm" svg:stroke-color="#000000" draw:marker-start-width="0.275cm" draw:marker-start-center="false" draw:marker-end-width="0.275cm" draw:marker-end-center="false" draw:fill="solid" draw:fill-color="#ffffff" draw:fill-gradient-name="Gradient_20_7" draw:fill-hatch-name="Hatching_20_11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531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298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118" svg:stroke-width="0.049cm" svg:stroke-color="#000000" draw:marker-start-width="0.355cm" draw:marker-start-center="false" draw:marker-end-width="0.355cm" draw:marker-end-center="false" draw:fill="none" draw:fill-color="#729fcf" draw:fill-gradient-name="Gradient_20_7" draw:fill-hatch-name="Hatching_20_11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8" style:family="graphic">
      <style:graphic-properties draw:stroke="solid" draw:stroke-dash="Dashed_20__28_var_29__20_119" svg:stroke-width="0.049cm" svg:stroke-color="#000000" draw:marker-start-width="0.199cm" draw:marker-start-center="false" draw:marker-end-width="0.199cm" draw:marker-end-center="false" draw:fill="none" draw:fill-color="#729fcf" draw:fill-gradient-name="Gradient_20_7" draw:fill-hatch-name="Hatching_20_11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9" style:family="graphic">
      <style:graphic-properties draw:stroke="solid" draw:stroke-dash="Dashed_20__28_var_29__20_120" svg:stroke-width="0.049cm" svg:stroke-color="#000000" draw:marker-start-width="0.199cm" draw:marker-start-center="false" draw:marker-end-width="0.199cm" draw:marker-end-center="false" draw:fill="none" draw:fill-color="#729fcf" draw:fill-gradient-name="Gradient_20_7" draw:fill-hatch-name="Hatching_20_11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0" style:family="graphic">
      <style:graphic-properties draw:stroke="solid" draw:stroke-dash="Dashed_20__28_var_29__20_121" svg:stroke-width="0.049cm" svg:stroke-color="#000000" draw:marker-start-width="0.199cm" draw:marker-start-center="false" draw:marker-end-width="0.199cm" draw:marker-end-center="false" draw:fill="none" draw:fill-color="#729fcf" draw:fill-gradient-name="Gradient_20_7" draw:fill-hatch-name="Hatching_20_12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1" style:family="graphic">
      <style:graphic-properties draw:stroke="solid" draw:stroke-dash="Dashed_20__28_var_29__20_122" svg:stroke-width="0.049cm" svg:stroke-color="#000000" draw:marker-start-width="0.199cm" draw:marker-start-center="false" draw:marker-end-width="0.199cm" draw:marker-end-center="false" draw:fill="none" draw:fill-color="#729fcf" draw:fill-gradient-name="Gradient_20_7" draw:fill-hatch-name="Hatching_20_12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2" style:family="graphic">
      <style:graphic-properties draw:stroke="solid" draw:stroke-dash="Dashed_20__28_var_29__20_123" svg:stroke-width="0.049cm" svg:stroke-color="#000000" draw:marker-start-width="0.199cm" draw:marker-start-center="false" draw:marker-end-width="0.199cm" draw:marker-end-center="false" draw:fill="none" draw:fill-color="#729fcf" draw:fill-gradient-name="Gradient_20_7" draw:fill-hatch-name="Hatching_20_12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3" style:family="graphic">
      <style:graphic-properties draw:stroke="solid" svg:stroke-width="0.049cm" svg:stroke-color="#000000" draw:marker-start-width="0.199cm" draw:marker-start-center="false" draw:marker-end-width="0.199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4"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215" style:family="graphic">
      <style:graphic-properties draw:stroke="solid" draw:stroke-dash="Dashed_20__28_var_29__20_124" svg:stroke-width="0.049cm" svg:stroke-color="#000000" draw:marker-start-width="0.199cm" draw:marker-start-center="false" draw:marker-end-width="0.199cm" draw:marker-end-center="false" draw:fill="none" draw:fill-color="#729fcf" draw:fill-gradient-name="Gradient_20_7" draw:fill-hatch-name="Hatching_20_12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092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125" svg:stroke-width="0.049cm" svg:stroke-color="#000000" draw:marker-start-width="0.199cm" draw:marker-start-center="false" draw:marker-end-width="0.199cm" draw:marker-end-center="false" draw:fill="none" draw:fill-color="#729fcf" draw:fill-gradient-name="Gradient_20_7" draw:fill-hatch-name="Hatching_20_12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8"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219" style:family="graphic">
      <style:graphic-properties draw:stroke="solid" draw:stroke-dash="Dashed_20__28_var_29__20_126" svg:stroke-width="0.049cm" svg:stroke-color="#000000" draw:marker-start-width="0.199cm" draw:marker-start-center="false" draw:marker-end-width="0.199cm" draw:marker-end-center="false" draw:fill="none" draw:fill-color="#729fcf" draw:fill-gradient-name="Gradient_20_7" draw:fill-hatch-name="Hatching_20_12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0" style:family="graphic">
      <style:graphic-properties draw:stroke="solid" draw:stroke-dash="Dashed_20__28_var_29__20_127" svg:stroke-width="0.049cm" svg:stroke-color="#000000" draw:marker-start-width="0.199cm" draw:marker-start-center="false" draw:marker-end-width="0.199cm" draw:marker-end-center="false" draw:fill="none" draw:fill-color="#729fcf" draw:fill-gradient-name="Gradient_20_7" draw:fill-hatch-name="Hatching_20_12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1" style:family="graphic">
      <style:graphic-properties draw:stroke="solid" draw:stroke-dash="Dashed_20__28_var_29__20_128" svg:stroke-width="0.049cm" svg:stroke-color="#000000" draw:marker-start-width="0.199cm" draw:marker-start-center="false" draw:marker-end-width="0.199cm" draw:marker-end-center="false" draw:fill="none" draw:fill-color="#729fcf" draw:fill-gradient-name="Gradient_20_7" draw:fill-hatch-name="Hatching_20_12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2" style:family="graphic">
      <style:graphic-properties draw:stroke="solid" draw:stroke-dash="Dashed_20__28_var_29__20_129" svg:stroke-width="0.049cm" svg:stroke-color="#000000" draw:marker-start-width="0.199cm" draw:marker-start-center="false" draw:marker-end-width="0.199cm" draw:marker-end-center="false" draw:fill="none" draw:fill-color="#729fcf" draw:fill-gradient-name="Gradient_20_7" draw:fill-hatch-name="Hatching_20_12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3" style:family="graphic">
      <style:graphic-properties draw:stroke="solid" draw:stroke-dash="Dashed_20__28_var_29__20_130" svg:stroke-width="0.049cm" svg:stroke-color="#000000" draw:marker-start-width="0.199cm" draw:marker-start-center="false" draw:marker-end="Arrow" draw:marker-end-width="0.15cm" draw:marker-end-center="false" draw:fill="none" draw:fill-color="#729fcf" draw:fill-gradient-name="Gradient_20_7" draw:fill-hatch-name="Hatching_20_12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4" style:family="graphic">
      <style:graphic-properties draw:stroke="solid" draw:stroke-dash="Dashed_20__28_var_29__20_131" svg:stroke-width="0.049cm" svg:stroke-color="#000000" draw:marker-start-width="0.199cm" draw:marker-start-center="false" draw:marker-end-width="0.199cm" draw:marker-end-center="false" draw:fill="none" draw:fill-color="#729fcf" draw:fill-gradient-name="Gradient_20_7" draw:fill-hatch-name="Hatching_20_13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5" style:family="graphic">
      <style:graphic-properties draw:stroke="solid" draw:stroke-dash="Dashed_20__28_var_29__20_132" svg:stroke-width="0.049cm" svg:stroke-color="#000000" draw:marker-start-width="0.199cm" draw:marker-start-center="false" draw:marker-end-width="0.199cm" draw:marker-end-center="false" draw:fill="none" draw:fill-color="#729fcf" draw:fill-gradient-name="Gradient_20_7" draw:fill-hatch-name="Hatching_20_13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6" style:family="graphic">
      <style:graphic-properties draw:stroke="solid" draw:stroke-dash="Dashed_20__28_var_29__20_133" svg:stroke-width="0.049cm" svg:stroke-color="#000000" draw:marker-start-width="0.199cm" draw:marker-start-center="false" draw:marker-end-width="0.199cm" draw:marker-end-center="false" draw:fill="none" draw:fill-color="#729fcf" draw:fill-gradient-name="Gradient_20_7" draw:fill-hatch-name="Hatching_20_13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7" style:family="graphic">
      <style:graphic-properties draw:stroke="solid" draw:stroke-dash="Dashed_20__28_var_29__20_134" svg:stroke-width="0.049cm" svg:stroke-color="#000000" draw:marker-start-width="0.199cm" draw:marker-start-center="false" draw:marker-end-width="0.199cm" draw:marker-end-center="false" draw:fill="none" draw:fill-color="#729fcf" draw:fill-gradient-name="Gradient_20_7" draw:fill-hatch-name="Hatching_20_13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8" style:family="graphic">
      <style:graphic-properties draw:stroke="solid" draw:stroke-dash="Dashed_20__28_var_29__20_135" svg:stroke-width="0.049cm" svg:stroke-color="#000000" draw:marker-start-width="0.199cm" draw:marker-start-center="false" draw:marker-end-width="0.199cm" draw:marker-end-center="false" draw:fill="none" draw:fill-color="#729fcf" draw:fill-gradient-name="Gradient_20_7" draw:fill-hatch-name="Hatching_20_13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9" style:family="graphic">
      <style:graphic-properties draw:stroke="solid" draw:stroke-dash="Dashed_20__28_var_29__20_136" svg:stroke-width="0.049cm" svg:stroke-color="#000000" draw:marker-start-width="0.199cm" draw:marker-start-center="false" draw:marker-end-width="0.199cm" draw:marker-end-center="false" draw:fill="none" draw:fill-color="#729fcf" draw:fill-gradient-name="Gradient_20_7" draw:fill-hatch-name="Hatching_20_13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0" style:family="graphic">
      <style:graphic-properties draw:stroke="solid" draw:stroke-dash="Dashed_20__28_var_29__20_137" svg:stroke-width="0.049cm" svg:stroke-color="#000000" draw:marker-start-width="0.199cm" draw:marker-start-center="false" draw:marker-end-width="0.199cm" draw:marker-end-center="false" draw:fill="none" draw:fill-color="#729fcf" draw:fill-gradient-name="Gradient_20_7" draw:fill-hatch-name="Hatching_20_13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1" style:family="graphic">
      <style:graphic-properties draw:stroke="solid" draw:stroke-dash="Dashed_20__28_var_29__20_138" svg:stroke-width="0.049cm" svg:stroke-color="#000000" draw:marker-start-width="0.199cm" draw:marker-start-center="false" draw:marker-end-width="0.199cm" draw:marker-end-center="false" draw:fill="none" draw:fill-color="#729fcf" draw:fill-gradient-name="Gradient_20_7" draw:fill-hatch-name="Hatching_20_13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2cm" fo:min-width="1.656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139" svg:stroke-width="0.049cm" svg:stroke-color="#000000" draw:marker-start-width="0.199cm" draw:marker-start-center="false" draw:marker-end-width="0.199cm" draw:marker-end-center="false" draw:fill="none" draw:fill-color="#729fcf" draw:fill-gradient-name="Gradient_20_7" draw:fill-hatch-name="Hatching_20_13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4" style:family="graphic">
      <style:graphic-properties draw:stroke="solid" draw:stroke-dash="Dashed_20__28_var_29__20_140" svg:stroke-width="0.049cm" svg:stroke-color="#000000" draw:marker-start-width="0.199cm" draw:marker-start-center="false" draw:marker-end-width="0.199cm" draw:marker-end-center="false" draw:fill="none" draw:fill-color="#729fcf" draw:fill-gradient-name="Gradient_20_7" draw:fill-hatch-name="Hatching_20_13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5" style:family="graphic">
      <style:graphic-properties draw:stroke="solid" draw:stroke-dash="Dashed_20__28_var_29__20_141" svg:stroke-width="0.049cm" svg:stroke-color="#000000" draw:marker-start-width="0.199cm" draw:marker-start-center="false" draw:marker-end-width="0.199cm" draw:marker-end-center="false" draw:fill="none" draw:fill-color="#729fcf" draw:fill-gradient-name="Gradient_20_7" draw:fill-hatch-name="Hatching_20_14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6" style:family="graphic">
      <style:graphic-properties draw:stroke="solid" draw:stroke-dash="Dashed_20__28_var_29__20_142" svg:stroke-width="0.049cm" svg:stroke-color="#000000" draw:marker-start-width="0.199cm" draw:marker-start-center="false" draw:marker-end-width="0.199cm" draw:marker-end-center="false" draw:fill="none" draw:fill-color="#729fcf" draw:fill-gradient-name="Gradient_20_7" draw:fill-hatch-name="Hatching_20_14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7" style:family="graphic">
      <style:graphic-properties draw:stroke="solid" draw:stroke-dash="Dashed_20__28_var_29__20_143" svg:stroke-width="0.049cm" svg:stroke-color="#000000" draw:marker-start-width="0.199cm" draw:marker-start-center="false" draw:marker-end-width="0.199cm" draw:marker-end-center="false" draw:fill="none" draw:fill-color="#729fcf" draw:fill-gradient-name="Gradient_20_7" draw:fill-hatch-name="Hatching_20_14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8" style:family="graphic">
      <style:graphic-properties draw:stroke="solid" draw:stroke-dash="Dashed_20__28_var_29__20_144" svg:stroke-width="0.049cm" svg:stroke-color="#000000" draw:marker-start-width="0.199cm" draw:marker-start-center="false" draw:marker-end-width="0.199cm" draw:marker-end-center="false" draw:fill="none" draw:fill-color="#729fcf" draw:fill-gradient-name="Gradient_20_7" draw:fill-hatch-name="Hatching_20_14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39" style:family="graphic">
      <style:graphic-properties draw:stroke="solid" draw:stroke-dash="Dashed_20__28_var_29__20_145" svg:stroke-width="0.049cm" svg:stroke-color="#000000" draw:marker-start-width="0.199cm" draw:marker-start-center="false" draw:marker-end-width="0.199cm" draw:marker-end-center="false" draw:fill="none" draw:fill-color="#729fcf" draw:fill-gradient-name="Gradient_20_7" draw:fill-hatch-name="Hatching_20_14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0" style:family="graphic">
      <style:graphic-properties draw:stroke="solid" draw:stroke-dash="Dashed_20__28_var_29__20_146" svg:stroke-width="0.049cm" svg:stroke-color="#000000" draw:marker-start-width="0.199cm" draw:marker-start-center="false" draw:marker-end-width="0.199cm" draw:marker-end-center="false" draw:fill="none" draw:fill-color="#729fcf" draw:fill-gradient-name="Gradient_20_7" draw:fill-hatch-name="Hatching_20_14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1" style:family="graphic">
      <style:graphic-properties draw:stroke="solid" draw:stroke-dash="Dashed_20__28_var_29__20_147" svg:stroke-width="0.049cm" svg:stroke-color="#000000" draw:marker-start-width="0.199cm" draw:marker-start-center="false" draw:marker-end="Arrow" draw:marker-end-width="0.15cm" draw:marker-end-center="false" draw:fill="none" draw:fill-color="#729fcf" draw:fill-gradient-name="Gradient_20_7" draw:fill-hatch-name="Hatching_20_14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2" style:family="graphic">
      <style:graphic-properties draw:stroke="solid" draw:stroke-dash="Dashed_20__28_var_29__20_148" svg:stroke-width="0.049cm" svg:stroke-color="#000000" draw:marker-start-width="0.199cm" draw:marker-start-center="false" draw:marker-end="Arrow" draw:marker-end-width="0.15cm" draw:marker-end-center="false" draw:fill="none" draw:fill-color="#729fcf" draw:fill-gradient-name="Gradient_20_7" draw:fill-hatch-name="Hatching_20_14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3" style:family="graphic">
      <style:graphic-properties draw:stroke="none" svg:stroke-width="0cm" svg:stroke-color="#000000" draw:marker-start="Circle_20_unfilled" draw:marker-start-width="0.229cm" draw:marker-start-center="false" draw:marker-end="Circl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2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25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997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651cm"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149" svg:stroke-width="0.049cm" svg:stroke-color="#000000" draw:marker-start="Circle" draw:marker-start-width="0.229cm" draw:marker-start-center="false" draw:marker-end="Dimension_20_Lines" draw:marker-end-width="0.4cm" draw:marker-end-center="false" draw:fill="none" draw:fill-color="#729fcf" draw:fill-gradient-name="Gradient_20_7" draw:fill-hatch-name="Hatching_20_14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8" style:family="graphic">
      <style:graphic-properties draw:stroke="solid" draw:stroke-dash="Dashed_20__28_var_29__20_150" svg:stroke-width="0.049cm" svg:stroke-color="#000000" draw:marker-start-width="0.199cm" draw:marker-start-center="false" draw:marker-end-width="0.199cm" draw:marker-end-center="false" draw:fill="none" draw:fill-color="#729fcf" draw:fill-gradient-name="Gradient_20_7" draw:fill-hatch-name="Hatching_20_14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49" style:family="graphic">
      <style:graphic-properties draw:stroke="solid" draw:stroke-dash="Dashed_20__28_var_29__20_151" svg:stroke-width="0.049cm" svg:stroke-color="#000000" draw:marker-start-width="0.199cm" draw:marker-start-center="false" draw:marker-end-width="0.199cm" draw:marker-end-center="false" draw:fill="none" draw:fill-color="#729fcf" draw:fill-gradient-name="Gradient_20_7" draw:fill-hatch-name="Hatching_20_15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0" style:family="graphic">
      <style:graphic-properties draw:stroke="solid" draw:stroke-dash="Dashed_20__28_var_29__20_152" svg:stroke-width="0.049cm" svg:stroke-color="#000000" draw:marker-start-width="0.199cm" draw:marker-start-center="false" draw:marker-end-width="0.199cm" draw:marker-end-center="false" draw:fill="none" draw:fill-color="#729fcf" draw:fill-gradient-name="Gradient_20_7" draw:fill-hatch-name="Hatching_20_15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1" style:family="graphic">
      <style:graphic-properties draw:stroke="none" svg:stroke-width="0cm" svg:stroke-color="#000000" draw:marker-start-width="0.199cm" draw:marker-start-center="false"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811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cm" svg:stroke-color="#000000" draw:marker-start-width="0.199cm" draw:marker-start-center="false" draw:marker-end="Arrow" draw:marker-end-width="0.15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2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543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62cm"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62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62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62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62cm"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462cm"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2cm" fo:min-width="1.713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8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8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38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247cm" fo:min-width="0.138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153" svg:stroke-width="0.049cm" svg:stroke-color="#000000" draw:marker-start="Symmetric_20_Arrow" draw:marker-start-width="0.355cm" draw:marker-start-center="false" draw:marker-end-width="0.355cm" draw:marker-end-center="false" draw:fill="none" draw:fill-color="#729fcf" draw:fill-gradient-name="Gradient_20_7" draw:fill-hatch-name="Hatching_20_15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67" style:family="graphic">
      <style:graphic-properties draw:stroke="solid" draw:stroke-dash="Dashed_20__28_var_29__20_154" svg:stroke-width="0.049cm" svg:stroke-color="#000000" draw:marker-start="Symmetric_20_Arrow" draw:marker-start-width="0.355cm" draw:marker-start-center="false" draw:marker-end-width="0.355cm" draw:marker-end-center="false" draw:fill="none" draw:fill-color="#729fcf" draw:fill-gradient-name="Gradient_20_7" draw:fill-hatch-name="Hatching_20_15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68" style:family="graphic">
      <style:graphic-properties draw:stroke="solid" draw:stroke-dash="Dashed_20__28_var_29__20_155" svg:stroke-width="0.049cm" svg:stroke-color="#000000" draw:marker-start="Symmetric_20_Arrow" draw:marker-start-width="0.355cm" draw:marker-start-center="false" draw:marker-end-width="0.355cm" draw:marker-end-center="false" draw:fill="none" draw:fill-color="#729fcf" draw:fill-gradient-name="Gradient_20_7" draw:fill-hatch-name="Hatching_20_15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69" style:family="graphic">
      <style:graphic-properties draw:stroke="solid" draw:stroke-dash="Dashed_20__28_var_29__20_156" svg:stroke-width="0.049cm" svg:stroke-color="#000000" draw:marker-start="Symmetric_20_Arrow" draw:marker-start-width="0.355cm" draw:marker-start-center="false" draw:marker-end-width="0.355cm" draw:marker-end-center="false" draw:fill="none" draw:fill-color="#729fcf" draw:fill-gradient-name="Gradient_20_7" draw:fill-hatch-name="Hatching_20_15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0" style:family="graphic">
      <style:graphic-properties draw:stroke="solid" draw:stroke-dash="Dashed_20__28_var_29__20_157" svg:stroke-width="0.049cm" svg:stroke-color="#000000" draw:marker-start="Symmetric_20_Arrow" draw:marker-start-width="0.355cm" draw:marker-start-center="false" draw:marker-end-width="0.355cm" draw:marker-end-center="false" draw:fill="none" draw:fill-color="#729fcf" draw:fill-gradient-name="Gradient_20_7" draw:fill-hatch-name="Hatching_20_15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1" style:family="graphic">
      <style:graphic-properties draw:stroke="solid" draw:stroke-dash="Dashed_20__28_var_29__20_158" svg:stroke-width="0.049cm" svg:stroke-color="#000000" draw:marker-start="Symmetric_20_Arrow" draw:marker-start-width="0.355cm" draw:marker-start-center="false" draw:marker-end-width="0.355cm" draw:marker-end-center="false" draw:fill="none" draw:fill-color="#729fcf" draw:fill-gradient-name="Gradient_20_7" draw:fill-hatch-name="Hatching_20_15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2" style:family="graphic">
      <style:graphic-properties draw:stroke="solid" draw:stroke-dash="Dashed_20__28_var_29__20_159" svg:stroke-width="0.049cm" svg:stroke-color="#000000" draw:marker-start="Symmetric_20_Arrow" draw:marker-start-width="0.355cm" draw:marker-start-center="false" draw:marker-end-width="0.355cm" draw:marker-end-center="false" draw:fill="none" draw:fill-color="#729fcf" draw:fill-gradient-name="Gradient_20_7" draw:fill-hatch-name="Hatching_20_15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3" style:family="graphic">
      <style:graphic-properties draw:stroke="solid" draw:stroke-dash="Dashed_20__28_var_29__20_160" svg:stroke-width="0.049cm" svg:stroke-color="#000000" draw:marker-start="Symmetric_20_Arrow" draw:marker-start-width="0.355cm" draw:marker-start-center="false" draw:marker-end-width="0.355cm" draw:marker-end-center="false" draw:fill="none" draw:fill-color="#729fcf" draw:fill-gradient-name="Gradient_20_7" draw:fill-hatch-name="Hatching_20_15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4" style:family="graphic">
      <style:graphic-properties draw:stroke="solid" draw:stroke-dash="Dashed_20__28_var_29__20_161" svg:stroke-width="0.049cm" svg:stroke-color="#000000" draw:marker-start="Symmetric_20_Arrow" draw:marker-start-width="0.355cm" draw:marker-start-center="false" draw:marker-end-width="0.355cm" draw:marker-end-center="false" draw:fill="none" draw:fill-color="#729fcf" draw:fill-gradient-name="Gradient_20_7" draw:fill-hatch-name="Hatching_20_16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5" style:family="graphic">
      <style:graphic-properties draw:stroke="solid" draw:stroke-dash="Dashed_20__28_var_29__20_162" svg:stroke-width="0.049cm" svg:stroke-color="#000000" draw:marker-start="Symmetric_20_Arrow" draw:marker-start-width="0.355cm" draw:marker-start-center="false" draw:marker-end-width="0.355cm" draw:marker-end-center="false" draw:fill="none" draw:fill-color="#729fcf" draw:fill-gradient-name="Gradient_20_7" draw:fill-hatch-name="Hatching_20_16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6" style:family="graphic">
      <style:graphic-properties draw:stroke="solid" draw:stroke-dash="Dashed_20__28_var_29__20_163" svg:stroke-width="0.049cm" svg:stroke-color="#000000" draw:marker-start="Symmetric_20_Arrow" draw:marker-start-width="0.355cm" draw:marker-start-center="false" draw:marker-end-width="0.355cm" draw:marker-end-center="false" draw:fill="none" draw:fill-color="#729fcf" draw:fill-gradient-name="Gradient_20_7" draw:fill-hatch-name="Hatching_20_16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7" style:family="graphic">
      <style:graphic-properties draw:stroke="solid" draw:stroke-dash="Dashed_20__28_var_29__20_164" svg:stroke-width="0.049cm" svg:stroke-color="#000000" draw:marker-start="Symmetric_20_Arrow" draw:marker-start-width="0.355cm" draw:marker-start-center="false" draw:marker-end-width="0.355cm" draw:marker-end-center="false" draw:fill="none" draw:fill-color="#729fcf" draw:fill-gradient-name="Gradient_20_7" draw:fill-hatch-name="Hatching_20_16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8" style:family="graphic">
      <style:graphic-properties draw:stroke="solid" draw:stroke-dash="Dashed_20__28_var_29__20_165" svg:stroke-width="0.049cm" svg:stroke-color="#000000" draw:marker-start="Symmetric_20_Arrow" draw:marker-start-width="0.355cm" draw:marker-start-center="false" draw:marker-end-width="0.355cm" draw:marker-end-center="false" draw:fill="none" draw:fill-color="#729fcf" draw:fill-gradient-name="Gradient_20_7" draw:fill-hatch-name="Hatching_20_16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9" style:family="graphic">
      <style:graphic-properties draw:stroke="solid" draw:stroke-dash="Dashed_20__28_var_29__20_166" svg:stroke-width="0.049cm" svg:stroke-color="#000000" draw:marker-start="Symmetric_20_Arrow" draw:marker-start-width="0.355cm" draw:marker-start-center="false" draw:marker-end-width="0.355cm" draw:marker-end-center="false" draw:fill="none" draw:fill-color="#729fcf" draw:fill-gradient-name="Gradient_20_7" draw:fill-hatch-name="Hatching_20_16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0" style:family="graphic">
      <style:graphic-properties draw:stroke="solid" draw:stroke-dash="Dashed_20__28_var_29__20_167" svg:stroke-width="0.049cm" svg:stroke-color="#000000" draw:marker-start="Symmetric_20_Arrow" draw:marker-start-width="0.355cm" draw:marker-start-center="false" draw:marker-end-width="0.355cm" draw:marker-end-center="false" draw:fill="none" draw:fill-color="#729fcf" draw:fill-gradient-name="Gradient_20_7" draw:fill-hatch-name="Hatching_20_16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1" style:family="graphic">
      <style:graphic-properties draw:stroke="solid" draw:stroke-dash="Dashed_20__28_var_29__20_168" svg:stroke-width="0.049cm" svg:stroke-color="#000000" draw:marker-start="Symmetric_20_Arrow" draw:marker-start-width="0.355cm" draw:marker-start-center="false" draw:marker-end-width="0.355cm" draw:marker-end-center="false" draw:fill="none" draw:fill-color="#729fcf" draw:fill-gradient-name="Gradient_20_7" draw:fill-hatch-name="Hatching_20_167"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2" style:family="graphic">
      <style:graphic-properties draw:stroke="solid" draw:stroke-dash="Dashed_20__28_var_29__20_169" svg:stroke-width="0.049cm" svg:stroke-color="#000000" draw:marker-start="Symmetric_20_Arrow" draw:marker-start-width="0.355cm" draw:marker-start-center="false" draw:marker-end-width="0.355cm" draw:marker-end-center="false" draw:fill="none" draw:fill-color="#729fcf" draw:fill-gradient-name="Gradient_20_7" draw:fill-hatch-name="Hatching_20_168"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3" style:family="graphic">
      <style:graphic-properties draw:stroke="solid" draw:stroke-dash="Dashed_20__28_var_29__20_170" svg:stroke-width="0.049cm" svg:stroke-color="#000000" draw:marker-start="Symmetric_20_Arrow" draw:marker-start-width="0.355cm" draw:marker-start-center="false" draw:marker-end-width="0.355cm" draw:marker-end-center="false" draw:fill="none" draw:fill-color="#729fcf" draw:fill-gradient-name="Gradient_20_7" draw:fill-hatch-name="Hatching_20_169"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4" style:family="graphic">
      <style:graphic-properties draw:stroke="solid" draw:stroke-dash="Dashed_20__28_var_29__20_171" svg:stroke-width="0.049cm" svg:stroke-color="#000000" draw:marker-start="Symmetric_20_Arrow" draw:marker-start-width="0.355cm" draw:marker-start-center="false" draw:marker-end-width="0.355cm" draw:marker-end-center="false" draw:fill="none" draw:fill-color="#729fcf" draw:fill-gradient-name="Gradient_20_7" draw:fill-hatch-name="Hatching_20_170"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5" style:family="graphic">
      <style:graphic-properties draw:stroke="solid" draw:stroke-dash="Dashed_20__28_var_29__20_172" svg:stroke-width="0.049cm" svg:stroke-color="#000000" draw:marker-start="Symmetric_20_Arrow" draw:marker-start-width="0.355cm" draw:marker-start-center="false" draw:marker-end-width="0.355cm" draw:marker-end-center="false" draw:fill="none" draw:fill-color="#729fcf" draw:fill-gradient-name="Gradient_20_7" draw:fill-hatch-name="Hatching_20_171"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6" style:family="graphic">
      <style:graphic-properties draw:stroke="solid" draw:stroke-dash="Dashed_20__28_var_29__20_173" svg:stroke-width="0.049cm" svg:stroke-color="#000000" draw:marker-start="Symmetric_20_Arrow" draw:marker-start-width="0.355cm" draw:marker-start-center="false" draw:marker-end-width="0.355cm" draw:marker-end-center="false" draw:fill="none" draw:fill-color="#729fcf" draw:fill-gradient-name="Gradient_20_7" draw:fill-hatch-name="Hatching_20_172"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7" style:family="graphic">
      <style:graphic-properties draw:stroke="solid" draw:stroke-dash="Dashed_20__28_var_29__20_174" svg:stroke-width="0.049cm" svg:stroke-color="#000000" draw:marker-start="Symmetric_20_Arrow" draw:marker-start-width="0.355cm" draw:marker-start-center="false" draw:marker-end-width="0.355cm" draw:marker-end-center="false" draw:fill="none" draw:fill-color="#729fcf" draw:fill-gradient-name="Gradient_20_7" draw:fill-hatch-name="Hatching_20_173"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8" style:family="graphic">
      <style:graphic-properties draw:stroke="solid" draw:stroke-dash="Dashed_20__28_var_29__20_175" svg:stroke-width="0.049cm" svg:stroke-color="#000000" draw:marker-start="Symmetric_20_Arrow" draw:marker-start-width="0.355cm" draw:marker-start-center="false" draw:marker-end-width="0.355cm" draw:marker-end-center="false" draw:fill="none" draw:fill-color="#729fcf" draw:fill-gradient-name="Gradient_20_7" draw:fill-hatch-name="Hatching_20_174"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9" style:family="graphic">
      <style:graphic-properties draw:stroke="solid" draw:stroke-dash="Dashed_20__28_var_29__20_176" svg:stroke-width="0.049cm" svg:stroke-color="#000000" draw:marker-start="Symmetric_20_Arrow" draw:marker-start-width="0.355cm" draw:marker-start-center="false" draw:marker-end-width="0.355cm" draw:marker-end-center="false" draw:fill="none" draw:fill-color="#729fcf" draw:fill-gradient-name="Gradient_20_7" draw:fill-hatch-name="Hatching_20_175"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0" style:family="graphic">
      <style:graphic-properties draw:stroke="solid" draw:stroke-dash="Dashed_20__28_var_29__20_177" svg:stroke-width="0.049cm" svg:stroke-color="#000000" draw:marker-start="Symmetric_20_Arrow" draw:marker-start-width="0.355cm" draw:marker-start-center="false" draw:marker-end-width="0.355cm" draw:marker-end-center="false" draw:fill="none" draw:fill-color="#729fcf" draw:fill-gradient-name="Gradient_20_7" draw:fill-hatch-name="Hatching_20_176" draw:fill-image-name="Bitmape_20_1"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63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727cm"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727cm"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908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767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607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89cm"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806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1.221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37cm"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1.423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1.311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6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1.035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607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607cm"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988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988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1.018cm"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13cm" fo:min-width="0.4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C3173A</text:p>
      <text:p text:style-name="P6">Мостовой усилитель мощности</text:p>
      <text:p text:style-name="Standard"/>
      <text:p text:style-name="P4">Особенности</text:p>
      <text:list xml:id="list3316062417319274741" text:style-name="L1">
        <text:list-item>
          <text:p text:style-name="P3">прецизионное управление током</text:p>
        </text:list-item>
        <text:list-item>
          <text:p text:style-name="P3">+/- 500 <text:span text:style-name="T1">mA </text:span>ток нагрузки</text:p>
        </text:list-item>
        <text:list-item>
          <text:p text:style-name="P3">1.3<text:span text:style-name="T1">V </text:span>типичное полное <text:span text:style-name="T1">Vsat </text:span>на токе 550<text:span text:style-name="T1">mA</text:span></text:p>
        </text:list-item>
        <text:list-item>
          <text:p text:style-name="P3">Управляемая скорость парковки головки</text:p>
        </text:list-item>
        <text:list-item>
          <text:p text:style-name="P3"/>
        </text:list-item>
      </text:list>
      <text:p text:style-name="P2"/>
      <text:p text:style-name="P2"/>
      <text:p text:style-name="P4">Описание</text:p>
      <text:p text:style-name="P2"/>
      <text:p text:style-name="P2"/>
      <text:p text:style-name="P2"><text:span text:style-name="T2"/></text:p>
      <text:p text:style-name="P9"><text:span text:style-name="T2">Блок схема</text:span></text:p>
      <text:p text:style-name="P2"><draw:g text:anchor-type="paragraph" draw:z-index="0" draw:name="Фигура1" draw:style-name="gr1"><draw:connector draw:style-name="gr2" draw:text-style-name="P10" draw:type="line" svg:x1="13.605cm" svg:y1="2.665cm" svg:x2="13.626cm" svg:y2="6.221cm" svg:d="M13605 2665l21 3556" svg:viewBox="0 0 23 3558"><text:p/></draw:connector><draw:rect draw:style-name="gr3" draw:text-style-name="P11" svg:width="14.001cm" svg:height="13.002cm" svg:x="1.295cm" svg:y="1.083cm"><text:p/></draw:rect><draw:rect draw:style-name="gr4" draw:text-style-name="P12" xml:id="id6" draw:id="id6" svg:width="0.301cm" svg:height="0.301cm" svg:x="3.362cm" svg:y="0.933cm"><text:p/></draw:rect><draw:rect draw:style-name="gr5" draw:text-style-name="P13" svg:width="0.301cm" svg:height="0.301cm" svg:x="1.145cm" svg:y="2.633cm"><text:p/></draw:rect><draw:frame draw:style-name="gr6" draw:text-style-name="P15" svg:width="1.299cm" svg:height="0.5cm" svg:x="0.002cm" svg:y="2.536cm"><draw:text-box><text:p text:style-name="P14"><text:span text:style-name="T3">VPARK</text:span></text:p></draw:text-box></draw:frame><draw:frame draw:style-name="gr7" draw:text-style-name="P15" svg:width="0.653cm" svg:height="0.5cm" svg:x="2.923cm" svg:y="0.993cm"><draw:text-box><text:p text:style-name="P14"><text:span text:style-name="T3">7</text:span></text:p></draw:text-box></draw:frame><draw:frame draw:style-name="gr8" draw:text-style-name="P15" svg:width="0.653cm" svg:height="0.5cm" svg:x="1.122cm" svg:y="2.247cm"><draw:text-box><text:p text:style-name="P14"><text:span text:style-name="T3">8</text:span></text:p></draw:text-box></draw:frame><draw:rect draw:style-name="gr9" draw:text-style-name="P16" svg:width="1.001cm" svg:height="0.502cm" svg:x="6.952cm" svg:y="11.044cm"><text:p text:style-name="P14"><text:span text:style-name="T3">TSD</text:span></text:p></draw:rect><draw:rect draw:style-name="gr10" draw:text-style-name="P17" svg:width="0.301cm" svg:height="0.301cm" svg:x="15.154cm" svg:y="3.256cm"><text:p/></draw:rect><draw:rect draw:style-name="gr11" draw:text-style-name="P18" xml:id="id5" draw:id="id5" svg:width="0.302cm" svg:height="0.301cm" svg:x="7.252cm" svg:y="0.933cm"><text:p/></draw:rect><draw:rect draw:style-name="gr12" draw:text-style-name="P19" xml:id="id2" draw:id="id2" svg:width="0.301cm" svg:height="0.301cm" svg:x="11.982cm" svg:y="0.933cm"><text:p/></draw:rect><draw:frame draw:style-name="gr13" draw:text-style-name="P20" svg:width="0.826cm" svg:height="0.5cm" svg:x="15.283cm" svg:y="2.563cm"><draw:text-box><text:p text:style-name="P14"><text:span text:style-name="T3">VC</text:span></text:p></draw:text-box></draw:frame><draw:frame draw:style-name="gr14" draw:text-style-name="P20" svg:width="0.8cm" svg:height="0.5cm" svg:x="14.653cm" svg:y="2.247cm"><draw:text-box><text:p text:style-name="P14"><text:span text:style-name="T3">10</text:span></text:p></draw:text-box></draw:frame><draw:frame draw:style-name="gr15" draw:text-style-name="P20" svg:width="1.172cm" svg:height="0.5cm" svg:x="11.021cm" svg:y="0.993cm"><draw:text-box><text:p text:style-name="P14"><text:span text:style-name="T3">14/15</text:span></text:p></draw:text-box></draw:frame><draw:frame draw:style-name="gr16" draw:text-style-name="P15" svg:width="1.172cm" svg:height="0.5cm" svg:x="6.292cm" svg:y="0.995cm"><draw:text-box><text:p text:style-name="P14"><text:span text:style-name="T3">11/12</text:span></text:p></draw:text-box></draw:frame><draw:frame draw:style-name="gr17" draw:text-style-name="P15" svg:width="1.211cm" svg:height="0.5cm" svg:x="2.852cm" svg:y="0.448cm"><draw:text-box><text:p text:style-name="P14"><text:span text:style-name="T3">COMP</text:span></text:p></draw:text-box></draw:frame><draw:frame draw:style-name="gr18" draw:text-style-name="P15" svg:width="1.168cm" svg:height="0.5cm" svg:x="6.853cm" svg:y="0.448cm"><draw:text-box><text:p text:style-name="P14"><text:span text:style-name="T3">AOUT</text:span></text:p></draw:text-box></draw:frame><draw:frame draw:style-name="gr19" draw:text-style-name="P20" svg:width="1.163cm" svg:height="0.5cm" svg:x="11.554cm" svg:y="0.45cm"><draw:text-box><text:p text:style-name="P14"><text:span text:style-name="T3">BOUT</text:span></text:p></draw:text-box></draw:frame><draw:rect draw:style-name="gr20" draw:text-style-name="P21" svg:width="0.301cm" svg:height="0.301cm" svg:x="1.145cm" svg:y="3.434cm"><text:p/></draw:rect><draw:frame draw:style-name="gr21" draw:text-style-name="P15" svg:width="0.927cm" svg:height="0.5cm" svg:x="0.348cm" svg:y="3.337cm"><draw:text-box><text:p text:style-name="P14"><text:span text:style-name="T3">AIN</text:span></text:p></draw:text-box></draw:frame><draw:frame draw:style-name="gr22" draw:text-style-name="P15" svg:width="0.653cm" svg:height="0.5cm" svg:x="1.122cm" svg:y="3.048cm"><draw:text-box><text:p text:style-name="P14"><text:span text:style-name="T3">9</text:span></text:p></draw:text-box></draw:frame><draw:rect draw:style-name="gr23" draw:text-style-name="P22" xml:id="id1" draw:id="id1" svg:width="0.301cm" svg:height="0.301cm" svg:x="1.145cm" svg:y="4.036cm"><text:p/></draw:rect><draw:frame draw:style-name="gr24" draw:text-style-name="P15" svg:width="1.214cm" svg:height="0.5cm" svg:x="0.087cm" svg:y="3.928cm"><draw:text-box><text:p text:style-name="P14"><text:span text:style-name="T3">REFIN</text:span></text:p></draw:text-box></draw:frame><draw:frame draw:style-name="gr25" draw:text-style-name="P15" svg:width="0.8cm" svg:height="0.5cm" svg:x="1.122cm" svg:y="3.649cm"><draw:text-box><text:p text:style-name="P14"><text:span text:style-name="T3">18</text:span></text:p></draw:text-box></draw:frame><draw:line draw:style-name="gr26" draw:text-style-name="P23" svg:x1="1.452cm" svg:y1="3.574cm" svg:x2="5.822cm" svg:y2="3.574cm"><text:p/></draw:line><draw:path draw:style-name="gr27" draw:text-style-name="P24" svg:width="3.254cm" svg:height="0.679cm" svg:x="2.568cm" svg:y="3.969cm" svg:viewBox="0 0 3255 680" svg:d="M3255 0v25 25h-3205l1 605c0 5 0 9-3 13s-5 6-9 9-8 3-13 3h-1v-25h-24l-1-630c0-5 0-8 3-12s6-7 10-10 7-3 12-3z"><text:p/></draw:path><draw:connector draw:style-name="gr28" draw:text-style-name="P25" draw:type="line" svg:x1="1.445cm" svg:y1="4.186cm" svg:x2="2.706cm" svg:y2="4.195cm" draw:start-shape="id1" svg:d="M1445 4186l1261 9" svg:viewBox="0 0 1263 11"><text:p/></draw:connector><draw:line draw:style-name="gr29" draw:text-style-name="P26" svg:x1="2.572cm" svg:y1="4.614cm" svg:x2="2.752cm" svg:y2="4.674cm"><text:p/></draw:line><draw:line draw:style-name="gr30" draw:text-style-name="P27" svg:x1="2.752cm" svg:y1="4.664cm" svg:x2="2.412cm" svg:y2="4.804cm"><text:p/></draw:line><draw:line draw:style-name="gr31" draw:text-style-name="P28" svg:x1="2.412cm" svg:y1="4.794cm" svg:x2="2.772cm" svg:y2="4.884cm"><text:p/></draw:line><draw:line draw:style-name="gr32" draw:text-style-name="P29" svg:x1="2.772cm" svg:y1="4.884cm" svg:x2="2.412cm" svg:y2="4.994cm"><text:p/></draw:line><draw:line draw:style-name="gr33" draw:text-style-name="P30" svg:x1="2.422cm" svg:y1="4.994cm" svg:x2="2.782cm" svg:y2="5.084cm"><text:p/></draw:line><draw:line draw:style-name="gr34" draw:text-style-name="P31" svg:x1="2.782cm" svg:y1="5.084cm" svg:x2="2.422cm" svg:y2="5.194cm"><text:p/></draw:line><draw:line draw:style-name="gr35" draw:text-style-name="P32" svg:x1="2.422cm" svg:y1="5.194cm" svg:x2="2.592cm" svg:y2="5.264cm"><text:p/></draw:line><draw:line draw:style-name="gr36" draw:text-style-name="P33" svg:x1="2.592cm" svg:y1="5.254cm" svg:x2="2.592cm" svg:y2="5.964cm"><text:p/></draw:line><draw:rect draw:style-name="gr37" draw:text-style-name="P34" svg:width="0.301cm" svg:height="0.301cm" svg:x="15.145cm" svg:y="2.633cm"><text:p/></draw:rect><draw:frame draw:style-name="gr38" draw:text-style-name="P20" svg:width="0.923cm" svg:height="0.5cm" svg:x="15.284cm" svg:y="3.164cm"><draw:text-box><text:p text:style-name="P14"><text:span text:style-name="T3">BIN</text:span></text:p></draw:text-box></draw:frame><draw:frame draw:style-name="gr39" draw:text-style-name="P20" svg:width="0.8cm" svg:height="0.5cm" svg:x="14.635cm" svg:y="2.895cm"><draw:text-box><text:p text:style-name="P14"><text:span text:style-name="T3">17</text:span></text:p></draw:text-box></draw:frame><draw:path draw:style-name="gr40" draw:text-style-name="P24" svg:width="8.959cm" svg:height="3.384cm" svg:x="6.172cm" svg:y="2.749cm" svg:viewBox="0 0 8960 3385" svg:d="M8950 0v25 25l-8900 5v3255l8910 25v25 25l-8935-25c-5 0-9 0-13-3s-6-5-9-9-3-8-3-13v-3305c0-5 0-8 3-12s5-7 9-10 8-3 13-3z"><text:p/></draw:path><draw:polygon draw:style-name="gr41" draw:text-style-name="P35" xml:id="id4" draw:id="id4" svg:width="0.999cm" svg:height="0.999cm" svg:x="5.822cm" svg:y="3.294cm" svg:viewBox="0 0 1000 1000" draw:points="0,1000 0,0 1000,503 1000,503"><text:p/></draw:polygon><draw:frame draw:style-name="gr42" draw:text-style-name="P37" svg:width="1.036cm" svg:height="0.747cm" svg:x="5.655cm" svg:y="3.394cm"><draw:text-box><text:p text:style-name="P36"><text:span text:style-name="T3"><text:s text:c="2"/></text:span><text:span text:style-name="T3">A</text:span></text:p><text:p text:style-name="P36"><text:span text:style-name="T3">AMP</text:span></text:p></draw:text-box></draw:frame><draw:frame draw:style-name="gr43" draw:text-style-name="P20" svg:width="0.593cm" svg:height="0.5cm" svg:x="5.643cm" svg:y="3.205cm"><draw:text-box><text:p text:style-name="P14"><text:span text:style-name="T3">-</text:span></text:p></draw:text-box></draw:frame><draw:frame draw:style-name="gr44" draw:text-style-name="P20" svg:width="0.683cm" svg:height="0.5cm" svg:x="5.602cm" svg:y="3.843cm"><draw:text-box><text:p text:style-name="P14"><text:span text:style-name="T3">+</text:span></text:p></draw:text-box></draw:frame><draw:rect draw:style-name="gr45" draw:text-style-name="P38" svg:width="0.301cm" svg:height="0.301cm" svg:x="15.154cm" svg:y="5.957cm"><text:p/></draw:rect><draw:frame draw:style-name="gr46" draw:text-style-name="P20" svg:width="1.19cm" svg:height="0.5cm" svg:x="15.284cm" svg:y="5.863cm"><draw:text-box><text:p text:style-name="P14"><text:span text:style-name="T3">PGND</text:span></text:p></draw:text-box></draw:frame><draw:frame draw:style-name="gr47" draw:text-style-name="P20" svg:width="0.8cm" svg:height="0.5cm" svg:x="14.653cm" svg:y="5.547cm"><draw:text-box><text:p text:style-name="P14"><text:span text:style-name="T3">13</text:span></text:p></draw:text-box></draw:frame><draw:path draw:style-name="gr48" draw:text-style-name="P24" svg:width="4.377cm" svg:height="0.689cm" svg:x="1.444cm" svg:y="2.759cm" svg:viewBox="0 0 4378 690" svg:d="M0 50v-25-25h3047c5 0 9 0 13 3s6 6 9 10 3 7 3 12v614l1306 1v25 25l-1331-1c-5 0-8 0-12-3s-7-5-10-9-3-8-3-13v-614z"><text:p/></draw:path><draw:polygon draw:style-name="gr49" draw:text-style-name="P39" xml:id="id3" draw:id="id3" svg:width="0.999cm" svg:height="0.999cm" svg:x="13.035cm" svg:y="3.295cm" svg:viewBox="0 0 1000 1000" draw:points="1000,1000 1000,0 0,503 0,503"><text:p/></draw:polygon><draw:frame draw:style-name="gr50" draw:text-style-name="P37" svg:width="1.036cm" svg:height="0.747cm" svg:x="13.168cm" svg:y="3.395cm"><draw:text-box><text:p text:style-name="P36"><text:span text:style-name="T3"><text:s text:c="2"/></text:span><text:span text:style-name="T3">B</text:span></text:p><text:p text:style-name="P36"><text:span text:style-name="T3">AMP</text:span></text:p></draw:text-box></draw:frame><draw:frame draw:style-name="gr51" draw:text-style-name="P20" svg:width="0.593cm" svg:height="0.5cm" svg:x="13.656cm" svg:y="3.207cm"><draw:text-box><text:p text:style-name="P14"><text:span text:style-name="T3">-</text:span></text:p></draw:text-box></draw:frame><draw:frame draw:style-name="gr52" draw:text-style-name="P20" svg:width="0.683cm" svg:height="0.5cm" svg:x="13.616cm" svg:y="3.845cm"><draw:text-box><text:p text:style-name="P14"><text:span text:style-name="T3">+</text:span></text:p></draw:text-box></draw:frame><draw:line draw:style-name="gr53" draw:text-style-name="P40" svg:x1="15.144cm" svg:y1="3.451cm" svg:x2="14.014cm" svg:y2="3.451cm"><text:p/></draw:line><draw:path draw:style-name="gr54" draw:text-style-name="P24" svg:width="2.423cm" svg:height="1.054cm" svg:x="4.249cm" svg:y="4.129cm" svg:viewBox="0 0 2424 1055" svg:d="M1569 0v25 25h-1510l-9 880h2074v-75l300 100-300 100v-75h-2099c-5 0-8 0-12-3s-7-5-10-9-3-8-3-13l9-930c0-5 0-8 3-12s6-7 10-10 7-3 12-3z"><text:p/></draw:path><draw:path draw:style-name="gr55" draw:text-style-name="P24" svg:width="5.23cm" svg:height="1.482cm" svg:x="3.793cm" svg:y="3.881cm" svg:viewBox="0 0 5231 1483" svg:d="M102 1480c-4-3-7-6-10-10-2-3-3-7-3-12v-1232l-17-5-20-10-19-15-15-19-10-21-6-21-2-21 3-21 6-22 10-20 15-18 19-15 21-10 21-6 22-2 20 2 22 7 19 10 19 15 15 18 10 21 6 22 2 21-3 21-6 21-10 20-15 19-19 15-20 10-18 4v1207h5092v25 25h-5117c-5 0-9-1-12-3z"><text:p/></draw:path><draw:path draw:style-name="gr56" draw:text-style-name="P24" svg:width="5.632cm" svg:height="1.269cm" svg:x="8.963cm" svg:y="4.094cm" svg:viewBox="0 0 5633 1270" svg:d="M5079 50v-25-25h526c5 0 9 1 13 3 3 3 6 6 9 10 2 3 3 7 3 12l3 1210c0 5-1 9-3 13-3 3-6 6-9 9-4 2-8 3-13 3l-5608 10v-30-20l5583-10-3-1160z"><text:p/></draw:path><draw:connector draw:style-name="gr57" draw:text-style-name="P41" draw:type="line" svg:x1="12.132cm" svg:y1="1.233cm" svg:x2="12.129cm" svg:y2="3.914cm" draw:start-shape="id2" svg:d="M12132 1233l-3 2681" svg:viewBox="0 0 5 2683"><text:p/></draw:connector><draw:connector draw:style-name="gr58" draw:text-style-name="P42" draw:type="line" svg:x1="13.035cm" svg:y1="3.794cm" svg:x2="11.007cm" svg:y2="3.805cm" draw:start-shape="id3" draw:start-glue-point="3" svg:d="M13035 3794l-2028 11" svg:viewBox="0 0 2030 12"><text:p/></draw:connector><draw:connector draw:style-name="gr59" draw:text-style-name="P43" draw:type="line" svg:x1="11.104cm" svg:y1="2.665cm" svg:x2="11.125cm" svg:y2="6.221cm" svg:d="M11104 2665l21 3556" svg:viewBox="0 0 23 3558"><text:p/></draw:connector><draw:polygon draw:style-name="gr60" draw:text-style-name="P44" svg:width="0.299cm" svg:height="0.299cm" draw:transform="rotate (1.5707963267949) translate (10.9521666666667cm 3.28280555555556cm)" svg:viewBox="0 0 300 300" draw:points="0,300 0,0 300,151 300,151"><text:p/></draw:polygon><draw:line draw:style-name="gr61" draw:text-style-name="P45" svg:x1="10.943cm" svg:y1="2.974cm" svg:x2="11.273cm" svg:y2="2.974cm"><text:p/></draw:line><draw:polygon draw:style-name="gr62" draw:text-style-name="P46" svg:width="0.299cm" svg:height="0.299cm" draw:transform="rotate (1.5707963267949) translate (10.9621666666667cm 4.79380555555556cm)" svg:viewBox="0 0 300 300" draw:points="0,300 0,0 300,151 300,151"><text:p/></draw:polygon><draw:line draw:style-name="gr63" draw:text-style-name="P47" svg:x1="10.952cm" svg:y1="4.484cm" svg:x2="11.282cm" svg:y2="4.484cm"><text:p/></draw:line><draw:path draw:style-name="gr64" draw:text-style-name="P24" svg:width="0.499cm" svg:height="0.399cm" svg:x="10.203cm" svg:y="3.274cm" svg:viewBox="0 0 500 400" svg:d="M9 3c2-2 6-3 11-3h286c5 0 9 1 13 3 2 2 5 4 7 6l170 180h2c1 3 2 7 2 11s-1 7-2 11h-2l-170 180c-2 2-5 4-7 6-4 2-8 3-13 3h-286c-5 0-9-1-11-3-4-2-8-4-9-6 0 0 34-187 34-191s-34-191-34-191c1-2 5-4 9-6zM294 359l156-159-156-159-243-5 19 164-27 163z"><text:p/></draw:path><draw:path draw:style-name="gr65" draw:text-style-name="P24" svg:width="2.719cm" svg:height="0.18cm" svg:x="10.652cm" svg:y="3.444cm" svg:viewBox="0 0 2720 181" svg:d="M0 50v-25-25l2230 7c2 0 4 0 7 1l273 77 14-48 196 133-237 11 14-48-270-76z"><text:p/></draw:path><draw:path draw:style-name="gr66" draw:text-style-name="P24" svg:width="0.772cm" svg:height="6.669cm" svg:x="9.469cm" svg:y="3.574cm" svg:viewBox="0 0 773 6670" svg:d="M723 0h25 25v26c0 5 0 9-3 13s-5 6-9 9-8 3-13 3h-698l3 6619h-25-25l-3-6644c0-5 0-8 3-12s6-7 10-10 7-3 12-3h698z"><text:p/></draw:path><draw:path draw:style-name="gr67" draw:text-style-name="P24" svg:width="1.529cm" svg:height="7.438cm" svg:x="8.712cm" svg:y="3.305cm" svg:viewBox="0 0 1530 7439" svg:d="M1480 9h25 25v26c0 5 0 9-3 13s-6 6-10 9-7 3-12 3l-1428-10-27 7389h-25-25l27-7414c0-5 0-8 3-12s5-7 9-10 8-3 13-3l1428 10z"><text:p/></draw:path><draw:frame draw:style-name="gr68" draw:text-style-name="P37" svg:width="1.689cm" svg:height="0.747cm" svg:x="11.963cm" svg:y="2.813cm"><draw:text-box><text:p text:style-name="P36"><text:span text:style-name="T3">Bias Off</text:span></text:p><text:p text:style-name="P36"><text:span text:style-name="T3">Tri-Stated</text:span></text:p></draw:text-box></draw:frame><draw:path draw:style-name="gr69" draw:text-style-name="P24" svg:width="2.289cm" svg:height="0.175cm" svg:x="6.483cm" svg:y="3.449cm" svg:viewBox="0 0 2290 176" svg:d="M2290 50v-25-25l-1800 2c-2 0-4 0-7 1l-273 77-14-48-196 133 237 11-14-48 270-76z"><text:p/></draw:path><draw:ellipse draw:style-name="gr70" draw:text-style-name="P48" svg:width="0.232cm" svg:height="0.23cm" svg:x="8.652cm" svg:y="3.364cm"><text:p/></draw:ellipse><draw:path draw:style-name="gr71" draw:text-style-name="P24" svg:width="2.069cm" svg:height="0.174cm" draw:transform="rotate (-3.14159265358979) translate (6.96216666666666cm 8.62880555555556cm)" svg:viewBox="0 0 2070 175" svg:d="M0 50v-25-25l1580 1c2 0 4 0 7 1l273 77 14-48 196 133-237 11 14-48-270-76z"><text:p/></draw:path><draw:circle draw:style-name="gr72" draw:text-style-name="P48" svg:width="0.23cm" svg:height="0.23cm" svg:x="9.393cm" svg:y="3.985cm"><text:p/></draw:circle><draw:connector draw:style-name="gr73" draw:text-style-name="P49" draw:type="line" svg:x1="8.204cm" svg:y1="2.665cm" svg:x2="8.225cm" svg:y2="6.221cm" svg:d="M8204 2665l21 3556" svg:viewBox="0 0 23 3558"><text:p/></draw:connector><draw:polygon draw:style-name="gr74" draw:text-style-name="P50" svg:width="0.299cm" svg:height="0.299cm" draw:transform="rotate (1.5707963267949) translate (8.05216666666667cm 3.28280555555556cm)" svg:viewBox="0 0 300 300" draw:points="0,300 0,0 300,151 300,151"><text:p/></draw:polygon><draw:line draw:style-name="gr75" draw:text-style-name="P51" svg:x1="8.042cm" svg:y1="2.974cm" svg:x2="8.372cm" svg:y2="2.974cm"><text:p/></draw:line><draw:polygon draw:style-name="gr76" draw:text-style-name="P52" svg:width="0.299cm" svg:height="0.299cm" draw:transform="rotate (1.5707963267949) translate (8.06216666666666cm 4.79380555555556cm)" svg:viewBox="0 0 300 300" draw:points="0,300 0,0 300,151 300,151"><text:p/></draw:polygon><draw:line draw:style-name="gr77" draw:text-style-name="P53" svg:x1="8.052cm" svg:y1="4.484cm" svg:x2="8.382cm" svg:y2="4.484cm"><text:p/></draw:line><draw:connector draw:style-name="gr78" draw:text-style-name="P54" draw:type="line" svg:x1="6.823cm" svg:y1="3.792cm" svg:x2="8.322cm" svg:y2="3.808cm" draw:start-shape="id4" draw:start-glue-point="1" svg:d="M6823 3792l1499 16" svg:viewBox="0 0 1501 18"><text:p/></draw:connector><draw:connector draw:style-name="gr79" draw:text-style-name="P55" draw:type="line" svg:x1="7.401cm" svg:y1="1.233cm" svg:x2="7.384cm" svg:y2="3.925cm" draw:start-shape="id5" draw:start-glue-point="2" svg:d="M7401 1233l-17 2692" svg:viewBox="0 0 19 2693"><text:p/></draw:connector><draw:polygon draw:style-name="gr80" draw:text-style-name="P56" svg:width="0.299cm" svg:height="0.299cm" svg:x="2.602cm" svg:y="1.884cm" svg:viewBox="0 0 300 300" draw:points="0,300 0,0 300,151 300,151"><text:p/></draw:polygon><draw:connector draw:style-name="gr81" draw:text-style-name="P57" draw:type="line" svg:x1="3.512cm" svg:y1="1.233cm" svg:x2="3.514cm" svg:y2="1.826cm" draw:start-shape="id6" draw:start-glue-point="2" svg:d="M3512 1233l2 593" svg:viewBox="0 0 4 594"><text:p/></draw:connector><draw:connector draw:style-name="gr82" draw:text-style-name="P58" draw:type="line" svg:x1="3.397cm" svg:y1="2.274cm" svg:x2="7.512cm" svg:y2="2.304cm" svg:d="M3397 2274l4115 30" svg:viewBox="0 0 4117 32"><text:p/></draw:connector><draw:line draw:style-name="gr83" draw:text-style-name="P59" svg:x1="3.432cm" svg:y1="2.194cm" svg:x2="3.312cm" svg:y2="1.814cm"><text:p/></draw:line><draw:line draw:style-name="gr84" draw:text-style-name="P60" svg:x1="2.892cm" svg:y1="2.034cm" svg:x2="3.372cm" svg:y2="2.024cm"><text:p/></draw:line><draw:path draw:style-name="gr85" draw:text-style-name="P24" svg:width="0.709cm" svg:height="5.208cm" svg:x="1.873cm" svg:y="1.925cm" svg:viewBox="0 0 710 5209" svg:d="M497 114v22c2 9 6 19 11 28 9 16 20 28 36 37s32 13 50 14 34-4 50-13 28-21 37-36c9-16 14-32 14-50s-4-34-13-50-20-28-36-37-32-14-50-14-34 4-50 13-28 21-37 36c-6 10-10 20-12 30zM3 102c3-4 6-7 10-10s7-3 12-3h458c2-11 7-22 13-32 11-19 23-31 42-42s37-15 58-15 38 5 57 16 31 23 42 42 15 37 15 58-5 38-16 57-23 31-42 42-37 15-58 15-38-5-57-16-32-24-42-42c-6-11-10-22-13-33h-432v5070h-25-25v-5095c0-5 0-8 3-12z"><text:p/></draw:path><draw:line draw:style-name="gr86" draw:text-style-name="P61" svg:x1="2.572cm" svg:y1="5.934cm" svg:x2="2.752cm" svg:y2="6.004cm"><text:p/></draw:line><draw:line draw:style-name="gr87" draw:text-style-name="P62" svg:x1="2.752cm" svg:y1="5.994cm" svg:x2="2.412cm" svg:y2="6.134cm"><text:p/></draw:line><draw:line draw:style-name="gr88" draw:text-style-name="P63" svg:x1="2.412cm" svg:y1="6.124cm" svg:x2="2.772cm" svg:y2="6.214cm"><text:p/></draw:line><draw:line draw:style-name="gr89" draw:text-style-name="P64" svg:x1="2.772cm" svg:y1="6.214cm" svg:x2="2.412cm" svg:y2="6.324cm"><text:p/></draw:line><draw:line draw:style-name="gr90" draw:text-style-name="P65" svg:x1="2.422cm" svg:y1="6.324cm" svg:x2="2.782cm" svg:y2="6.414cm"><text:p/></draw:line><draw:line draw:style-name="gr91" draw:text-style-name="P66" svg:x1="2.782cm" svg:y1="6.413cm" svg:x2="2.422cm" svg:y2="6.523cm"><text:p/></draw:line><draw:line draw:style-name="gr92" draw:text-style-name="P67" svg:x1="2.422cm" svg:y1="6.524cm" svg:x2="2.602cm" svg:y2="6.574cm"><text:p/></draw:line><draw:polygon draw:style-name="gr93" draw:text-style-name="P68" xml:id="id7" draw:id="id7" svg:width="0.999cm" svg:height="0.999cm" svg:x="4.362cm" svg:y="7.712cm" svg:viewBox="0 0 1000 1000" draw:points="0,1000 0,0 1000,503 1000,503"><text:p/></draw:polygon><draw:frame draw:style-name="gr94" draw:text-style-name="P20" svg:width="0.593cm" svg:height="0.5cm" svg:x="4.182cm" svg:y="7.624cm"><draw:text-box><text:p text:style-name="P14"><text:span text:style-name="T3">-</text:span></text:p></draw:text-box></draw:frame><draw:frame draw:style-name="gr95" draw:text-style-name="P20" svg:width="0.683cm" svg:height="0.5cm" svg:x="4.142cm" svg:y="8.262cm"><draw:text-box><text:p text:style-name="P14"><text:span text:style-name="T3">+</text:span></text:p></draw:text-box></draw:frame><draw:rect draw:style-name="gr96" draw:text-style-name="P69" svg:width="0.301cm" svg:height="0.301cm" svg:x="1.145cm" svg:y="7.036cm"><text:p/></draw:rect><draw:frame draw:style-name="gr97" draw:text-style-name="P20" svg:width="1.329cm" svg:height="0.5cm" svg:x="0.004cm" svg:y="6.934cm"><draw:text-box><text:p text:style-name="P14"><text:span text:style-name="T3">RANGE</text:span></text:p></draw:text-box></draw:frame><draw:frame draw:style-name="gr98" draw:text-style-name="P20" svg:width="0.653cm" svg:height="0.5cm" svg:x="1.124cm" svg:y="6.65cm"><draw:text-box><text:p text:style-name="P14"><text:span text:style-name="T3">5</text:span></text:p></draw:text-box></draw:frame><draw:line draw:style-name="gr99" draw:text-style-name="P70" svg:x1="2.593cm" svg:y1="6.554cm" svg:x2="2.583cm" svg:y2="8.104cm"><text:p/></draw:line><draw:rect draw:style-name="gr100" draw:text-style-name="P71" svg:width="0.301cm" svg:height="0.302cm" svg:x="1.147cm" svg:y="7.837cm"><text:p/></draw:rect><draw:frame draw:style-name="gr101" draw:text-style-name="P20" svg:width="0.994cm" svg:height="0.5cm" svg:x="0.312cm" svg:y="7.743cm"><draw:text-box><text:p text:style-name="P14"><text:span text:style-name="T3">CS+</text:span></text:p></draw:text-box></draw:frame><draw:frame draw:style-name="gr102" draw:text-style-name="P20" svg:width="0.653cm" svg:height="0.5cm" svg:x="1.124cm" svg:y="7.451cm"><draw:text-box><text:p text:style-name="P14"><text:span text:style-name="T3">6</text:span></text:p></draw:text-box></draw:frame><draw:line draw:style-name="gr103" draw:text-style-name="P72" svg:x1="4.363cm" svg:y1="7.984cm" svg:x2="2.173cm" svg:y2="7.984cm"><text:p/></draw:line><draw:line draw:style-name="gr104" draw:text-style-name="P73" svg:x1="2.202cm" svg:y1="7.964cm" svg:x2="2.132cm" svg:y2="8.144cm"><text:p/></draw:line><draw:line draw:style-name="gr105" draw:text-style-name="P74" svg:x1="2.142cm" svg:y1="8.144cm" svg:x2="2.002cm" svg:y2="7.804cm"><text:p/></draw:line><draw:line draw:style-name="gr106" draw:text-style-name="P75" svg:x1="2.012cm" svg:y1="7.804cm" svg:x2="1.922cm" svg:y2="8.164cm"><text:p/></draw:line><draw:line draw:style-name="gr107" draw:text-style-name="P76" svg:x1="1.922cm" svg:y1="8.164cm" svg:x2="1.812cm" svg:y2="7.804cm"><text:p/></draw:line><draw:line draw:style-name="gr108" draw:text-style-name="P77" svg:x1="1.812cm" svg:y1="7.814cm" svg:x2="1.722cm" svg:y2="8.174cm"><text:p/></draw:line><draw:line draw:style-name="gr109" draw:text-style-name="P78" svg:x1="1.722cm" svg:y1="8.174cm" svg:x2="1.612cm" svg:y2="7.814cm"><text:p/></draw:line><draw:line draw:style-name="gr110" draw:text-style-name="P79" svg:x1="1.612cm" svg:y1="7.814cm" svg:x2="1.562cm" svg:y2="7.994cm"><text:p/></draw:line><draw:line draw:style-name="gr111" draw:text-style-name="P80" svg:x1="1.582cm" svg:y1="7.984cm" svg:x2="1.452cm" svg:y2="7.984cm"><text:p/></draw:line><draw:path draw:style-name="gr112" draw:text-style-name="P24" svg:width="3.797cm" svg:height="0.594cm" svg:x="1.445cm" svg:y="7.154cm" svg:viewBox="0 0 3798 595" svg:d="M0 58v-25-25l3772-8c5 0 9 0 13 3s6 5 9 9 3 8 3 13l1 545c0 5 0 8-3 12s-5 7-9 10-8 3-13 3h-6v-25h-19l-1-520z"><text:p/></draw:path><draw:line draw:style-name="gr113" draw:text-style-name="P81" svg:x1="5.222cm" svg:y1="7.714cm" svg:x2="4.782cm" svg:y2="7.934cm"><text:p/></draw:line><draw:path draw:style-name="gr114" draw:text-style-name="P24" svg:width="1.859cm" svg:height="2.379cm" svg:x="2.482cm" svg:y="5.504cm" svg:viewBox="0 0 1860 2380" svg:d="M1158 70c5 0 9 0 13 3s6 6 9 10 3 7 3 12v2235h677v25 25h-702c-5 0-8 0-12-3s-7-5-10-9-3-8-3-13v-2235l-907 20-5 17-10 21-15 18-18 15-21 10-21 6-21 3-21-3-22-6-20-10-18-15-15-18-10-21-7-21-2-22 2-20 7-22 10-20 15-18 18-15 20-10 22-6 21-3 21 3 21 6 21 10 18 15 15 18 10 20 5 18z"><text:p/></draw:path><draw:rect draw:style-name="gr115" draw:text-style-name="P82" svg:width="0.301cm" svg:height="0.301cm" svg:x="1.147cm" svg:y="8.64cm"><text:p/></draw:rect><draw:frame draw:style-name="gr116" draw:text-style-name="P20" svg:width="0.906cm" svg:height="0.5cm" svg:x="0.312cm" svg:y="8.544cm"><draw:text-box><text:p text:style-name="P14"><text:span text:style-name="T3">CS-</text:span></text:p></draw:text-box></draw:frame><draw:line draw:style-name="gr117" draw:text-style-name="P83" svg:x1="3.203cm" svg:y1="8.784cm" svg:x2="2.173cm" svg:y2="8.785cm"><text:p/></draw:line><draw:line draw:style-name="gr118" draw:text-style-name="P84" svg:x1="2.202cm" svg:y1="8.765cm" svg:x2="2.132cm" svg:y2="8.945cm"><text:p/></draw:line><draw:line draw:style-name="gr119" draw:text-style-name="P85" svg:x1="2.142cm" svg:y1="8.945cm" svg:x2="2.002cm" svg:y2="8.605cm"><text:p/></draw:line><draw:line draw:style-name="gr120" draw:text-style-name="P86" svg:x1="2.012cm" svg:y1="8.605cm" svg:x2="1.922cm" svg:y2="8.965cm"><text:p/></draw:line><draw:line draw:style-name="gr121" draw:text-style-name="P87" svg:x1="1.922cm" svg:y1="8.965cm" svg:x2="1.812cm" svg:y2="8.605cm"><text:p/></draw:line><draw:line draw:style-name="gr122" draw:text-style-name="P88" svg:x1="1.812cm" svg:y1="8.615cm" svg:x2="1.722cm" svg:y2="8.975cm"><text:p/></draw:line><draw:line draw:style-name="gr123" draw:text-style-name="P89" svg:x1="1.722cm" svg:y1="8.975cm" svg:x2="1.612cm" svg:y2="8.615cm"><text:p/></draw:line><draw:line draw:style-name="gr124" draw:text-style-name="P90" svg:x1="1.612cm" svg:y1="8.615cm" svg:x2="1.562cm" svg:y2="8.795cm"><text:p/></draw:line><draw:line draw:style-name="gr125" draw:text-style-name="P91" svg:x1="1.582cm" svg:y1="8.785cm" svg:x2="1.452cm" svg:y2="8.785cm"><text:p/></draw:line><draw:path draw:style-name="gr126" draw:text-style-name="P24" svg:width="1.294cm" svg:height="0.832cm" svg:x="3.068cm" svg:y="8.389cm" svg:viewBox="0 0 1295 833" svg:d="M1295 0v25 25h-1245v733h135v25 25h-160c-5 0-8 0-12-3s-7-5-10-9-3-8-3-13v-783c0-5 0-8 3-12s6-7 10-10 7-3 12-3z"><text:p/></draw:path><draw:line draw:style-name="gr127" draw:text-style-name="P92" svg:x1="3.872cm" svg:y1="9.174cm" svg:x2="3.802cm" svg:y2="9.354cm"><text:p/></draw:line><draw:line draw:style-name="gr128" draw:text-style-name="P93" svg:x1="3.813cm" svg:y1="9.354cm" svg:x2="3.673cm" svg:y2="9.014cm"><text:p/></draw:line><draw:line draw:style-name="gr129" draw:text-style-name="P94" svg:x1="3.682cm" svg:y1="9.014cm" svg:x2="3.592cm" svg:y2="9.374cm"><text:p/></draw:line><draw:line draw:style-name="gr130" draw:text-style-name="P95" svg:x1="3.592cm" svg:y1="9.374cm" svg:x2="3.482cm" svg:y2="9.014cm"><text:p/></draw:line><draw:line draw:style-name="gr131" draw:text-style-name="P96" svg:x1="3.482cm" svg:y1="9.024cm" svg:x2="3.392cm" svg:y2="9.384cm"><text:p/></draw:line><draw:line draw:style-name="gr132" draw:text-style-name="P97" svg:x1="3.392cm" svg:y1="9.384cm" svg:x2="3.282cm" svg:y2="9.024cm"><text:p/></draw:line><draw:line draw:style-name="gr133" draw:text-style-name="P98" svg:x1="3.283cm" svg:y1="9.024cm" svg:x2="3.233cm" svg:y2="9.204cm"><text:p/></draw:line><draw:line draw:style-name="gr134" draw:text-style-name="P99" svg:x1="5.172cm" svg:y1="9.174cm" svg:x2="5.102cm" svg:y2="9.354cm"><text:p/></draw:line><draw:line draw:style-name="gr135" draw:text-style-name="P100" svg:x1="5.113cm" svg:y1="9.354cm" svg:x2="4.973cm" svg:y2="9.014cm"><text:p/></draw:line><draw:line draw:style-name="gr136" draw:text-style-name="P101" svg:x1="4.982cm" svg:y1="9.014cm" svg:x2="4.892cm" svg:y2="9.374cm"><text:p/></draw:line><draw:line draw:style-name="gr137" draw:text-style-name="P102" svg:x1="4.892cm" svg:y1="9.374cm" svg:x2="4.782cm" svg:y2="9.014cm"><text:p/></draw:line><draw:line draw:style-name="gr138" draw:text-style-name="P103" svg:x1="4.782cm" svg:y1="9.024cm" svg:x2="4.692cm" svg:y2="9.384cm"><text:p/></draw:line><draw:line draw:style-name="gr139" draw:text-style-name="P104" svg:x1="4.692cm" svg:y1="9.384cm" svg:x2="4.582cm" svg:y2="9.024cm"><text:p/></draw:line><draw:line draw:style-name="gr140" draw:text-style-name="P105" svg:x1="4.583cm" svg:y1="9.024cm" svg:x2="4.533cm" svg:y2="9.204cm"><text:p/></draw:line><draw:rect draw:style-name="gr141" draw:text-style-name="P106" xml:id="id8" draw:id="id8" svg:width="0.301cm" svg:height="0.301cm" svg:x="1.147cm" svg:y="9.74cm"><text:p/></draw:rect><draw:frame draw:style-name="gr142" draw:text-style-name="P20" svg:width="1.317cm" svg:height="0.5cm" svg:x="0.002cm" svg:y="9.643cm"><draw:text-box><text:p text:style-name="P14"><text:span text:style-name="T3">CSOUT</text:span></text:p></draw:text-box></draw:frame><draw:connector draw:style-name="gr143" draw:text-style-name="P107" draw:line-skew="0.485cm" svg:x1="5.363cm" svg:y1="8.211cm" svg:x2="1.447cm" svg:y2="9.89cm" draw:start-shape="id7" draw:start-glue-point="1" draw:end-shape="id8" draw:end-glue-point="1" svg:d="M5363 8211h1009v1679h-4925" svg:viewBox="0 0 4927 1681"><text:p/></draw:connector><draw:frame draw:style-name="gr144" draw:text-style-name="P20" svg:width="0.8cm" svg:height="0.5cm" svg:x="1.094cm" svg:y="8.281cm"><draw:text-box><text:p text:style-name="P14"><text:span text:style-name="T3">19</text:span></text:p></draw:text-box></draw:frame><draw:frame draw:style-name="gr145" draw:text-style-name="P20" svg:width="0.8cm" svg:height="0.5cm" svg:x="1.124cm" svg:y="9.352cm"><draw:text-box><text:p text:style-name="P14"><text:span text:style-name="T3">23</text:span></text:p></draw:text-box></draw:frame><draw:line draw:style-name="gr146" draw:text-style-name="P108" svg:x1="3.853cm" svg:y1="9.184cm" svg:x2="4.543cm" svg:y2="9.184cm"><text:p/></draw:line><draw:line draw:style-name="gr147" draw:text-style-name="P109" svg:x1="5.162cm" svg:y1="9.194cm" svg:x2="6.492cm" svg:y2="9.194cm"><text:p/></draw:line><draw:path draw:style-name="gr148" draw:text-style-name="P24" svg:width="0.422cm" svg:height="0.79cm" svg:x="3.95cm" svg:y="8.509cm" svg:viewBox="0 0 423 791" svg:d="M423 5v20c0 5 0 9-3 13s-5 6-9 9-8 3-13 3h-263l5 515 17 5 21 10 18 15 15 18 10 21 6 21 3 21-3 21-6 22-10 20-15 18-18 15-21 10-21 7-22 2-20-2-22-7-20-10-18-15-15-18-10-20-6-22-3-21 3-21 6-21 10-21 15-18 18-15 20-10 18-5-5-540c0-5 0-8 3-12s6-7 10-10 7-3 12-3h288v5z"><text:p/></draw:path><draw:rect draw:style-name="gr149" draw:text-style-name="P110" svg:width="0.301cm" svg:height="0.301cm" svg:x="1.147cm" svg:y="10.64cm"><text:p/></draw:rect><draw:frame draw:style-name="gr150" draw:text-style-name="P20" svg:width="0.939cm" svg:height="0.5cm" svg:x="0.383cm" svg:y="10.557cm"><draw:text-box><text:p text:style-name="P14"><text:span text:style-name="T3">INH</text:span></text:p></draw:text-box></draw:frame><draw:frame draw:style-name="gr151" draw:text-style-name="P20" svg:width="0.653cm" svg:height="0.5cm" svg:x="1.126cm" svg:y="10.253cm"><draw:text-box><text:p text:style-name="P14"><text:span text:style-name="T3">1</text:span></text:p></draw:text-box></draw:frame><draw:line draw:style-name="gr152" draw:text-style-name="P111" svg:x1="1.452cm" svg:y1="10.784cm" svg:x2="8.762cm" svg:y2="10.754cm"><text:p/></draw:line><draw:polygon draw:style-name="gr153" draw:text-style-name="P112" svg:width="0.299cm" svg:height="0.299cm" svg:x="2.433cm" svg:y="10.624cm" svg:viewBox="0 0 300 300" draw:points="0,300 0,0 300,151 300,151"><text:p/></draw:polygon><draw:path draw:style-name="gr154" draw:text-style-name="P24" svg:width="0.499cm" svg:height="0.399cm" draw:transform="rotate (1.5707963267949) translate (9.29216666666667cm 10.7038055555556cm)" svg:viewBox="0 0 500 400" svg:d="M9 3c2-2 6-3 11-3h286c5 0 9 1 13 3 2 2 5 4 7 6l170 180h2c1 3 2 7 2 11s-1 7-2 11h-2l-170 180c-2 2-5 4-7 6-4 2-8 3-13 3h-286c-5 0-9-1-11-3-4-2-8-4-9-6 0 0 34-187 34-191s-34-191-34-191c1-2 5-4 9-6zM294 359l156-159-156-159-243-5 19 164-27 163z"><text:p/></draw:path><draw:path draw:style-name="gr155" draw:text-style-name="P24" svg:width="0.499cm" svg:height="0.399cm" svg:x="6.922cm" svg:y="8.404cm" svg:viewBox="0 0 500 400" svg:d="M491 3c-2-2-6-3-11-3h-286c-5 0-9 1-13 3-2 2-5 4-7 6l-170 180h-1c-2 3-3 7-3 11s1 7 3 11h1l170 180c2 2 5 4 7 6 4 2 8 3 13 3h286c5 0 9-1 11-3 4-2 8-4 9-6 0 0-34-187-34-191s34-191 34-191c-1-2-5-4-9-6zM206 359l-156-159 156-159 243-5-19 164 28 163z"><text:p/></draw:path><draw:line draw:style-name="gr156" draw:text-style-name="P113" svg:x1="7.382cm" svg:y1="8.494cm" svg:x2="8.862cm" svg:y2="8.494cm"><text:p/></draw:line><draw:line draw:style-name="gr157" draw:text-style-name="P114" svg:x1="7.393cm" svg:y1="8.694cm" svg:x2="9.613cm" svg:y2="8.694cm"><text:p/></draw:line><draw:frame draw:style-name="gr158" draw:text-style-name="P37" svg:width="1.435cm" svg:height="0.5cm" svg:x="5.11cm" svg:y="8.244cm"><draw:text-box><text:p text:style-name="P36"><text:span text:style-name="T3">Bias Off</text:span></text:p></draw:text-box></draw:frame><draw:rect draw:style-name="gr159" draw:text-style-name="P115" svg:width="0.301cm" svg:height="0.301cm" svg:x="1.149cm" svg:y="11.642cm"><text:p/></draw:rect><draw:frame draw:style-name="gr160" draw:text-style-name="P20" svg:width="1.135cm" svg:height="0.5cm" svg:x="0.23cm" svg:y="11.553cm"><draw:text-box><text:p text:style-name="P14"><text:span text:style-name="T3">PARK</text:span></text:p></draw:text-box></draw:frame><draw:frame draw:style-name="gr161" draw:text-style-name="P20" svg:width="0.653cm" svg:height="0.5cm" svg:x="1.126cm" svg:y="11.254cm"><draw:text-box><text:p text:style-name="P14"><text:span text:style-name="T3">4</text:span></text:p></draw:text-box></draw:frame><draw:rect draw:style-name="gr162" draw:text-style-name="P116" svg:width="0.302cm" svg:height="0.301cm" svg:x="1.149cm" svg:y="12.442cm"><text:p/></draw:rect><draw:frame draw:style-name="gr163" draw:text-style-name="P20" svg:width="0.927cm" svg:height="0.5cm" svg:x="0.422cm" svg:y="12.354cm"><draw:text-box><text:p text:style-name="P14"><text:span text:style-name="T3">VIN</text:span></text:p></draw:text-box></draw:frame><draw:frame draw:style-name="gr164" draw:text-style-name="P20" svg:width="0.8cm" svg:height="0.5cm" svg:x="1.127cm" svg:y="12.054cm"><draw:text-box><text:p text:style-name="P14"><text:span text:style-name="T3">16</text:span></text:p></draw:text-box></draw:frame><draw:rect draw:style-name="gr165" draw:text-style-name="P117" svg:width="0.301cm" svg:height="0.301cm" svg:x="1.15cm" svg:y="13.243cm"><text:p/></draw:rect><draw:frame draw:style-name="gr166" draw:text-style-name="P20" svg:width="0.805cm" svg:height="0.5cm" svg:x="0.489cm" svg:y="13.134cm"><draw:text-box><text:p text:style-name="P14"><text:span text:style-name="T3">VL</text:span></text:p></draw:text-box></draw:frame><draw:frame draw:style-name="gr167" draw:text-style-name="P20" svg:width="0.8cm" svg:height="0.5cm" svg:x="1.129cm" svg:y="12.855cm"><draw:text-box><text:p text:style-name="P14"><text:span text:style-name="T3">22</text:span></text:p></draw:text-box></draw:frame><draw:line draw:style-name="gr168" draw:text-style-name="P118" svg:x1="1.452cm" svg:y1="12.584cm" svg:x2="2.402cm" svg:y2="12.584cm"><text:p/></draw:line><draw:frame draw:style-name="gr169" draw:text-style-name="P20" svg:width="1.9cm" svg:height="0.5cm" svg:x="2.223cm" svg:y="12.354cm"><draw:text-box><text:p text:style-name="P14"><text:span text:style-name="T3">Bias Supply</text:span></text:p></draw:text-box></draw:frame><draw:line draw:style-name="gr170" draw:text-style-name="P119" svg:x1="1.441cm" svg:y1="13.385cm" svg:x2="2.391cm" svg:y2="13.385cm"><text:p/></draw:line><draw:frame draw:style-name="gr171" draw:text-style-name="P20" svg:width="2.027cm" svg:height="0.5cm" svg:x="2.21cm" svg:y="13.155cm"><draw:text-box><text:p text:style-name="P14"><text:span text:style-name="T3">Logic Supply</text:span></text:p></draw:text-box></draw:frame><draw:path draw:style-name="gr172" draw:text-style-name="P24" svg:width="8.023cm" svg:height="1.171cm" svg:x="1.448cm" svg:y="10.654cm" svg:viewBox="0 0 8024 1172" svg:d="M0 1162v-25-25l7974 10-5-1122h25 25l5 1147c0 5 0 9-3 13s-5 6-9 9-8 3-13 3z"><text:p/></draw:path><draw:path draw:style-name="gr173" draw:text-style-name="P24" svg:width="1.434cm" svg:height="0.644cm" svg:x="7.952cm" svg:y="10.674cm" svg:viewBox="0 0 1435 645" svg:d="M0 645v-25-25h1380l5-595h25 25l-5 620c0 5 0 9-3 13s-5 6-9 9-8 3-13 3z"><text:p/></draw:path><draw:rect draw:style-name="gr174" draw:text-style-name="P120" svg:width="0.301cm" svg:height="0.301cm" svg:x="15.156cm" svg:y="7.057cm"><text:p/></draw:rect><draw:frame draw:style-name="gr175" draw:text-style-name="P20" svg:width="1.498cm" svg:height="0.5cm" svg:x="15.286cm" svg:y="6.964cm"><draw:text-box><text:p text:style-name="P14"><text:span text:style-name="T3">PRKDRV</text:span></text:p></draw:text-box></draw:frame><draw:frame draw:style-name="gr176" draw:text-style-name="P20" svg:width="0.8cm" svg:height="0.5cm" svg:x="14.655cm" svg:y="6.646cm"><draw:text-box><text:p text:style-name="P14"><text:span text:style-name="T3">21</text:span></text:p></draw:text-box></draw:frame><draw:line draw:style-name="gr177" draw:text-style-name="P121" xml:id="id9" draw:id="id9" svg:x1="14.282cm" svg:y1="7.184cm" svg:x2="14.282cm" svg:y2="7.734cm"><text:p/></draw:line><draw:path draw:style-name="gr178" draw:text-style-name="P24" svg:width="0.869cm" svg:height="0.191cm" svg:x="14.285cm" svg:y="7.182cm" svg:viewBox="0 0 870 192" svg:d="M870 0v25 25h-517l-323 137c-1 1-2 1-2 2-4 2-8 3-13 3h-10v-25-13l-5-7 5-4v-1h2l323-137c1-1 2-1 3-2 3-2 7-3 12-3z"><text:p/></draw:path><draw:line draw:style-name="gr179" draw:text-style-name="P122" svg:x1="14.552cm" svg:y1="8.254cm" svg:x2="15.112cm" svg:y2="8.254cm"><text:p/></draw:line><draw:line draw:style-name="gr180" draw:text-style-name="P123" svg:x1="14.592cm" svg:y1="8.324cm" svg:x2="15.072cm" svg:y2="8.324cm"><text:p/></draw:line><draw:line draw:style-name="gr181" draw:text-style-name="P124" svg:x1="14.633cm" svg:y1="8.394cm" svg:x2="15.043cm" svg:y2="8.394cm"><text:p/></draw:line><draw:line draw:style-name="gr182" draw:text-style-name="P125" svg:x1="14.672cm" svg:y1="8.464cm" svg:x2="14.992cm" svg:y2="8.464cm"><text:p/></draw:line><draw:line draw:style-name="gr183" draw:text-style-name="P126" svg:x1="14.282cm" svg:y1="7.574cm" svg:x2="14.842cm" svg:y2="7.814cm"><text:p/></draw:line><draw:line draw:style-name="gr184" draw:text-style-name="P127" svg:x1="14.832cm" svg:y1="7.804cm" svg:x2="14.842cm" svg:y2="8.244cm"><text:p/></draw:line><draw:connector draw:style-name="gr185" draw:text-style-name="P107" svg:x1="14.282cm" svg:y1="7.459cm" svg:x2="9.386cm" svg:y2="7.108cm" draw:start-shape="id9" draw:start-glue-point="1" svg:d="M14282 7459h-2711v-351h-2185" svg:viewBox="0 0 4898 353"><text:p/></draw:connector><draw:polygon draw:style-name="gr186" draw:text-style-name="P128" xml:id="id11" draw:id="id11" svg:width="0.999cm" svg:height="0.999cm" svg:x="11.203cm" svg:y="10.932cm" svg:viewBox="0 0 1000 1000" draw:points="1000,1000 1000,0 0,503 0,503"><text:p/></draw:polygon><draw:frame draw:style-name="gr187" draw:text-style-name="P20" svg:width="0.593cm" svg:height="0.5cm" svg:x="11.762cm" svg:y="11.187cm"><draw:text-box><text:p text:style-name="P14"><text:span text:style-name="T3">-</text:span></text:p></draw:text-box></draw:frame><draw:frame draw:style-name="gr188" draw:text-style-name="P20" svg:width="0.683cm" svg:height="0.5cm" svg:x="11.723cm" svg:y="10.943cm"><draw:text-box><text:p text:style-name="P14"><text:span text:style-name="T3">+</text:span></text:p></draw:text-box></draw:frame><draw:path draw:style-name="gr189" draw:text-style-name="P24" svg:width="0.499cm" svg:height="0.399cm" svg:x="11.022cm" svg:y="12.484cm" svg:viewBox="0 0 500 400" svg:d="M9 3c2-2 6-3 11-3h286c5 0 9 1 13 3 2 2 5 4 7 6l170 180h2c1 3 2 7 2 11s-1 7-2 11h-2l-170 180c-2 2-5 4-7 6-4 2-8 3-13 3h-286c-5 0-9-1-11-3-4-2-8-4-9-6 0 0 34-187 34-191s-34-191-34-191c1-2 5-4 9-6zM294 359l156-159-156-159-243-5 19 164-27 163z"><text:p/></draw:path><draw:polygon draw:style-name="gr190" draw:text-style-name="P129" svg:width="0.699cm" svg:height="0.699cm" svg:x="10.853cm" svg:y="8.054cm" svg:viewBox="0 0 700 700" draw:points="700,700 700,0 0,352 0,352"><text:p/></draw:polygon><draw:path draw:style-name="gr191" draw:text-style-name="P24" svg:width="0.729cm" svg:height="4.234cm" svg:x="10.332cm" svg:y="8.379cm" svg:viewBox="0 0 730 4235" svg:d="M550 0v25 25h-500v4135l680-5v25 25l-705 5c-5 0-8 0-12-3s-7-5-10-9-3-8-3-13v-4185c0-5 0-8 3-12s6-7 10-10 7-3 12-3z"><text:p/></draw:path><draw:path draw:style-name="gr192" draw:text-style-name="P24" svg:width="1.554cm" svg:height="2.149cm" svg:x="9.502cm" svg:y="10.664cm" svg:viewBox="0 0 1555 2150" svg:d="M5 0h25 25l-5 2100 1505-5v25 25l-1530 5c-5 0-8 0-12-3s-7-5-10-9-3-8-3-13z"><text:p/></draw:path><draw:polygon draw:style-name="gr193" draw:text-style-name="P24" svg:width="1.719cm" svg:height="0.229cm" svg:x="9.482cm" svg:y="11.319cm" svg:viewBox="0 0 1720 230" draw:points="1720,88 1720,113 1720,138 226,139 222,156 212,177 197,196 178,211 158,221 137,227 116,230 95,228 73,222 52,212 34,197 19,178 9,158 2,137 0,115 2,95 8,73 18,53 33,34 51,19 72,9 93,3 114,0 135,3 156,8 177,18 196,33 211,52 221,72 226,89"><text:p/></draw:polygon><draw:path draw:style-name="gr194" draw:text-style-name="P24" svg:width="0.874cm" svg:height="0.531cm" svg:x="9.587cm" svg:y="10.674cm" svg:viewBox="0 0 875 532" svg:d="M0 0h25 25v396h598l4-17 10-21 14-19 18-16 20-11 21-6 21-4 21 2 22 5 21 10 19 14 15 18 11 21 7 20 3 22-1 20-6 22-10 20-14 20-17 15-21 11-21 7-20 3-22-2-21-5-21-10-19-14-16-18-11-19-5-18h-625c-5 0-8 0-12-3s-7-6-10-10-3-7-3-12z"><text:p/></draw:path><draw:rect draw:style-name="gr195" draw:text-style-name="P130" xml:id="id10" draw:id="id10" svg:width="0.302cm" svg:height="0.301cm" svg:x="15.156cm" svg:y="10.857cm"><text:p/></draw:rect><draw:frame draw:style-name="gr196" draw:text-style-name="P20" svg:width="0.99cm" svg:height="0.5cm" svg:x="15.286cm" svg:y="10.763cm"><draw:text-box><text:p text:style-name="P14"><text:span text:style-name="T3">UV1</text:span></text:p></draw:text-box></draw:frame><draw:frame draw:style-name="gr197" draw:text-style-name="P20" svg:width="0.653cm" svg:height="0.5cm" svg:x="14.713cm" svg:y="10.557cm"><draw:text-box><text:p text:style-name="P14"><text:span text:style-name="T3">3</text:span></text:p></draw:text-box></draw:frame><draw:rect draw:style-name="gr198" draw:text-style-name="P131" svg:width="0.302cm" svg:height="0.301cm" svg:x="15.156cm" svg:y="11.557cm"><text:p/></draw:rect><draw:frame draw:style-name="gr199" draw:text-style-name="P20" svg:width="0.99cm" svg:height="0.5cm" svg:x="15.286cm" svg:y="11.463cm"><draw:text-box><text:p text:style-name="P14"><text:span text:style-name="T3">UV2</text:span></text:p></draw:text-box></draw:frame><draw:frame draw:style-name="gr200" draw:text-style-name="P20" svg:width="0.653cm" svg:height="0.5cm" svg:x="14.722cm" svg:y="11.247cm"><draw:text-box><text:p text:style-name="P14"><text:span text:style-name="T3">2</text:span></text:p></draw:text-box></draw:frame><draw:rect draw:style-name="gr201" draw:text-style-name="P132" svg:width="0.302cm" svg:height="0.301cm" svg:x="15.156cm" svg:y="12.243cm"><text:p/></draw:rect><draw:frame draw:style-name="gr202" draw:text-style-name="P20" svg:width="1.407cm" svg:height="0.5cm" svg:x="15.286cm" svg:y="12.151cm"><draw:text-box><text:p text:style-name="P14"><text:span text:style-name="T3">PWROK</text:span></text:p></draw:text-box></draw:frame><draw:frame draw:style-name="gr203" draw:text-style-name="P20" svg:width="0.8cm" svg:height="0.5cm" svg:x="14.582cm" svg:y="11.924cm"><draw:text-box><text:p text:style-name="P14"><text:span text:style-name="T3">20</text:span></text:p></draw:text-box></draw:frame><draw:rect draw:style-name="gr204" draw:text-style-name="P133" svg:width="0.302cm" svg:height="0.301cm" svg:x="15.156cm" svg:y="13.056cm"><text:p/></draw:rect><draw:frame draw:style-name="gr205" draw:text-style-name="P20" svg:width="1.033cm" svg:height="0.5cm" svg:x="15.286cm" svg:y="12.965cm"><draw:text-box><text:p text:style-name="P14"><text:span text:style-name="T3">GND</text:span></text:p></draw:text-box></draw:frame><draw:frame draw:style-name="gr206" draw:text-style-name="P20" svg:width="0.8cm" svg:height="0.5cm" svg:x="14.602cm" svg:y="12.714cm"><draw:text-box><text:p text:style-name="P14"><text:span text:style-name="T3">24</text:span></text:p></draw:text-box></draw:frame><draw:rect draw:style-name="gr207" draw:text-style-name="P134" svg:width="1.001cm" svg:height="1.001cm" svg:x="12.173cm" svg:y="8.994cm"><text:p text:style-name="P14"><text:span text:style-name="T3">1.3V</text:span></text:p><text:p text:style-name="P14"><text:span text:style-name="T3">REF</text:span></text:p></draw:rect><draw:line draw:style-name="gr208" draw:text-style-name="P135" svg:x1="12.413cm" svg:y1="10.464cm" svg:x2="12.973cm" svg:y2="10.464cm"><text:p/></draw:line><draw:line draw:style-name="gr209" draw:text-style-name="P136" svg:x1="12.453cm" svg:y1="10.534cm" svg:x2="12.933cm" svg:y2="10.534cm"><text:p/></draw:line><draw:line draw:style-name="gr210" draw:text-style-name="P137" svg:x1="12.492cm" svg:y1="10.603cm" svg:x2="12.902cm" svg:y2="10.603cm"><text:p/></draw:line><draw:line draw:style-name="gr211" draw:text-style-name="P138" svg:x1="12.533cm" svg:y1="10.674cm" svg:x2="12.853cm" svg:y2="10.674cm"><text:p/></draw:line><draw:line draw:style-name="gr212" draw:text-style-name="P139" svg:x1="12.692cm" svg:y1="10.014cm" svg:x2="12.702cm" svg:y2="10.454cm"><text:p/></draw:line><draw:connector draw:style-name="gr213" draw:text-style-name="P107" svg:x1="15.155cm" svg:y1="11.007cm" svg:x2="12.203cm" svg:y2="11.432cm" draw:start-shape="id10" draw:start-glue-point="3" draw:end-shape="id11" svg:d="M15155 11007h-1476v425h-1476" svg:viewBox="0 0 2955 427"><text:p/></draw:connector><draw:path draw:style-name="gr214" draw:text-style-name="P24" svg:width="1.309cm" svg:height="1.749cm" svg:x="12.222cm" svg:y="9.469cm" svg:viewBox="0 0 1310 1750" svg:d="M950 50v-25-25l325 5c5 0 9 0 13 3s6 6 9 10 3 7 3 12l10 1695c0 5 0 8-3 12s-5 7-9 10-8 3-13 3h-1285v-25-25h1260l-10-1645z"><text:p/></draw:path><draw:line draw:style-name="gr215" draw:text-style-name="P140" svg:x1="15.162cm" svg:y1="11.704cm" svg:x2="12.202cm" svg:y2="11.694cm"><text:p/></draw:line><draw:frame draw:style-name="gr216" draw:text-style-name="P20" svg:width="0.593cm" svg:height="0.5cm" svg:x="11.762cm" svg:y="11.444cm"><draw:text-box><text:p text:style-name="P14"><text:span text:style-name="T3">-</text:span></text:p></draw:text-box></draw:frame><draw:line draw:style-name="gr217" draw:text-style-name="P141" svg:x1="12.28cm" svg:y1="12.396cm" svg:x2="12.28cm" svg:y2="12.946cm"><text:p/></draw:line><draw:path draw:style-name="gr218" draw:text-style-name="P24" svg:width="2.869cm" svg:height="0.211cm" svg:x="12.282cm" svg:y="12.374cm" svg:viewBox="0 0 2870 212" svg:d="M2870 0v25 25l-2517 20-323 137c-1 1-2 1-2 2-4 2-8 3-13 3h-10v-25-13l-5-7 5-4v-1h2l323-137c1-1 2-1 3-2 3-2 7-3 12-3z"><text:p/></draw:path><draw:line draw:style-name="gr219" draw:text-style-name="P142" svg:x1="12.55cm" svg:y1="13.466cm" svg:x2="13.11cm" svg:y2="13.466cm"><text:p/></draw:line><draw:line draw:style-name="gr220" draw:text-style-name="P143" svg:x1="12.589cm" svg:y1="13.536cm" svg:x2="13.069cm" svg:y2="13.536cm"><text:p/></draw:line><draw:line draw:style-name="gr221" draw:text-style-name="P144" svg:x1="12.63cm" svg:y1="13.606cm" svg:x2="13.04cm" svg:y2="13.606cm"><text:p/></draw:line><draw:line draw:style-name="gr222" draw:text-style-name="P145" svg:x1="12.669cm" svg:y1="13.676cm" svg:x2="12.989cm" svg:y2="13.676cm"><text:p/></draw:line><draw:line draw:style-name="gr223" draw:text-style-name="P146" svg:x1="12.28cm" svg:y1="12.786cm" svg:x2="12.84cm" svg:y2="13.026cm"><text:p/></draw:line><draw:line draw:style-name="gr224" draw:text-style-name="P147" svg:x1="12.829cm" svg:y1="13.016cm" svg:x2="12.839cm" svg:y2="13.456cm"><text:p/></draw:line><draw:line draw:style-name="gr225" draw:text-style-name="P148" svg:x1="11.492cm" svg:y1="12.684cm" svg:x2="12.272cm" svg:y2="12.674cm"><text:p/></draw:line><draw:line draw:style-name="gr226" draw:text-style-name="P149" svg:x1="14.149cm" svg:y1="13.566cm" svg:x2="14.709cm" svg:y2="13.566cm"><text:p/></draw:line><draw:line draw:style-name="gr227" draw:text-style-name="P150" svg:x1="14.189cm" svg:y1="13.636cm" svg:x2="14.669cm" svg:y2="13.636cm"><text:p/></draw:line><draw:line draw:style-name="gr228" draw:text-style-name="P151" svg:x1="14.23cm" svg:y1="13.706cm" svg:x2="14.64cm" svg:y2="13.706cm"><text:p/></draw:line><draw:line draw:style-name="gr229" draw:text-style-name="P152" svg:x1="14.269cm" svg:y1="13.776cm" svg:x2="14.589cm" svg:y2="13.776cm"><text:p/></draw:line><draw:line draw:style-name="gr230" draw:text-style-name="P153" svg:x1="14.442cm" svg:y1="13.174cm" svg:x2="14.439cm" svg:y2="13.556cm"><text:p/></draw:line><draw:line draw:style-name="gr231" draw:text-style-name="P154" svg:x1="15.162cm" svg:y1="13.194cm" svg:x2="14.442cm" svg:y2="13.194cm"><text:p/></draw:line><draw:frame draw:style-name="gr232" draw:text-style-name="P20" svg:width="2.158cm" svg:height="0.747cm" svg:x="10.183cm" svg:y="11.534cm"><draw:text-box><text:p text:style-name="P14"><text:span text:style-name="T3">UV</text:span></text:p><text:p text:style-name="P14"><text:span text:style-name="T3">COMPARATOR</text:span></text:p></draw:text-box></draw:frame><draw:line draw:style-name="gr233" draw:text-style-name="P155" svg:x1="11.572cm" svg:y1="11.324cm" svg:x2="11.822cm" svg:y2="11.324cm"><text:p/></draw:line><draw:line draw:style-name="gr234" draw:text-style-name="P156" svg:x1="11.762cm" svg:y1="11.624cm" svg:x2="11.982cm" svg:y2="11.624cm"><text:p/></draw:line><draw:line draw:style-name="gr235" draw:text-style-name="P157" svg:x1="11.782cm" svg:y1="11.624cm" svg:x2="11.682cm" svg:y2="11.314cm"><text:p/></draw:line><draw:line draw:style-name="gr236" draw:text-style-name="P158" svg:x1="11.802cm" svg:y1="11.304cm" svg:x2="11.902cm" svg:y2="11.624cm"><text:p/></draw:line><draw:line draw:style-name="gr237" draw:text-style-name="P159" svg:x1="11.112cm" svg:y1="8.284cm" svg:x2="11.362cm" svg:y2="8.284cm"><text:p/></draw:line><draw:line draw:style-name="gr238" draw:text-style-name="P160" svg:x1="11.302cm" svg:y1="8.584cm" svg:x2="11.522cm" svg:y2="8.584cm"><text:p/></draw:line><draw:line draw:style-name="gr239" draw:text-style-name="P161" svg:x1="11.322cm" svg:y1="8.584cm" svg:x2="11.222cm" svg:y2="8.274cm"><text:p/></draw:line><draw:line draw:style-name="gr240" draw:text-style-name="P162" svg:x1="11.342cm" svg:y1="8.264cm" svg:x2="11.442cm" svg:y2="8.584cm"><text:p/></draw:line><draw:line draw:style-name="gr241" draw:text-style-name="P163" svg:x1="12.653cm" svg:y1="8.994cm" svg:x2="12.653cm" svg:y2="7.834cm"><text:p/></draw:line><draw:line draw:style-name="gr242" draw:text-style-name="P164" svg:x1="11.552cm" svg:y1="8.604cm" svg:x2="12.022cm" svg:y2="8.614cm"><text:p/></draw:line><draw:path draw:style-name="gr243" draw:text-style-name="P24" svg:width="1.174cm" svg:height="0.229cm" svg:x="11.578cm" svg:y="8.123cm" svg:viewBox="0 0 1175 230" svg:d="M981 97l3-11 10-17 13-16 17-12 19-9 18-4 19-1 18 3 18 6 18 10 15 13 12 17 8 18 5 19 1 18-2 18-7 19-10 17-13 15-17 12-18 9-19 4-18 1-19-3-17-6-18-9-16-14-12-17-8-18-3-12-752-2c-3 11-8 22-14 32-12 18-25 30-44 40s-37 14-58 13-39-7-57-18-30-25-40-44-14-37-13-58 7-39 18-57 25-30 44-40 37-14 58-13 39 7 57 18c18 12 30 25 40 44 6 11 9 22 11 33zM214 120c1-19-2-35-11-51-8-16-18-28-34-38-15-10-31-14-50-15-18 0-34 3-50 11-16 9-28 19-38 34-10 16-15 32-16 50 0 19 3 34 11 50 9 16 20 28 35 38 16 10 31 16 49 16 19 1 35-2 51-11 16-8 28-20 38-35 10-16 15-31 15-49z"><text:p/></draw:path><draw:frame draw:style-name="gr244" draw:text-style-name="P20" svg:width="0.927cm" svg:height="0.5cm" svg:x="12.118cm" svg:y="7.467cm"><draw:text-box><text:p text:style-name="P14"><text:span text:style-name="T3">+VI</text:span></text:p></draw:text-box></draw:frame><draw:frame draw:style-name="gr245" draw:text-style-name="P20" svg:width="1.498cm" svg:height="0.5cm" svg:x="11.356cm" svg:y="8.594cm"><draw:text-box><text:p text:style-name="P14"><text:span text:style-name="T3">2.6/2.3V</text:span></text:p></draw:text-box></draw:frame><draw:frame draw:style-name="gr246" draw:text-style-name="P20" svg:width="1.153cm" svg:height="0.5cm" svg:x="10.312cm" svg:y="7.818cm"><draw:text-box><text:p text:style-name="P14"><text:span text:style-name="T3">UVLO</text:span></text:p></draw:text-box></draw:frame><draw:connector draw:style-name="gr247" draw:text-style-name="P165" draw:type="line" svg:x1="14.565cm" svg:y1="5.983cm" svg:x2="14.572cm" svg:y2="6.518cm" svg:d="M14565 5983l7 535" svg:viewBox="0 0 9 536"><text:p/></draw:connector><draw:line draw:style-name="gr248" draw:text-style-name="P166" svg:x1="14.402cm" svg:y1="6.486cm" svg:x2="14.312cm" svg:y2="6.756cm"><text:p/></draw:line><draw:line draw:style-name="gr249" draw:text-style-name="P167" svg:x1="14.572cm" svg:y1="6.486cm" svg:x2="14.482cm" svg:y2="6.756cm"><text:p/></draw:line><draw:line draw:style-name="gr250" draw:text-style-name="P168" svg:x1="14.742cm" svg:y1="6.486cm" svg:x2="14.652cm" svg:y2="6.756cm"><text:p/></draw:line><draw:circle draw:style-name="gr251" draw:text-style-name="P48" svg:width="0.232cm" svg:height="0.232cm" svg:x="1.782cm" svg:y="7.073cm"><text:p/></draw:circle><draw:frame draw:style-name="gr252" draw:text-style-name="P37" svg:width="1.313cm" svg:height="0.5cm" svg:x="6.221cm" svg:y="4.136cm"><draw:text-box><text:p text:style-name="P36"><text:span text:style-name="T3">Enable</text:span></text:p></draw:text-box></draw:frame><draw:path draw:style-name="gr253" draw:text-style-name="P24" svg:width="3.029cm" svg:height="0.179cm" draw:transform="rotate (-3.14159265358979) translate (9.51316666666667cm 4.12880555555556cm)" svg:viewBox="0 0 3030 180" svg:d="M0 50v-25-25l2540 6c2 0 4 0 7 1l273 77 14-48 196 133-237 11 14-48-270-76z"><text:p/></draw:path><draw:frame draw:style-name="gr254" draw:text-style-name="P37" svg:width="1.045cm" svg:height="0.5cm" svg:x="6.463cm" svg:y="4.856cm"><draw:text-box><text:p text:style-name="P36"><text:span text:style-name="T3">1.3V</text:span></text:p></draw:text-box></draw:frame><draw:frame draw:style-name="gr255" draw:text-style-name="P20" svg:width="0.964cm" svg:height="0.5cm" svg:x="2.583cm" svg:y="4.734cm"><draw:text-box><text:p text:style-name="P14"><text:span text:style-name="T3">16K</text:span></text:p></draw:text-box></draw:frame><draw:frame draw:style-name="gr256" draw:text-style-name="P20" svg:width="0.964cm" svg:height="0.5cm" svg:x="2.583cm" svg:y="6.034cm"><draw:text-box><text:p text:style-name="P14"><text:span text:style-name="T3">16K</text:span></text:p></draw:text-box></draw:frame><draw:frame draw:style-name="gr257" draw:text-style-name="P20" svg:width="0.964cm" svg:height="0.5cm" svg:x="1.385cm" svg:y="7.437cm"><draw:text-box><text:p text:style-name="P14"><text:span text:style-name="T3">16K</text:span></text:p></draw:text-box></draw:frame><draw:frame draw:style-name="gr258" draw:text-style-name="P20" svg:width="0.964cm" svg:height="0.5cm" svg:x="1.485cm" svg:y="8.237cm"><draw:text-box><text:p text:style-name="P14"><text:span text:style-name="T3">16K</text:span></text:p></draw:text-box></draw:frame><draw:frame draw:style-name="gr259" draw:text-style-name="P20" svg:width="0.964cm" svg:height="0.5cm" svg:x="2.987cm" svg:y="8.638cm"><draw:text-box><text:p text:style-name="P14"><text:span text:style-name="T3">16K</text:span></text:p></draw:text-box></draw:frame><draw:frame draw:style-name="gr260" draw:text-style-name="P20" svg:width="0.964cm" svg:height="0.5cm" svg:x="4.288cm" svg:y="8.64cm"><draw:text-box><text:p text:style-name="P14"><text:span text:style-name="T3">16K</text:span></text:p></draw:text-box></draw:frame><draw:frame draw:style-name="gr261" draw:text-style-name="P37" svg:width="2.214cm" svg:height="0.747cm" svg:x="3.553cm" svg:y="6.304cm"><draw:text-box><text:p text:style-name="P36"><text:span text:style-name="T3">Current Sense</text:span></text:p><text:p text:style-name="P36"><text:span text:style-name="T3">Amplifier</text:span></text:p></draw:text-box></draw:frame><draw:frame draw:style-name="gr262" draw:text-style-name="P20" svg:width="0.683cm" svg:height="0.5cm" svg:x="3.122cm" svg:y="7.456cm"><draw:text-box><text:p text:style-name="P14"><text:span text:style-name="T3">H</text:span></text:p></draw:text-box></draw:frame><draw:frame draw:style-name="gr263" draw:text-style-name="P20" svg:width="0.683cm" svg:height="0.5cm" svg:x="3.562cm" svg:y="8.403cm"><draw:text-box><text:p text:style-name="P14"><text:span text:style-name="T3">H</text:span></text:p></draw:text-box></draw:frame><draw:frame draw:style-name="gr264" draw:text-style-name="P20" svg:width="0.641cm" svg:height="0.5cm" svg:x="3.916cm" svg:y="7.855cm"><draw:text-box><text:p text:style-name="P14"><text:span text:style-name="T3">L</text:span></text:p></draw:text-box></draw:frame><draw:frame draw:style-name="gr265" draw:text-style-name="P20" svg:width="0.641cm" svg:height="0.5cm" svg:x="3.925cm" svg:y="8.057cm"><draw:text-box><text:p text:style-name="P14"><text:span text:style-name="T3">L</text:span></text:p></draw:text-box></draw:frame></draw:g></text:p>
      <text:p text:style-name="P5">Расположение выводов</text:p>
      <text:p text:style-name="P8">SOIC-24</text:p>
      <text:p text:style-name="P2"><draw:g text:anchor-type="paragraph" draw:z-index="1" draw:name="Фигура2" draw:style-name="gr1"><draw:rect draw:style-name="gr266" draw:text-style-name="P169" svg:width="1.001cm" svg:height="0.5cm" svg:x="1.222cm" svg:y="0.501cm"><text:p/></draw:rect><draw:rect draw:style-name="gr267" draw:text-style-name="P170" svg:width="4.5cm" svg:height="9.201cm" svg:x="2.222cm" svg:y="0cm"><text:p/></draw:rect><draw:rect draw:style-name="gr268" draw:text-style-name="P171" svg:width="1.001cm" svg:height="0.502cm" svg:x="1.222cm" svg:y="1.199cm"><text:p/></draw:rect><draw:rect draw:style-name="gr269" draw:text-style-name="P172" svg:width="1.001cm" svg:height="0.502cm" svg:x="1.222cm" svg:y="1.9cm"><text:p/></draw:rect><draw:rect draw:style-name="gr270" draw:text-style-name="P173" svg:width="1.001cm" svg:height="0.502cm" svg:x="1.222cm" svg:y="2.6cm"><text:p/></draw:rect><draw:rect draw:style-name="gr271" draw:text-style-name="P174" svg:width="1.001cm" svg:height="0.502cm" svg:x="1.222cm" svg:y="3.3cm"><text:p/></draw:rect><draw:rect draw:style-name="gr272" draw:text-style-name="P175" svg:width="1.001cm" svg:height="0.5cm" svg:x="1.222cm" svg:y="4.001cm"><text:p/></draw:rect><draw:rect draw:style-name="gr273" draw:text-style-name="P176" svg:width="1.001cm" svg:height="0.5cm" svg:x="1.222cm" svg:y="4.701cm"><text:p/></draw:rect><draw:rect draw:style-name="gr274" draw:text-style-name="P177" svg:width="1.001cm" svg:height="0.5cm" svg:x="1.222cm" svg:y="5.401cm"><text:p/></draw:rect><draw:rect draw:style-name="gr275" draw:text-style-name="P178" svg:width="1.001cm" svg:height="0.502cm" svg:x="1.222cm" svg:y="6.1cm"><text:p/></draw:rect><draw:rect draw:style-name="gr276" draw:text-style-name="P179" svg:width="1.001cm" svg:height="0.502cm" svg:x="1.222cm" svg:y="6.8cm"><text:p/></draw:rect><draw:rect draw:style-name="gr277" draw:text-style-name="P180" svg:width="1.001cm" svg:height="0.502cm" svg:x="1.222cm" svg:y="7.5cm"><text:p/></draw:rect><draw:rect draw:style-name="gr278" draw:text-style-name="P181" svg:width="1.001cm" svg:height="0.5cm" svg:x="1.222cm" svg:y="8.2cm"><text:p/></draw:rect><draw:rect draw:style-name="gr279" draw:text-style-name="P182" svg:width="1.001cm" svg:height="0.5cm" svg:x="6.722cm" svg:y="0.501cm"><text:p/></draw:rect><draw:rect draw:style-name="gr280" draw:text-style-name="P183" svg:width="1.001cm" svg:height="0.502cm" svg:x="6.722cm" svg:y="1.199cm"><text:p/></draw:rect><draw:rect draw:style-name="gr281" draw:text-style-name="P184" svg:width="1.001cm" svg:height="0.502cm" svg:x="6.722cm" svg:y="1.9cm"><text:p/></draw:rect><draw:rect draw:style-name="gr282" draw:text-style-name="P185" svg:width="1.001cm" svg:height="0.502cm" svg:x="6.722cm" svg:y="2.6cm"><text:p/></draw:rect><draw:rect draw:style-name="gr283" draw:text-style-name="P186" svg:width="1.001cm" svg:height="0.502cm" svg:x="6.722cm" svg:y="3.3cm"><text:p/></draw:rect><draw:rect draw:style-name="gr284" draw:text-style-name="P187" svg:width="1.001cm" svg:height="0.5cm" svg:x="6.722cm" svg:y="4.001cm"><text:p/></draw:rect><draw:rect draw:style-name="gr285" draw:text-style-name="P188" svg:width="1.001cm" svg:height="0.5cm" svg:x="6.722cm" svg:y="4.701cm"><text:p/></draw:rect><draw:rect draw:style-name="gr286" draw:text-style-name="P189" svg:width="1.001cm" svg:height="0.5cm" svg:x="6.722cm" svg:y="5.401cm"><text:p/></draw:rect><draw:rect draw:style-name="gr287" draw:text-style-name="P190" svg:width="1.001cm" svg:height="0.502cm" svg:x="6.722cm" svg:y="6.1cm"><text:p/></draw:rect><draw:rect draw:style-name="gr288" draw:text-style-name="P191" svg:width="1.001cm" svg:height="0.502cm" svg:x="6.722cm" svg:y="6.8cm"><text:p/></draw:rect><draw:rect draw:style-name="gr289" draw:text-style-name="P192" svg:width="1.001cm" svg:height="0.502cm" svg:x="6.722cm" svg:y="7.5cm"><text:p/></draw:rect><draw:rect draw:style-name="gr290" draw:text-style-name="P193" svg:width="1.001cm" svg:height="0.5cm" svg:x="6.722cm" svg:y="8.2cm"><text:p/></draw:rect><draw:frame draw:style-name="gr291" draw:text-style-name="P15" svg:width="1.138cm" svg:height="0.664cm" svg:x="0.282cm" svg:y="0.45cm"><draw:text-box><text:p text:style-name="P14"><text:span text:style-name="T4">INH</text:span></text:p></draw:text-box></draw:frame><draw:frame draw:style-name="gr292" draw:text-style-name="P15" svg:width="0.729cm" svg:height="0.664cm" svg:x="2.095cm" svg:y="0.418cm"><draw:text-box><text:p text:style-name="P14"><text:span text:style-name="T4">1</text:span></text:p></draw:text-box></draw:frame><draw:frame draw:style-name="gr293" draw:text-style-name="P15" svg:width="1.228cm" svg:height="0.664cm" svg:x="0.206cm" svg:y="1.15cm"><draw:text-box><text:p text:style-name="P14"><text:span text:style-name="T4">UV2</text:span></text:p></draw:text-box></draw:frame><draw:frame draw:style-name="gr294" draw:text-style-name="P15" svg:width="0.729cm" svg:height="0.664cm" svg:x="2.097cm" svg:y="1.118cm"><draw:text-box><text:p text:style-name="P14"><text:span text:style-name="T4">2</text:span></text:p></draw:text-box></draw:frame><draw:frame draw:style-name="gr295" draw:text-style-name="P15" svg:width="1.228cm" svg:height="0.664cm" svg:x="0.183cm" svg:y="1.85cm"><draw:text-box><text:p text:style-name="P14"><text:span text:style-name="T4">UV2</text:span></text:p></draw:text-box></draw:frame><draw:frame draw:style-name="gr296" draw:text-style-name="P15" svg:width="0.729cm" svg:height="0.664cm" svg:x="2.097cm" svg:y="1.819cm"><draw:text-box><text:p text:style-name="P14"><text:span text:style-name="T4">3</text:span></text:p></draw:text-box></draw:frame><draw:frame draw:style-name="gr297" draw:text-style-name="P15" svg:width="1.414cm" svg:height="0.664cm" svg:x="0.007cm" svg:y="2.551cm"><draw:text-box><text:p text:style-name="P14"><text:span text:style-name="T4">PARK</text:span></text:p></draw:text-box></draw:frame><draw:frame draw:style-name="gr298" draw:text-style-name="P15" svg:width="0.729cm" svg:height="0.664cm" svg:x="2.097cm" svg:y="2.519cm"><draw:text-box><text:p text:style-name="P14"><text:span text:style-name="T4">4</text:span></text:p></draw:text-box></draw:frame><draw:frame draw:style-name="gr299" draw:text-style-name="P15" svg:width="0.729cm" svg:height="0.664cm" svg:x="2.097cm" svg:y="3.219cm"><draw:text-box><text:p text:style-name="P14"><text:span text:style-name="T4">5</text:span></text:p></draw:text-box></draw:frame><draw:frame draw:style-name="gr300" draw:text-style-name="P15" svg:width="1.271cm" svg:height="0.664cm" svg:x="0.108cm" svg:y="3.951cm"><draw:text-box><text:p text:style-name="P14"><text:span text:style-name="T4">CS+</text:span></text:p></draw:text-box></draw:frame><draw:frame draw:style-name="gr301" draw:text-style-name="P15" svg:width="0.729cm" svg:height="0.664cm" svg:x="2.097cm" svg:y="3.918cm"><draw:text-box><text:p text:style-name="P14"><text:span text:style-name="T4">6</text:span></text:p></draw:text-box></draw:frame><draw:frame draw:style-name="gr302" draw:text-style-name="P15" svg:width="0.729cm" svg:height="0.664cm" svg:x="2.097cm" svg:y="4.618cm"><draw:text-box><text:p text:style-name="P14"><text:span text:style-name="T4">7</text:span></text:p></draw:text-box></draw:frame><draw:frame draw:style-name="gr303" draw:text-style-name="P15" svg:width="0.729cm" svg:height="0.664cm" svg:x="2.099cm" svg:y="5.318cm"><draw:text-box><text:p text:style-name="P14"><text:span text:style-name="T4">8</text:span></text:p></draw:text-box></draw:frame><draw:frame draw:style-name="gr304" draw:text-style-name="P15" svg:width="1.116cm" svg:height="0.664cm" svg:x="0.286cm" svg:y="6.05cm"><draw:text-box><text:p text:style-name="P14"><text:span text:style-name="T4">AIN</text:span></text:p></draw:text-box></draw:frame><draw:frame draw:style-name="gr305" draw:text-style-name="P15" svg:width="0.729cm" svg:height="0.664cm" svg:x="2.097cm" svg:y="6.018cm"><draw:text-box><text:p text:style-name="P14"><text:span text:style-name="T4">9</text:span></text:p></draw:text-box></draw:frame><draw:frame draw:style-name="gr306" draw:text-style-name="P15" svg:width="0.994cm" svg:height="0.664cm" svg:x="0.309cm" svg:y="6.75cm"><draw:text-box><text:p text:style-name="P14"><text:span text:style-name="T4">VC</text:span></text:p></draw:text-box></draw:frame><draw:frame draw:style-name="gr307" draw:text-style-name="P15" svg:width="0.953cm" svg:height="0.664cm" svg:x="2.099cm" svg:y="6.719cm"><draw:text-box><text:p text:style-name="P14"><text:span text:style-name="T4">10</text:span></text:p></draw:text-box></draw:frame><draw:frame draw:style-name="gr308" draw:text-style-name="P15" svg:width="0.953cm" svg:height="0.664cm" svg:x="2.099cm" svg:y="7.419cm"><draw:text-box><text:p text:style-name="P14"><text:span text:style-name="T4">11</text:span></text:p></draw:text-box></draw:frame><draw:frame draw:style-name="gr309" draw:text-style-name="P15" svg:width="0.953cm" svg:height="0.664cm" svg:x="2.101cm" svg:y="8.119cm"><draw:text-box><text:p text:style-name="P14"><text:span text:style-name="T4">12</text:span></text:p></draw:text-box></draw:frame><draw:frame draw:style-name="gr310" draw:text-style-name="P15" svg:width="1.315cm" svg:height="0.664cm" svg:x="7.583cm" svg:y="0.45cm"><draw:text-box><text:p text:style-name="P14"><text:span text:style-name="T4">GND</text:span></text:p></draw:text-box></draw:frame><draw:frame draw:style-name="gr311" draw:text-style-name="P15" svg:width="1.728cm" svg:height="0.664cm" svg:x="7.606cm" svg:y="1.15cm"><draw:text-box><text:p text:style-name="P14"><text:span text:style-name="T4">CSOUT</text:span></text:p></draw:text-box></draw:frame><draw:frame draw:style-name="gr312" draw:text-style-name="P15" svg:width="0.943cm" svg:height="0.664cm" svg:x="7.585cm" svg:y="1.85cm"><draw:text-box><text:p text:style-name="P14"><text:span text:style-name="T4">VL</text:span></text:p></draw:text-box></draw:frame><draw:frame draw:style-name="gr313" draw:text-style-name="P15" svg:width="1.934cm" svg:height="0.664cm" svg:x="7.608cm" svg:y="2.551cm"><draw:text-box><text:p text:style-name="P14"><text:span text:style-name="T4">PRKDRV</text:span></text:p></draw:text-box></draw:frame><draw:frame draw:style-name="gr314" draw:text-style-name="P15" svg:width="1.821cm" svg:height="0.664cm" svg:x="7.585cm" svg:y="3.251cm"><draw:text-box><text:p text:style-name="P14"><text:span text:style-name="T4">PWROK</text:span></text:p></draw:text-box></draw:frame><draw:frame draw:style-name="gr315" draw:text-style-name="P15" svg:width="1.103cm" svg:height="0.664cm" svg:x="7.608cm" svg:y="3.951cm"><draw:text-box><text:p text:style-name="P14"><text:span text:style-name="T4">CS-</text:span></text:p></draw:text-box></draw:frame><draw:frame draw:style-name="gr316" draw:text-style-name="P15" svg:width="1.544cm" svg:height="0.664cm" svg:x="7.585cm" svg:y="4.65cm"><draw:text-box><text:p text:style-name="P14"><text:span text:style-name="T4">REFIN</text:span></text:p></draw:text-box></draw:frame><draw:frame draw:style-name="gr317" draw:text-style-name="P15" svg:width="1.116cm" svg:height="0.664cm" svg:x="7.608cm" svg:y="5.35cm"><draw:text-box><text:p text:style-name="P14"><text:span text:style-name="T4">BIN</text:span></text:p></draw:text-box></draw:frame><draw:frame draw:style-name="gr318" draw:text-style-name="P15" svg:width="1.116cm" svg:height="0.664cm" svg:x="7.585cm" svg:y="6.05cm"><draw:text-box><text:p text:style-name="P14"><text:span text:style-name="T4">VIN</text:span></text:p></draw:text-box></draw:frame><draw:frame draw:style-name="gr319" draw:text-style-name="P15" svg:width="1.493cm" svg:height="0.664cm" svg:x="7.608cm" svg:y="6.75cm"><draw:text-box><text:p text:style-name="P14"><text:span text:style-name="T4">BOUT</text:span></text:p></draw:text-box></draw:frame><draw:frame draw:style-name="gr320" draw:text-style-name="P15" svg:width="1.493cm" svg:height="0.664cm" svg:x="7.586cm" svg:y="7.451cm"><draw:text-box><text:p text:style-name="P14"><text:span text:style-name="T4">BOUT</text:span></text:p></draw:text-box></draw:frame><draw:frame draw:style-name="gr321" draw:text-style-name="P15" svg:width="1.527cm" svg:height="0.664cm" svg:x="7.609cm" svg:y="8.151cm"><draw:text-box><text:p text:style-name="P14"><text:span text:style-name="T4">PGND</text:span></text:p></draw:text-box></draw:frame><draw:frame draw:style-name="gr322" draw:text-style-name="P15" svg:width="0.953cm" svg:height="0.664cm" svg:x="5.897cm" svg:y="0.418cm"><draw:text-box><text:p text:style-name="P14"><text:span text:style-name="T4">24</text:span></text:p></draw:text-box></draw:frame><draw:frame draw:style-name="gr323" draw:text-style-name="P15" svg:width="0.953cm" svg:height="0.664cm" svg:x="5.898cm" svg:y="1.118cm"><draw:text-box><text:p text:style-name="P14"><text:span text:style-name="T4">23</text:span></text:p></draw:text-box></draw:frame><draw:frame draw:style-name="gr324" draw:text-style-name="P15" svg:width="0.953cm" svg:height="0.664cm" svg:x="5.898cm" svg:y="1.819cm"><draw:text-box><text:p text:style-name="P14"><text:span text:style-name="T4">22</text:span></text:p></draw:text-box></draw:frame><draw:frame draw:style-name="gr325" draw:text-style-name="P15" svg:width="0.953cm" svg:height="0.664cm" svg:x="5.898cm" svg:y="2.519cm"><draw:text-box><text:p text:style-name="P14"><text:span text:style-name="T4">21</text:span></text:p></draw:text-box></draw:frame><draw:frame draw:style-name="gr326" draw:text-style-name="P15" svg:width="0.953cm" svg:height="0.664cm" svg:x="5.898cm" svg:y="3.219cm"><draw:text-box><text:p text:style-name="P14"><text:span text:style-name="T4">20</text:span></text:p></draw:text-box></draw:frame><draw:frame draw:style-name="gr327" draw:text-style-name="P15" svg:width="0.953cm" svg:height="0.664cm" svg:x="5.898cm" svg:y="3.918cm"><draw:text-box><text:p text:style-name="P14"><text:span text:style-name="T4">19</text:span></text:p></draw:text-box></draw:frame><draw:frame draw:style-name="gr328" draw:text-style-name="P15" svg:width="0.953cm" svg:height="0.664cm" svg:x="5.898cm" svg:y="4.618cm"><draw:text-box><text:p text:style-name="P14"><text:span text:style-name="T4">18</text:span></text:p></draw:text-box></draw:frame><draw:frame draw:style-name="gr329" draw:text-style-name="P15" svg:width="0.953cm" svg:height="0.664cm" svg:x="5.9cm" svg:y="5.318cm"><draw:text-box><text:p text:style-name="P14"><text:span text:style-name="T4">17</text:span></text:p></draw:text-box></draw:frame><draw:frame draw:style-name="gr330" draw:text-style-name="P15" svg:width="0.953cm" svg:height="0.664cm" svg:x="5.898cm" svg:y="6.018cm"><draw:text-box><text:p text:style-name="P14"><text:span text:style-name="T4">16</text:span></text:p></draw:text-box></draw:frame><draw:frame draw:style-name="gr331" draw:text-style-name="P15" svg:width="0.953cm" svg:height="0.664cm" svg:x="5.9cm" svg:y="6.719cm"><draw:text-box><text:p text:style-name="P14"><text:span text:style-name="T4">15</text:span></text:p></draw:text-box></draw:frame><draw:frame draw:style-name="gr332" draw:text-style-name="P15" svg:width="0.953cm" svg:height="0.664cm" svg:x="5.9cm" svg:y="7.419cm"><draw:text-box><text:p text:style-name="P14"><text:span text:style-name="T4">14</text:span></text:p></draw:text-box></draw:frame><draw:frame draw:style-name="gr333" draw:text-style-name="P15" svg:width="0.953cm" svg:height="0.664cm" svg:x="5.9cm" svg:y="8.119cm"><draw:text-box><text:p text:style-name="P14"><text:span text:style-name="T4">13</text:span></text:p></draw:text-box></draw:frame></draw:g></text:p>
      <text:p text:style-name="P2"/>
      <text:p text:style-name="P7"><text:soft-page-break/>PLCC-28</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11cm" draw:rotation="0"/>
    <draw:hatch draw:name="Hatching_20_10" draw:display-name="Hatching 10" draw:style="single" draw:color="#3465a4" draw:distance="0.011cm" draw:rotation="0"/>
    <draw:hatch draw:name="Hatching_20_100" draw:display-name="Hatching 100" draw:style="single" draw:color="#3465a4" draw:distance="0.011cm" draw:rotation="0"/>
    <draw:hatch draw:name="Hatching_20_101" draw:display-name="Hatching 101" draw:style="single" draw:color="#3465a4" draw:distance="0.011cm" draw:rotation="0"/>
    <draw:hatch draw:name="Hatching_20_102" draw:display-name="Hatching 102" draw:style="single" draw:color="#3465a4" draw:distance="0.011cm" draw:rotation="0"/>
    <draw:hatch draw:name="Hatching_20_103" draw:display-name="Hatching 103" draw:style="single" draw:color="#3465a4" draw:distance="0.011cm" draw:rotation="0"/>
    <draw:hatch draw:name="Hatching_20_104" draw:display-name="Hatching 104" draw:style="single" draw:color="#3465a4" draw:distance="0.011cm" draw:rotation="0"/>
    <draw:hatch draw:name="Hatching_20_105" draw:display-name="Hatching 105" draw:style="single" draw:color="#3465a4" draw:distance="0.011cm" draw:rotation="0"/>
    <draw:hatch draw:name="Hatching_20_106" draw:display-name="Hatching 106" draw:style="single" draw:color="#3465a4" draw:distance="0.011cm" draw:rotation="0"/>
    <draw:hatch draw:name="Hatching_20_107" draw:display-name="Hatching 107" draw:style="single" draw:color="#3465a4" draw:distance="0.011cm" draw:rotation="0"/>
    <draw:hatch draw:name="Hatching_20_108" draw:display-name="Hatching 108" draw:style="single" draw:color="#3465a4" draw:distance="0.011cm" draw:rotation="0"/>
    <draw:hatch draw:name="Hatching_20_109" draw:display-name="Hatching 109" draw:style="single" draw:color="#3465a4" draw:distance="0.011cm" draw:rotation="0"/>
    <draw:hatch draw:name="Hatching_20_11" draw:display-name="Hatching 11" draw:style="single" draw:color="#3465a4" draw:distance="0.011cm" draw:rotation="0"/>
    <draw:hatch draw:name="Hatching_20_110" draw:display-name="Hatching 110" draw:style="single" draw:color="#3465a4" draw:distance="0.011cm" draw:rotation="0"/>
    <draw:hatch draw:name="Hatching_20_111" draw:display-name="Hatching 111" draw:style="single" draw:color="#3465a4" draw:distance="0.011cm" draw:rotation="0"/>
    <draw:hatch draw:name="Hatching_20_112" draw:display-name="Hatching 112" draw:style="single" draw:color="#3465a4" draw:distance="0.011cm" draw:rotation="0"/>
    <draw:hatch draw:name="Hatching_20_113" draw:display-name="Hatching 113" draw:style="single" draw:color="#3465a4" draw:distance="0.011cm" draw:rotation="0"/>
    <draw:hatch draw:name="Hatching_20_114" draw:display-name="Hatching 114" draw:style="single" draw:color="#3465a4" draw:distance="0.011cm" draw:rotation="0"/>
    <draw:hatch draw:name="Hatching_20_115" draw:display-name="Hatching 115" draw:style="single" draw:color="#3465a4" draw:distance="0.011cm" draw:rotation="0"/>
    <draw:hatch draw:name="Hatching_20_116" draw:display-name="Hatching 116" draw:style="single" draw:color="#3465a4" draw:distance="0.011cm" draw:rotation="0"/>
    <draw:hatch draw:name="Hatching_20_117" draw:display-name="Hatching 117" draw:style="single" draw:color="#3465a4" draw:distance="0.011cm" draw:rotation="0"/>
    <draw:hatch draw:name="Hatching_20_118" draw:display-name="Hatching 118" draw:style="single" draw:color="#3465a4" draw:distance="0.011cm" draw:rotation="0"/>
    <draw:hatch draw:name="Hatching_20_119" draw:display-name="Hatching 119" draw:style="single" draw:color="#3465a4" draw:distance="0.011cm" draw:rotation="0"/>
    <draw:hatch draw:name="Hatching_20_12" draw:display-name="Hatching 12" draw:style="single" draw:color="#3465a4" draw:distance="0.011cm" draw:rotation="0"/>
    <draw:hatch draw:name="Hatching_20_120" draw:display-name="Hatching 120" draw:style="single" draw:color="#3465a4" draw:distance="0.011cm" draw:rotation="0"/>
    <draw:hatch draw:name="Hatching_20_121" draw:display-name="Hatching 121" draw:style="single" draw:color="#3465a4" draw:distance="0.011cm" draw:rotation="0"/>
    <draw:hatch draw:name="Hatching_20_122" draw:display-name="Hatching 122" draw:style="single" draw:color="#3465a4" draw:distance="0.011cm" draw:rotation="0"/>
    <draw:hatch draw:name="Hatching_20_123" draw:display-name="Hatching 123" draw:style="single" draw:color="#3465a4" draw:distance="0.011cm" draw:rotation="0"/>
    <draw:hatch draw:name="Hatching_20_124" draw:display-name="Hatching 124" draw:style="single" draw:color="#3465a4" draw:distance="0.011cm" draw:rotation="0"/>
    <draw:hatch draw:name="Hatching_20_125" draw:display-name="Hatching 125" draw:style="single" draw:color="#3465a4" draw:distance="0.011cm" draw:rotation="0"/>
    <draw:hatch draw:name="Hatching_20_126" draw:display-name="Hatching 126" draw:style="single" draw:color="#3465a4" draw:distance="0.011cm" draw:rotation="0"/>
    <draw:hatch draw:name="Hatching_20_127" draw:display-name="Hatching 127" draw:style="single" draw:color="#3465a4" draw:distance="0.011cm" draw:rotation="0"/>
    <draw:hatch draw:name="Hatching_20_128" draw:display-name="Hatching 128" draw:style="single" draw:color="#3465a4" draw:distance="0.011cm" draw:rotation="0"/>
    <draw:hatch draw:name="Hatching_20_129" draw:display-name="Hatching 129" draw:style="single" draw:color="#3465a4" draw:distance="0.011cm" draw:rotation="0"/>
    <draw:hatch draw:name="Hatching_20_13" draw:display-name="Hatching 13" draw:style="single" draw:color="#3465a4" draw:distance="0.011cm" draw:rotation="0"/>
    <draw:hatch draw:name="Hatching_20_130" draw:display-name="Hatching 130" draw:style="single" draw:color="#3465a4" draw:distance="0.011cm" draw:rotation="0"/>
    <draw:hatch draw:name="Hatching_20_131" draw:display-name="Hatching 131" draw:style="single" draw:color="#3465a4" draw:distance="0.011cm" draw:rotation="0"/>
    <draw:hatch draw:name="Hatching_20_132" draw:display-name="Hatching 132" draw:style="single" draw:color="#3465a4" draw:distance="0.011cm" draw:rotation="0"/>
    <draw:hatch draw:name="Hatching_20_133" draw:display-name="Hatching 133" draw:style="single" draw:color="#3465a4" draw:distance="0.011cm" draw:rotation="0"/>
    <draw:hatch draw:name="Hatching_20_134" draw:display-name="Hatching 134" draw:style="single" draw:color="#3465a4" draw:distance="0.011cm" draw:rotation="0"/>
    <draw:hatch draw:name="Hatching_20_135" draw:display-name="Hatching 135" draw:style="single" draw:color="#3465a4" draw:distance="0.011cm" draw:rotation="0"/>
    <draw:hatch draw:name="Hatching_20_136" draw:display-name="Hatching 136" draw:style="single" draw:color="#3465a4" draw:distance="0.011cm" draw:rotation="0"/>
    <draw:hatch draw:name="Hatching_20_137" draw:display-name="Hatching 137" draw:style="single" draw:color="#3465a4" draw:distance="0.011cm" draw:rotation="0"/>
    <draw:hatch draw:name="Hatching_20_138" draw:display-name="Hatching 138" draw:style="single" draw:color="#3465a4" draw:distance="0.011cm" draw:rotation="0"/>
    <draw:hatch draw:name="Hatching_20_139" draw:display-name="Hatching 139" draw:style="single" draw:color="#3465a4" draw:distance="0.011cm" draw:rotation="0"/>
    <draw:hatch draw:name="Hatching_20_14" draw:display-name="Hatching 14" draw:style="single" draw:color="#3465a4" draw:distance="0.011cm" draw:rotation="0"/>
    <draw:hatch draw:name="Hatching_20_140" draw:display-name="Hatching 140" draw:style="single" draw:color="#3465a4" draw:distance="0.011cm" draw:rotation="0"/>
    <draw:hatch draw:name="Hatching_20_141" draw:display-name="Hatching 141" draw:style="single" draw:color="#3465a4" draw:distance="0.011cm" draw:rotation="0"/>
    <draw:hatch draw:name="Hatching_20_142" draw:display-name="Hatching 142" draw:style="single" draw:color="#3465a4" draw:distance="0.011cm" draw:rotation="0"/>
    <draw:hatch draw:name="Hatching_20_143" draw:display-name="Hatching 143" draw:style="single" draw:color="#3465a4" draw:distance="0.011cm" draw:rotation="0"/>
    <draw:hatch draw:name="Hatching_20_144" draw:display-name="Hatching 144" draw:style="single" draw:color="#3465a4" draw:distance="0.011cm" draw:rotation="0"/>
    <draw:hatch draw:name="Hatching_20_145" draw:display-name="Hatching 145" draw:style="single" draw:color="#3465a4" draw:distance="0.011cm" draw:rotation="0"/>
    <draw:hatch draw:name="Hatching_20_146" draw:display-name="Hatching 146" draw:style="single" draw:color="#3465a4" draw:distance="0.011cm" draw:rotation="0"/>
    <draw:hatch draw:name="Hatching_20_147" draw:display-name="Hatching 147" draw:style="single" draw:color="#3465a4" draw:distance="0.011cm" draw:rotation="0"/>
    <draw:hatch draw:name="Hatching_20_148" draw:display-name="Hatching 148" draw:style="single" draw:color="#3465a4" draw:distance="0.011cm" draw:rotation="0"/>
    <draw:hatch draw:name="Hatching_20_149" draw:display-name="Hatching 149" draw:style="single" draw:color="#3465a4" draw:distance="0.011cm" draw:rotation="0"/>
    <draw:hatch draw:name="Hatching_20_15" draw:display-name="Hatching 15" draw:style="single" draw:color="#3465a4" draw:distance="0.011cm" draw:rotation="0"/>
    <draw:hatch draw:name="Hatching_20_150" draw:display-name="Hatching 150" draw:style="single" draw:color="#3465a4" draw:distance="0.011cm" draw:rotation="0"/>
    <draw:hatch draw:name="Hatching_20_151" draw:display-name="Hatching 151" draw:style="single" draw:color="#3465a4" draw:distance="0.011cm" draw:rotation="0"/>
    <draw:hatch draw:name="Hatching_20_152" draw:display-name="Hatching 152" draw:style="single" draw:color="#3465a4" draw:distance="0.011cm" draw:rotation="0"/>
    <draw:hatch draw:name="Hatching_20_153" draw:display-name="Hatching 153" draw:style="single" draw:color="#3465a4" draw:distance="0.011cm" draw:rotation="0"/>
    <draw:hatch draw:name="Hatching_20_154" draw:display-name="Hatching 154" draw:style="single" draw:color="#3465a4" draw:distance="0.011cm" draw:rotation="0"/>
    <draw:hatch draw:name="Hatching_20_155" draw:display-name="Hatching 155" draw:style="single" draw:color="#3465a4" draw:distance="0.011cm" draw:rotation="0"/>
    <draw:hatch draw:name="Hatching_20_156" draw:display-name="Hatching 156" draw:style="single" draw:color="#3465a4" draw:distance="0.011cm" draw:rotation="0"/>
    <draw:hatch draw:name="Hatching_20_157" draw:display-name="Hatching 157" draw:style="single" draw:color="#3465a4" draw:distance="0.011cm" draw:rotation="0"/>
    <draw:hatch draw:name="Hatching_20_158" draw:display-name="Hatching 158" draw:style="single" draw:color="#3465a4" draw:distance="0.011cm" draw:rotation="0"/>
    <draw:hatch draw:name="Hatching_20_159" draw:display-name="Hatching 159" draw:style="single" draw:color="#3465a4" draw:distance="0.011cm" draw:rotation="0"/>
    <draw:hatch draw:name="Hatching_20_16" draw:display-name="Hatching 16" draw:style="single" draw:color="#3465a4" draw:distance="0.011cm" draw:rotation="0"/>
    <draw:hatch draw:name="Hatching_20_160" draw:display-name="Hatching 160" draw:style="single" draw:color="#3465a4" draw:distance="0.011cm" draw:rotation="0"/>
    <draw:hatch draw:name="Hatching_20_161" draw:display-name="Hatching 161" draw:style="single" draw:color="#3465a4" draw:distance="0.011cm" draw:rotation="0"/>
    <draw:hatch draw:name="Hatching_20_162" draw:display-name="Hatching 162" draw:style="single" draw:color="#3465a4" draw:distance="0.011cm" draw:rotation="0"/>
    <draw:hatch draw:name="Hatching_20_163" draw:display-name="Hatching 163" draw:style="single" draw:color="#3465a4" draw:distance="0.011cm" draw:rotation="0"/>
    <draw:hatch draw:name="Hatching_20_164" draw:display-name="Hatching 164" draw:style="single" draw:color="#3465a4" draw:distance="0.011cm" draw:rotation="0"/>
    <draw:hatch draw:name="Hatching_20_165" draw:display-name="Hatching 165" draw:style="single" draw:color="#3465a4" draw:distance="0.011cm" draw:rotation="0"/>
    <draw:hatch draw:name="Hatching_20_166" draw:display-name="Hatching 166" draw:style="single" draw:color="#3465a4" draw:distance="0.011cm" draw:rotation="0"/>
    <draw:hatch draw:name="Hatching_20_167" draw:display-name="Hatching 167" draw:style="single" draw:color="#3465a4" draw:distance="0.011cm" draw:rotation="0"/>
    <draw:hatch draw:name="Hatching_20_168" draw:display-name="Hatching 168" draw:style="single" draw:color="#3465a4" draw:distance="0.011cm" draw:rotation="0"/>
    <draw:hatch draw:name="Hatching_20_169" draw:display-name="Hatching 169" draw:style="single" draw:color="#3465a4" draw:distance="0.011cm" draw:rotation="0"/>
    <draw:hatch draw:name="Hatching_20_17" draw:display-name="Hatching 17" draw:style="single" draw:color="#3465a4" draw:distance="0.011cm" draw:rotation="0"/>
    <draw:hatch draw:name="Hatching_20_170" draw:display-name="Hatching 170" draw:style="single" draw:color="#3465a4" draw:distance="0.011cm" draw:rotation="0"/>
    <draw:hatch draw:name="Hatching_20_171" draw:display-name="Hatching 171" draw:style="single" draw:color="#3465a4" draw:distance="0.011cm" draw:rotation="0"/>
    <draw:hatch draw:name="Hatching_20_172" draw:display-name="Hatching 172" draw:style="single" draw:color="#3465a4" draw:distance="0.011cm" draw:rotation="0"/>
    <draw:hatch draw:name="Hatching_20_173" draw:display-name="Hatching 173" draw:style="single" draw:color="#3465a4" draw:distance="0.011cm" draw:rotation="0"/>
    <draw:hatch draw:name="Hatching_20_174" draw:display-name="Hatching 174" draw:style="single" draw:color="#3465a4" draw:distance="0.011cm" draw:rotation="0"/>
    <draw:hatch draw:name="Hatching_20_175" draw:display-name="Hatching 175" draw:style="single" draw:color="#3465a4" draw:distance="0.011cm" draw:rotation="0"/>
    <draw:hatch draw:name="Hatching_20_176" draw:display-name="Hatching 176" draw:style="single" draw:color="#3465a4" draw:distance="0.011cm" draw:rotation="0"/>
    <draw:hatch draw:name="Hatching_20_18" draw:display-name="Hatching 18" draw:style="single" draw:color="#3465a4" draw:distance="0.011cm" draw:rotation="0"/>
    <draw:hatch draw:name="Hatching_20_19" draw:display-name="Hatching 19" draw:style="single" draw:color="#3465a4" draw:distance="0.011cm" draw:rotation="0"/>
    <draw:hatch draw:name="Hatching_20_2" draw:display-name="Hatching 2" draw:style="single" draw:color="#3465a4" draw:distance="0.011cm" draw:rotation="0"/>
    <draw:hatch draw:name="Hatching_20_20" draw:display-name="Hatching 20" draw:style="single" draw:color="#3465a4" draw:distance="0.011cm" draw:rotation="0"/>
    <draw:hatch draw:name="Hatching_20_21" draw:display-name="Hatching 21" draw:style="single" draw:color="#3465a4" draw:distance="0.011cm" draw:rotation="0"/>
    <draw:hatch draw:name="Hatching_20_22" draw:display-name="Hatching 22" draw:style="single" draw:color="#3465a4" draw:distance="0.011cm" draw:rotation="0"/>
    <draw:hatch draw:name="Hatching_20_23" draw:display-name="Hatching 23" draw:style="single" draw:color="#3465a4" draw:distance="0.011cm" draw:rotation="0"/>
    <draw:hatch draw:name="Hatching_20_24" draw:display-name="Hatching 24" draw:style="single" draw:color="#3465a4" draw:distance="0.011cm" draw:rotation="0"/>
    <draw:hatch draw:name="Hatching_20_25" draw:display-name="Hatching 25" draw:style="single" draw:color="#3465a4" draw:distance="0.011cm" draw:rotation="0"/>
    <draw:hatch draw:name="Hatching_20_26" draw:display-name="Hatching 26" draw:style="single" draw:color="#3465a4" draw:distance="0.011cm" draw:rotation="0"/>
    <draw:hatch draw:name="Hatching_20_27" draw:display-name="Hatching 27"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 draw:display-name="Hatching 3"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 draw:display-name="Hatching 4"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 draw:display-name="Hatching 5"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 draw:display-name="Hatching 6"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 draw:display-name="Hatching 7"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 draw:display-name="Hatching 8"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Hatching_20_86" draw:display-name="Hatching 86" draw:style="single" draw:color="#3465a4" draw:distance="0.011cm" draw:rotation="0"/>
    <draw:hatch draw:name="Hatching_20_87" draw:display-name="Hatching 87" draw:style="single" draw:color="#3465a4" draw:distance="0.011cm" draw:rotation="0"/>
    <draw:hatch draw:name="Hatching_20_88" draw:display-name="Hatching 88" draw:style="single" draw:color="#3465a4" draw:distance="0.011cm" draw:rotation="0"/>
    <draw:hatch draw:name="Hatching_20_89" draw:display-name="Hatching 89" draw:style="single" draw:color="#3465a4" draw:distance="0.011cm" draw:rotation="0"/>
    <draw:hatch draw:name="Hatching_20_9" draw:display-name="Hatching 9" draw:style="single" draw:color="#3465a4" draw:distance="0.011cm" draw:rotation="0"/>
    <draw:hatch draw:name="Hatching_20_90" draw:display-name="Hatching 90" draw:style="single" draw:color="#3465a4" draw:distance="0.011cm" draw:rotation="0"/>
    <draw:hatch draw:name="Hatching_20_91" draw:display-name="Hatching 91" draw:style="single" draw:color="#3465a4" draw:distance="0.011cm" draw:rotation="0"/>
    <draw:hatch draw:name="Hatching_20_92" draw:display-name="Hatching 92" draw:style="single" draw:color="#3465a4" draw:distance="0.011cm" draw:rotation="0"/>
    <draw:hatch draw:name="Hatching_20_93" draw:display-name="Hatching 93" draw:style="single" draw:color="#3465a4" draw:distance="0.011cm" draw:rotation="0"/>
    <draw:hatch draw:name="Hatching_20_94" draw:display-name="Hatching 94" draw:style="single" draw:color="#3465a4" draw:distance="0.011cm" draw:rotation="0"/>
    <draw:hatch draw:name="Hatching_20_95" draw:display-name="Hatching 95" draw:style="single" draw:color="#3465a4" draw:distance="0.011cm" draw:rotation="0"/>
    <draw:hatch draw:name="Hatching_20_96" draw:display-name="Hatching 96" draw:style="single" draw:color="#3465a4" draw:distance="0.011cm" draw:rotation="0"/>
    <draw:hatch draw:name="Hatching_20_97" draw:display-name="Hatching 97" draw:style="single" draw:color="#3465a4" draw:distance="0.011cm" draw:rotation="0"/>
    <draw:hatch draw:name="Hatching_20_98" draw:display-name="Hatching 98" draw:style="single" draw:color="#3465a4" draw:distance="0.011cm" draw:rotation="0"/>
    <draw:hatch draw:name="Hatching_20_99" draw:display-name="Hatching 99" draw:style="single" draw:color="#3465a4" draw:distance="0.011cm" draw:rotation="0"/>
    <draw:fill-image draw:name="Bitmape_20_1" draw:display-name="Bitmape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7S</meta:editing-duration>
    <meta:editing-cycles>6</meta:editing-cycles>
    <meta:generator>LibreOffice/5.1.0.3$Windows_x86 LibreOffice_project/5e3e00a007d9b3b6efb6797a8b8e57b51ab1f737</meta:generator>
    <dc:date>2018-08-13T23:42:41.802000000</dc:date>
    <meta:document-statistic meta:table-count="0" meta:image-count="0" meta:object-count="0" meta:page-count="3" meta:paragraph-count="13" meta:word-count="36" meta:character-count="230" meta:non-whitespace-character-count="211"/>
    <meta:user-defined meta:name="Info 1"/>
    <meta:user-defined meta:name="Info 2"/>
    <meta:user-defined meta:name="Info 3"/>
    <meta:user-defined meta:name="Info 4"/>
  </office:meta>
</office:document-meta>
</file>